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5000b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579d1c"/>
    </style:style>
  </office:automatic-styles>
  <office:body>
    <office:spreadsheet>
      <table:calculation-settings table:automatic-find-labels="false" table:use-regular-expressions="false"/>
      <table:table table:name="063_japost_stucki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97">
            <text:p>297</text:p>
          </table:table-cell>
          <table:table-cell office:value-type="string">
            <text:p>st</text:p>
          </table:table-cell>
          <table:table-cell office:value-type="string">
            <text:p>st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awoł</text:p>
          </table:table-cell>
          <table:table-cell table:style-name="ce1" office:value-type="string">
            <text:p>Pawoł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ójz</text:p>
          </table:table-cell>
          <table:table-cell table:style-name="ce1" office:value-type="string">
            <text:p>Mójz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t</text:p>
          </table:table-cell>
          <table:table-cell table:style-name="ce1" office:value-type="string">
            <text:p>Mat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ha</text:p>
          </table:table-cell>
          <table:table-cell table:style-name="ce2" office:value-type="string">
            <text:p>dh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uk</text:p>
          </table:table-cell>
          <table:table-cell table:style-name="ce1" office:value-type="string">
            <text:p>Luk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woła</text:p>
          </table:table-cell>
          <table:table-cell table:style-name="ce1" office:value-type="string">
            <text:p>Pawoł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wj</text:p>
          </table:table-cell>
          <table:table-cell office:value-type="string">
            <text:p>swj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kor</text:p>
          </table:table-cell>
          <table:table-cell table:style-name="ce1" office:value-type="string">
            <text:p>Ko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wołej</text:p>
          </table:table-cell>
          <table:table-cell table:style-name="ce1" office:value-type="string">
            <text:p>Pawołej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ubi</text:p>
          </table:table-cell>
          <table:table-cell office:value-type="string">
            <text:p>lubi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ii</text:p>
          </table:table-cell>
          <table:table-cell table:style-name="ce1" office:value-type="string">
            <text:p>III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ez</text:p>
          </table:table-cell>
          <table:table-cell table:style-name="ce1" office:value-type="string">
            <text:p>Jez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šińdźechmy</text:p>
          </table:table-cell>
          <table:table-cell table:style-name="ce1" office:value-type="string">
            <text:p>přińdźechm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rk</text:p>
          </table:table-cell>
          <table:table-cell table:style-name="ce1" office:value-type="string">
            <text:p>Mark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z</text:p>
          </table:table-cell>
          <table:table-cell table:style-name="ce1" office:value-type="string">
            <text:p>P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židźi</text:p>
          </table:table-cell>
          <table:table-cell office:value-type="string">
            <text:p>židźi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ntiochije</text:p>
          </table:table-cell>
          <table:table-cell table:style-name="ce1" office:value-type="string">
            <text:p>Antiochij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k</text:p>
          </table:table-cell>
          <table:table-cell office:value-type="string">
            <text:p>zk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ap</text:p>
          </table:table-cell>
          <table:table-cell table:style-name="ce1" office:value-type="string">
            <text:p>Jap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ht</text:p>
          </table:table-cell>
          <table:table-cell table:style-name="ce1" office:value-type="string">
            <text:p>š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enej</text:p>
          </table:table-cell>
          <table:table-cell office:value-type="string">
            <text:p>jenej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ejtmanej</text:p>
          </table:table-cell>
          <table:table-cell office:value-type="string">
            <text:p>hejtmanej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nabas</text:p>
          </table:table-cell>
          <table:table-cell table:style-name="ce1" office:value-type="string">
            <text:p>Barnaba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ul</text:p>
          </table:table-cell>
          <table:table-cell table:style-name="ce1" office:value-type="string">
            <text:p>Sau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jezechmy</text:p>
          </table:table-cell>
          <table:table-cell office:value-type="string">
            <text:p>wjezechm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t</text:p>
          </table:table-cell>
          <table:table-cell table:style-name="ce2" office:value-type="string">
            <text:p>er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ysli</text:p>
          </table:table-cell>
          <table:table-cell office:value-type="string">
            <text:p>mysl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ezarije</text:p>
          </table:table-cell>
          <table:table-cell table:style-name="ce1" office:value-type="string">
            <text:p>Zezarij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ejchi</text:p>
          </table:table-cell>
          <table:table-cell office:value-type="string">
            <text:p>zejch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im</text:p>
          </table:table-cell>
          <table:table-cell table:style-name="ce1" office:value-type="string">
            <text:p>Ti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šiman</text:p>
          </table:table-cell>
          <table:table-cell table:style-name="ce1" office:value-type="string">
            <text:p>Šima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ule</text:p>
          </table:table-cell>
          <table:table-cell table:style-name="ce1" office:value-type="string">
            <text:p>Sau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hroble</text:p>
          </table:table-cell>
          <table:table-cell table:style-name="ce1" office:value-type="string">
            <text:p>chrob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eztus</text:p>
          </table:table-cell>
          <table:table-cell table:style-name="ce2" office:value-type="string">
            <text:p>Feztu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anias</text:p>
          </table:table-cell>
          <table:table-cell table:style-name="ce1" office:value-type="string">
            <text:p>Anani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amolwjenje</text:p>
          </table:table-cell>
          <table:table-cell table:style-name="ce1" office:value-type="string">
            <text:p>zamołwjenj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ědomne</text:p>
          </table:table-cell>
          <table:table-cell office:value-type="string">
            <text:p>wědom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hćěpana</text:p>
          </table:table-cell>
          <table:table-cell table:style-name="ce1" office:value-type="string">
            <text:p>Sćěpan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oztaže</text:p>
          </table:table-cell>
          <table:table-cell table:style-name="ce1" office:value-type="string">
            <text:p>postaž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wołowe</text:p>
          </table:table-cell>
          <table:table-cell table:style-name="ce1" office:value-type="string">
            <text:p>Pawołow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ralo</text:p>
          </table:table-cell>
          <table:table-cell office:value-type="string">
            <text:p>kral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ew</text:p>
          </table:table-cell>
          <table:table-cell table:style-name="ce2" office:value-type="string">
            <text:p>hew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ebr</text:p>
          </table:table-cell>
          <table:table-cell table:style-name="ce1" office:value-type="string">
            <text:p>Heb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al</text:p>
          </table:table-cell>
          <table:table-cell table:style-name="ce1" office:value-type="string">
            <text:p>Ga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zizkej</text:p>
          </table:table-cell>
          <table:table-cell table:style-name="ce1" office:value-type="string">
            <text:p>Aziskej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yrkwje</text:p>
          </table:table-cell>
          <table:table-cell table:style-name="ce1" office:value-type="string">
            <text:p>cyrkwj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měšk</text:p>
          </table:table-cell>
          <table:table-cell office:value-type="string">
            <text:p>změšk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ojeŕzkeje</text:p>
          </table:table-cell>
          <table:table-cell table:style-name="ce1" office:value-type="string">
            <text:p>wojerskej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es</text:p>
          </table:table-cell>
          <table:table-cell table:style-name="ce1" office:value-type="string">
            <text:p>Th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lasa</text:p>
          </table:table-cell>
          <table:table-cell table:style-name="ce1" office:value-type="string">
            <text:p>Silas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yčeli</text:p>
          </table:table-cell>
          <table:table-cell table:style-name="ce1" office:value-type="string">
            <text:p>rěčel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oda</text:p>
          </table:table-cell>
          <table:table-cell office:value-type="string">
            <text:p>rod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ušćichmy</text:p>
          </table:table-cell>
          <table:table-cell office:value-type="string">
            <text:p>pušćichm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šipowjedaštaj</text:p>
          </table:table-cell>
          <table:table-cell table:style-name="ce1" office:value-type="string">
            <text:p>připowědaštaj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šezćěhaš</text:p>
          </table:table-cell>
          <table:table-cell table:style-name="ce1" office:value-type="string">
            <text:p>přesćěhaš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zedonzkeje</text:p>
          </table:table-cell>
          <table:table-cell table:style-name="ce2" office:value-type="string">
            <text:p>Mazedonskej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zraelzzy</text:p>
          </table:table-cell>
          <table:table-cell table:style-name="ce1" office:value-type="string">
            <text:p>Israelsc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pheza</text:p>
          </table:table-cell>
          <table:table-cell table:style-name="ce2" office:value-type="string">
            <text:p>Ephez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źeržeše</text:p>
          </table:table-cell>
          <table:table-cell office:value-type="string">
            <text:p>dźeržeš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oztali</text:p>
          </table:table-cell>
          <table:table-cell table:style-name="ce1" office:value-type="string">
            <text:p>dóstal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r</text:p>
          </table:table-cell>
          <table:table-cell office:value-type="string">
            <text:p>da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atram</text:p>
          </table:table-cell>
          <table:table-cell office:value-type="string">
            <text:p>bratra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grippas</text:p>
          </table:table-cell>
          <table:table-cell table:style-name="ce1" office:value-type="string">
            <text:p>Agrippa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grippa</text:p>
          </table:table-cell>
          <table:table-cell table:style-name="ce1" office:value-type="string">
            <text:p>Agripp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atorhnjeni</text:p>
          </table:table-cell>
          <table:table-cell office:value-type="string">
            <text:p>zatorhnjen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uwjedł</text:p>
          </table:table-cell>
          <table:table-cell office:value-type="string">
            <text:p>wuwjedł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učeštaj</text:p>
          </table:table-cell>
          <table:table-cell office:value-type="string">
            <text:p>wučeštaj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oztachmy</text:p>
          </table:table-cell>
          <table:table-cell table:style-name="ce1" office:value-type="string">
            <text:p>wostachm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obhonić</text:p>
          </table:table-cell>
          <table:table-cell office:value-type="string">
            <text:p>wobhonić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idźenju</text:p>
          </table:table-cell>
          <table:table-cell office:value-type="string">
            <text:p>widźenj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ući</text:p>
          </table:table-cell>
          <table:table-cell office:value-type="string">
            <text:p>tuć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table:style-name="ce2" office:value-type="string">
            <text:p>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ula</text:p>
          </table:table-cell>
          <table:table-cell table:style-name="ce1" office:value-type="string">
            <text:p>Saul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wołał</text:p>
          </table:table-cell>
          <table:table-cell office:value-type="string">
            <text:p>powołał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žši</text:p>
          </table:table-cell>
          <table:table-cell table:style-name="ce2" office:value-type="string">
            <text:p>nižš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šćeni</text:p>
          </table:table-cell>
          <table:table-cell table:style-name="ce1" office:value-type="string">
            <text:p>křćen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ornelius</text:p>
          </table:table-cell>
          <table:table-cell table:style-name="ce1" office:value-type="string">
            <text:p>Korneliu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tych</text:p>
          </table:table-cell>
          <table:table-cell office:value-type="string">
            <text:p>jatyc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zuli</text:p>
          </table:table-cell>
          <table:table-cell table:style-name="ce2" office:value-type="string">
            <text:p>inzul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ichizkich</text:p>
          </table:table-cell>
          <table:table-cell table:style-name="ce2" office:value-type="string">
            <text:p>grjekskic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mejnu</text:p>
          </table:table-cell>
          <table:table-cell office:value-type="string">
            <text:p>gmejn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elix</text:p>
          </table:table-cell>
          <table:table-cell table:style-name="ce1" office:value-type="string">
            <text:p>Feli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giptowzkej</text:p>
          </table:table-cell>
          <table:table-cell table:style-name="ce1" office:value-type="string">
            <text:p>Egyptowskej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źach</text:p>
          </table:table-cell>
          <table:table-cell office:value-type="string">
            <text:p>dźac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ydlachu</text:p>
          </table:table-cell>
          <table:table-cell office:value-type="string">
            <text:p>bydlach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zizkeje</text:p>
          </table:table-cell>
          <table:table-cell table:style-name="ce1" office:value-type="string">
            <text:p>Aziske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korža</text:p>
          </table:table-cell>
          <table:table-cell table:style-name="ce1" office:value-type="string">
            <text:p>skorž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hniće</text:p>
          </table:table-cell>
          <table:table-cell office:value-type="string">
            <text:p>zhnić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žezarije</text:p>
          </table:table-cell>
          <table:table-cell table:style-name="ce2" office:value-type="string">
            <text:p>žezari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brězanja</text:p>
          </table:table-cell>
          <table:table-cell office:value-type="string">
            <text:p>wobrězanj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jezć</text:p>
          </table:table-cell>
          <table:table-cell table:style-name="ce1" office:value-type="string">
            <text:p>wjesć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ěrjazych</text:p>
          </table:table-cell>
          <table:table-cell table:style-name="ce1" office:value-type="string">
            <text:p>wěrjacy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mothej</text:p>
          </table:table-cell>
          <table:table-cell table:style-name="ce1" office:value-type="string">
            <text:p>Timoth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wjatemu</text:p>
          </table:table-cell>
          <table:table-cell office:value-type="string">
            <text:p>swjatem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ilas</text:p>
          </table:table-cell>
          <table:table-cell table:style-name="ce1" office:value-type="string">
            <text:p>Sil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mzki</text:p>
          </table:table-cell>
          <table:table-cell table:style-name="ce1" office:value-type="string">
            <text:p>romsk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ma</text:p>
          </table:table-cell>
          <table:table-cell table:style-name="ce1" office:value-type="string">
            <text:p>Rom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dźe</text:p>
          </table:table-cell>
          <table:table-cell office:value-type="string">
            <text:p>radź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wjedźe</text:p>
          </table:table-cell>
          <table:table-cell table:style-name="ce1" office:value-type="string">
            <text:p>přiwjedź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wjedźeny</text:p>
          </table:table-cell>
          <table:table-cell table:style-name="ce1" office:value-type="string">
            <text:p>přiwjedźen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mjenom</text:p>
          </table:table-cell>
          <table:table-cell table:style-name="ce1" office:value-type="string">
            <text:p>přimjen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ezćěhanje</text:p>
          </table:table-cell>
          <table:table-cell table:style-name="ce1" office:value-type="string">
            <text:p>přesćěhan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ewodźichu</text:p>
          </table:table-cell>
          <table:table-cell table:style-name="ce1" office:value-type="string">
            <text:p>přewodźich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ećiwichu</text:p>
          </table:table-cell>
          <table:table-cell table:style-name="ce2" office:value-type="string">
            <text:p>přećiwich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ztajichu</text:p>
          </table:table-cell>
          <table:table-cell table:style-name="ce1" office:value-type="string">
            <text:p>postajich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óhanami</text:p>
          </table:table-cell>
          <table:table-cell table:style-name="ce1" office:value-type="string">
            <text:p>pohanam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wołom</text:p>
          </table:table-cell>
          <table:table-cell table:style-name="ce1" office:value-type="string">
            <text:p>Pawoł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ěkajke</text:p>
          </table:table-cell>
          <table:table-cell table:style-name="ce1" office:value-type="string">
            <text:p>někajk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makachmy</text:p>
          </table:table-cell>
          <table:table-cell table:style-name="ce1" office:value-type="string">
            <text:p>namakachm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łodźenza</text:p>
          </table:table-cell>
          <table:table-cell table:style-name="ce1" office:value-type="string">
            <text:p>młodźenc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leta</text:p>
          </table:table-cell>
          <table:table-cell table:style-name="ce1" office:value-type="string">
            <text:p>Mile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łuk</text:p>
          </table:table-cell>
          <table:table-cell table:style-name="ce1" office:value-type="string">
            <text:p>Lu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i</text:p>
          </table:table-cell>
          <table:table-cell table:style-name="ce1" office:value-type="string">
            <text:p>lI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mornik</text:p>
          </table:table-cell>
          <table:table-cell office:value-type="string">
            <text:p>komorni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hodźił</text:p>
          </table:table-cell>
          <table:table-cell table:style-name="ce1" office:value-type="string">
            <text:p>chodźi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zraelzkim</text:p>
          </table:table-cell>
          <table:table-cell table:style-name="ce1" office:value-type="string">
            <text:p>Israelski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ppy</text:p>
          </table:table-cell>
          <table:table-cell table:style-name="ce1" office:value-type="string">
            <text:p>Jopp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ppje</text:p>
          </table:table-cell>
          <table:table-cell table:style-name="ce1" office:value-type="string">
            <text:p>Jopp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er</text:p>
          </table:table-cell>
          <table:table-cell table:style-name="ce1" office:value-type="string">
            <text:p>J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jako</text:p>
          </table:table-cell>
          <table:table-cell table:style-name="ce1" office:value-type="string">
            <text:p>[Jak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jtmanow</text:p>
          </table:table-cell>
          <table:table-cell office:value-type="string">
            <text:p>hejtman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phezu</text:p>
          </table:table-cell>
          <table:table-cell table:style-name="ce2" office:value-type="string">
            <text:p>Ephez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ph</text:p>
          </table:table-cell>
          <table:table-cell table:style-name="ce1" office:value-type="string">
            <text:p>Ep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giptowzkeje</text:p>
          </table:table-cell>
          <table:table-cell office:value-type="string">
            <text:p>Egyptowske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rby</text:p>
          </table:table-cell>
          <table:table-cell office:value-type="string">
            <text:p>derb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d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mazka</text:p>
          </table:table-cell>
          <table:table-cell table:style-name="ce2" office:value-type="string">
            <text:p>Damazk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ćahnuł</text:p>
          </table:table-cell>
          <table:table-cell table:style-name="ce1" office:value-type="string">
            <text:p>ćahny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ch</text:p>
          </table:table-cell>
          <table:table-cell office:value-type="string">
            <text:p>bu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joh</text:p>
          </table:table-cell>
          <table:table-cell table:style-name="ce1" office:value-type="string">
            <text:p>brjó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hotej</text:p>
          </table:table-cell>
          <table:table-cell office:value-type="string">
            <text:p>bohot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rnabasom</text:p>
          </table:table-cell>
          <table:table-cell table:style-name="ce1" office:value-type="string">
            <text:p>Barnabas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rnabasa</text:p>
          </table:table-cell>
          <table:table-cell table:style-name="ce1" office:value-type="string">
            <text:p>Barnabas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tiochii</text:p>
          </table:table-cell>
          <table:table-cell table:style-name="ce2" office:value-type="string">
            <text:p>Antioch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ymu</text:p>
          </table:table-cell>
          <table:table-cell office:value-type="string">
            <text:p>zy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tupichmy</text:p>
          </table:table-cell>
          <table:table-cell table:style-name="ce1" office:value-type="string">
            <text:p>stupich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lizizkeje</text:p>
          </table:table-cell>
          <table:table-cell table:style-name="ce2" office:value-type="string">
            <text:p>Ziliziske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hromadźiznu</text:p>
          </table:table-cell>
          <table:table-cell office:value-type="string">
            <text:p>zhromadźizn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hromadźiznje</text:p>
          </table:table-cell>
          <table:table-cell office:value-type="string">
            <text:p>zhromadźiz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ekty</text:p>
          </table:table-cell>
          <table:table-cell table:style-name="ce1" office:value-type="string">
            <text:p>sek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torhnjeny</text:p>
          </table:table-cell>
          <table:table-cell office:value-type="string">
            <text:p>zatorhnje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sakli</text:p>
          </table:table-cell>
          <table:table-cell office:value-type="string">
            <text:p>zasak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ńdźeštaj</text:p>
          </table:table-cell>
          <table:table-cell office:value-type="string">
            <text:p>zańdźešt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roćili</text:p>
          </table:table-cell>
          <table:table-cell office:value-type="string">
            <text:p>wobroći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rězać</text:p>
          </table:table-cell>
          <table:table-cell office:value-type="string">
            <text:p>wobrěza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ličom</text:p>
          </table:table-cell>
          <table:table-cell office:value-type="string">
            <text:p>woblič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jezenje</text:p>
          </table:table-cell>
          <table:table-cell office:value-type="string">
            <text:p>wjeze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lzkeje</text:p>
          </table:table-cell>
          <table:table-cell table:style-name="ce2" office:value-type="string">
            <text:p>Walske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tuž</text:p>
          </table:table-cell>
          <table:table-cell table:style-name="ce1" office:value-type="string">
            <text:p>[Tuž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oady</text:p>
          </table:table-cell>
          <table:table-cell table:style-name="ce2" office:value-type="string">
            <text:p>Troad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rhošćo</text:p>
          </table:table-cell>
          <table:table-cell office:value-type="string">
            <text:p>torhošć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rza</text:p>
          </table:table-cell>
          <table:table-cell table:style-name="ce2" office:value-type="string">
            <text:p>Tarz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nojo</text:p>
          </table:table-cell>
          <table:table-cell office:value-type="string">
            <text:p>synoj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ilnych</text:p>
          </table:table-cell>
          <table:table-cell office:value-type="string">
            <text:p>smilny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łužił</text:p>
          </table:table-cell>
          <table:table-cell office:value-type="string">
            <text:p>słuži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łužby</text:p>
          </table:table-cell>
          <table:table-cell office:value-type="string">
            <text:p>słužb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rizkeje</text:p>
          </table:table-cell>
          <table:table-cell table:style-name="ce1" office:value-type="string">
            <text:p>Syriske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lasej</text:p>
          </table:table-cell>
          <table:table-cell table:style-name="ce1" office:value-type="string">
            <text:p>Silas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dduzejzzy</text:p>
          </table:table-cell>
          <table:table-cell table:style-name="ce2" office:value-type="string">
            <text:p>sadduzejzz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yčeštaj</text:p>
          </table:table-cell>
          <table:table-cell table:style-name="ce1" office:value-type="string">
            <text:p>rěčešt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mzzy</text:p>
          </table:table-cell>
          <table:table-cell office:value-type="string">
            <text:p>Romsc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ada</text:p>
          </table:table-cell>
          <table:table-cell office:value-type="string">
            <text:p>ra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šćili</text:p>
          </table:table-cell>
          <table:table-cell office:value-type="string">
            <text:p>pušći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šćeny</text:p>
          </table:table-cell>
          <table:table-cell office:value-type="string">
            <text:p>pušće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šćenaj</text:p>
          </table:table-cell>
          <table:table-cell office:value-type="string">
            <text:p>pušćen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ćowanje</text:p>
          </table:table-cell>
          <table:table-cell office:value-type="string">
            <text:p>pućowa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sahu</text:p>
          </table:table-cell>
          <table:table-cell table:style-name="ce1" office:value-type="string">
            <text:p>přisa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ewjezechmy</text:p>
          </table:table-cell>
          <table:table-cell table:style-name="ce1" office:value-type="string">
            <text:p>přewjezech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ěnim</text:p>
          </table:table-cell>
          <table:table-cell office:value-type="string">
            <text:p>prěni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awo</text:p>
          </table:table-cell>
          <table:table-cell office:value-type="string">
            <text:p>praw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wjedźene</text:p>
          </table:table-cell>
          <table:table-cell table:style-name="ce2" office:value-type="string">
            <text:p>powjedźe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wjedał</text:p>
          </table:table-cell>
          <table:table-cell office:value-type="string">
            <text:p>powěda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trjebne</text:p>
          </table:table-cell>
          <table:table-cell table:style-name="ce1" office:value-type="string">
            <text:p>potrěb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hladaj</text:p>
          </table:table-cell>
          <table:table-cell office:value-type="string">
            <text:p>pohlad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j</text:p>
          </table:table-cell>
          <table:table-cell table:style-name="ce1" office:value-type="string">
            <text:p>P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enizizkeje</text:p>
          </table:table-cell>
          <table:table-cell table:style-name="ce2" office:value-type="string">
            <text:p>phenizizke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wołowy</text:p>
          </table:table-cell>
          <table:table-cell table:style-name="ce1" office:value-type="string">
            <text:p>Pawołow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wołe</text:p>
          </table:table-cell>
          <table:table-cell table:style-name="ce1" office:value-type="string">
            <text:p>Pawoł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mphilizkej</text:p>
          </table:table-cell>
          <table:table-cell office:value-type="string">
            <text:p>pamphilizk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ham</text:p>
          </table:table-cell>
          <table:table-cell office:value-type="string">
            <text:p>noh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da</text:p>
          </table:table-cell>
          <table:table-cell office:value-type="string">
            <text:p>nje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bjezke</text:p>
          </table:table-cell>
          <table:table-cell table:style-name="ce1" office:value-type="string">
            <text:p>njebjesk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pominaštaj</text:p>
          </table:table-cell>
          <table:table-cell office:value-type="string">
            <text:p>napominašt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pominachu</text:p>
          </table:table-cell>
          <table:table-cell office:value-type="string">
            <text:p>napominac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dźiju</text:p>
          </table:table-cell>
          <table:table-cell office:value-type="string">
            <text:p>nadźi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dźija</text:p>
          </table:table-cell>
          <table:table-cell office:value-type="string">
            <text:p>nadźij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leštaj</text:p>
          </table:table-cell>
          <table:table-cell office:value-type="string">
            <text:p>modlešt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łodźenzy</text:p>
          </table:table-cell>
          <table:table-cell table:style-name="ce1" office:value-type="string">
            <text:p>młodźenc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jenowana</text:p>
          </table:table-cell>
          <table:table-cell office:value-type="string">
            <text:p>mjenowa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iłozće</text:p>
          </table:table-cell>
          <table:table-cell table:style-name="ce1" office:value-type="string">
            <text:p>miłos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ztry</text:p>
          </table:table-cell>
          <table:table-cell table:style-name="ce2" office:value-type="string">
            <text:p>Lizt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ztrje</text:p>
          </table:table-cell>
          <table:table-cell table:style-name="ce2" office:value-type="string">
            <text:p>Liztr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zias</text:p>
          </table:table-cell>
          <table:table-cell table:style-name="ce2" office:value-type="string">
            <text:p>Lizi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zowaše</text:p>
          </table:table-cell>
          <table:table-cell office:value-type="string">
            <text:p>lazowaš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rwaŕztwa</text:p>
          </table:table-cell>
          <table:table-cell table:style-name="ce1" office:value-type="string">
            <text:p>kurwarstw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šćenizy</text:p>
          </table:table-cell>
          <table:table-cell table:style-name="ce1" office:value-type="string">
            <text:p>křćenic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ótwizy</text:p>
          </table:table-cell>
          <table:table-cell table:style-name="ce1" office:value-type="string">
            <text:p>kótwic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njezu</text:p>
          </table:table-cell>
          <table:table-cell office:value-type="string">
            <text:p>knjez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łódy</text:p>
          </table:table-cell>
          <table:table-cell office:value-type="string">
            <text:p>kłód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romy</text:p>
          </table:table-cell>
          <table:table-cell table:style-name="ce1" office:value-type="string">
            <text:p>chro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robłozću</text:p>
          </table:table-cell>
          <table:table-cell table:style-name="ce1" office:value-type="string">
            <text:p>chrobłosć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mjenjowachu</text:p>
          </table:table-cell>
          <table:table-cell office:value-type="string">
            <text:p>kamjenjowac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tzje</text:p>
          </table:table-cell>
          <table:table-cell office:value-type="string">
            <text:p>jutř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z</text:p>
          </table:table-cell>
          <table:table-cell office:value-type="string">
            <text:p>Jo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konije</text:p>
          </table:table-cell>
          <table:table-cell table:style-name="ce2" office:value-type="string">
            <text:p>Jkoni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imachu</text:p>
          </table:table-cell>
          <table:table-cell office:value-type="string">
            <text:p>jimac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zusu</text:p>
          </table:table-cell>
          <table:table-cell table:style-name="ce1" office:value-type="string">
            <text:p>Jezus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zykami</text:p>
          </table:table-cell>
          <table:table-cell office:value-type="string">
            <text:p>jazyka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noweje</text:p>
          </table:table-cell>
          <table:table-cell table:style-name="ce1" office:value-type="string">
            <text:p>Janowe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jeztaća</text:p>
          </table:table-cell>
          <table:table-cell table:style-name="ce1" office:value-type="string">
            <text:p>horjestać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ětu</text:p>
          </table:table-cell>
          <table:table-cell office:value-type="string">
            <text:p>hět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jtmanojo</text:p>
          </table:table-cell>
          <table:table-cell office:value-type="string">
            <text:p>hejtmanoj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ntweŕka</text:p>
          </table:table-cell>
          <table:table-cell table:style-name="ce2" office:value-type="string">
            <text:p>hantwer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ichizkim</text:p>
          </table:table-cell>
          <table:table-cell table:style-name="ce2" office:value-type="string">
            <text:p>grichiski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ichizki</text:p>
          </table:table-cell>
          <table:table-cell table:style-name="ce2" office:value-type="string">
            <text:p>grichis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mejnzkeho</text:p>
          </table:table-cell>
          <table:table-cell table:style-name="ce1" office:value-type="string">
            <text:p>gmejnsk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mejnzke</text:p>
          </table:table-cell>
          <table:table-cell table:style-name="ce1" office:value-type="string">
            <text:p>gmejnsk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mejny</text:p>
          </table:table-cell>
          <table:table-cell office:value-type="string">
            <text:p>gmej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llion</text:p>
          </table:table-cell>
          <table:table-cell table:style-name="ce2" office:value-type="string">
            <text:p>Galli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z</text:p>
          </table:table-cell>
          <table:table-cell office:value-type="string">
            <text:p>e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phezizkich</text:p>
          </table:table-cell>
          <table:table-cell table:style-name="ce2" office:value-type="string">
            <text:p>Efeziski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źeržiće</text:p>
          </table:table-cell>
          <table:table-cell office:value-type="string">
            <text:p>dźerži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šow</text:p>
          </table:table-cell>
          <table:table-cell office:value-type="string">
            <text:p>duš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zta</text:p>
          </table:table-cell>
          <table:table-cell table:style-name="ce1" office:value-type="string">
            <text:p>dóst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row</text:p>
          </table:table-cell>
          <table:table-cell office:value-type="string">
            <text:p>dar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mazku</text:p>
          </table:table-cell>
          <table:table-cell table:style-name="ce2" office:value-type="string">
            <text:p>Damazk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ehnještaj</text:p>
          </table:table-cell>
          <table:table-cell office:value-type="string">
            <text:p>ćehnješt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ehnjechmy</text:p>
          </table:table-cell>
          <table:table-cell office:value-type="string">
            <text:p>ćehnjech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roje</text:p>
          </table:table-cell>
          <table:table-cell table:style-name="ce2" office:value-type="string">
            <text:p>Bero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rnize</text:p>
          </table:table-cell>
          <table:table-cell table:style-name="ce2" office:value-type="string">
            <text:p>Berniz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nabasej</text:p>
          </table:table-cell>
          <table:table-cell table:style-name="ce2" office:value-type="string">
            <text:p>Barnabas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ollos</text:p>
          </table:table-cell>
          <table:table-cell table:style-name="ce2" office:value-type="string">
            <text:p>Apollo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a</text:p>
          </table:table-cell>
          <table:table-cell table:style-name="ce1" office:value-type="string">
            <text:p>[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</text:p>
          </table:table-cell>
          <table:table-cell office:value-type="string">
            <text:p>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jazkow</text:p>
          </table:table-cell>
          <table:table-cell office:value-type="string">
            <text:p>zwjazk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ěrjo</text:p>
          </table:table-cell>
          <table:table-cell office:value-type="string">
            <text:p>zwěr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ěrjata</text:p>
          </table:table-cell>
          <table:table-cell office:value-type="string">
            <text:p>zwěrja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uzomnizy</text:p>
          </table:table-cell>
          <table:table-cell table:style-name="ce1" office:value-type="string">
            <text:p>cuzomni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uzomnik</text:p>
          </table:table-cell>
          <table:table-cell table:style-name="ce1" office:value-type="string">
            <text:p>cuzomni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rowi</text:p>
          </table:table-cell>
          <table:table-cell table:style-name="ce1" office:value-type="string">
            <text:p>strow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ołom</text:p>
          </table:table-cell>
          <table:table-cell table:style-name="ce1" office:value-type="string">
            <text:p>stoł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šisahali</text:p>
          </table:table-cell>
          <table:table-cell table:style-name="ce1" office:value-type="string">
            <text:p>spřisah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odobaše</text:p>
          </table:table-cell>
          <table:table-cell office:value-type="string">
            <text:p>spodoba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łoto</text:p>
          </table:table-cell>
          <table:table-cell office:value-type="string">
            <text:p>złot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oržić</text:p>
          </table:table-cell>
          <table:table-cell office:value-type="string">
            <text:p>skorž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óržbnizy</text:p>
          </table:table-cell>
          <table:table-cell office:value-type="string">
            <text:p>skóržbni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óržbnikam</text:p>
          </table:table-cell>
          <table:table-cell office:value-type="string">
            <text:p>skóržbnik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iwe</text:p>
          </table:table-cell>
          <table:table-cell office:value-type="string">
            <text:p>žiw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iwemu</text:p>
          </table:table-cell>
          <table:table-cell office:value-type="string">
            <text:p>žiwem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ipra</text:p>
          </table:table-cell>
          <table:table-cell table:style-name="ce2" office:value-type="string">
            <text:p>Zipr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ilizizkej</text:p>
          </table:table-cell>
          <table:table-cell table:style-name="ce2" office:value-type="string">
            <text:p>zilizizke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żidźi</text:p>
          </table:table-cell>
          <table:table-cell table:style-name="ce2" office:value-type="string">
            <text:p>židź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židowzkemu</text:p>
          </table:table-cell>
          <table:table-cell table:style-name="ce3" office:value-type="string">
            <text:p>židowskem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idowzkej</text:p>
          </table:table-cell>
          <table:table-cell table:style-name="ce3" office:value-type="string">
            <text:p>židowske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židowzka</text:p>
          </table:table-cell>
          <table:table-cell table:style-name="ce3" office:value-type="string">
            <text:p>židows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ida</text:p>
          </table:table-cell>
          <table:table-cell office:value-type="string">
            <text:p>ži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romadźištaj</text:p>
          </table:table-cell>
          <table:table-cell office:value-type="string">
            <text:p>zhromadźiš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romadźili</text:p>
          </table:table-cell>
          <table:table-cell office:value-type="string">
            <text:p>zhromadź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onich</text:p>
          </table:table-cell>
          <table:table-cell office:value-type="string">
            <text:p>zhoni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ejch</text:p>
          </table:table-cell>
          <table:table-cell table:style-name="ce2" office:value-type="string">
            <text:p>zej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ejchow</text:p>
          </table:table-cell>
          <table:table-cell table:style-name="ce2" office:value-type="string">
            <text:p>zejchow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echze</text:p>
          </table:table-cell>
          <table:table-cell table:style-name="ce3" office:value-type="string">
            <text:p>zech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dźerželi</text:p>
          </table:table-cell>
          <table:table-cell office:value-type="string">
            <text:p>zdźerže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dało</text:p>
          </table:table-cell>
          <table:table-cell office:value-type="string">
            <text:p>zdał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rža</text:p>
          </table:table-cell>
          <table:table-cell office:value-type="string">
            <text:p>zarž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rěli</text:p>
          </table:table-cell>
          <table:table-cell office:value-type="string">
            <text:p>zaprě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žanemu</text:p>
          </table:table-cell>
          <table:table-cell table:style-name="ce3" office:value-type="string">
            <text:p>žadn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ńdźechmy</text:p>
          </table:table-cell>
          <table:table-cell office:value-type="string">
            <text:p>zańdźech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myslił</text:p>
          </table:table-cell>
          <table:table-cell office:value-type="string">
            <text:p>zamysl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myslenje</text:p>
          </table:table-cell>
          <table:table-cell office:value-type="string">
            <text:p>zamysl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kazachu</text:p>
          </table:table-cell>
          <table:table-cell office:value-type="string">
            <text:p>zakaz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dźerža</text:p>
          </table:table-cell>
          <table:table-cell office:value-type="string">
            <text:p>zadźerž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dušeneho</text:p>
          </table:table-cell>
          <table:table-cell office:value-type="string">
            <text:p>zaduše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zawši</text:p>
          </table:table-cell>
          <table:table-cell office:value-type="string">
            <text:p>wzaw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zachmy</text:p>
          </table:table-cell>
          <table:table-cell office:value-type="string">
            <text:p>wzachm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ztupiłaj</text:p>
          </table:table-cell>
          <table:table-cell table:style-name="ce2" office:value-type="string">
            <text:p>wuztupiła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ztajił</text:p>
          </table:table-cell>
          <table:table-cell table:style-name="ce3" office:value-type="string">
            <text:p>wustaji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ztajenju</text:p>
          </table:table-cell>
          <table:table-cell table:style-name="ce3" office:value-type="string">
            <text:p>wustajenj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powjedać</text:p>
          </table:table-cell>
          <table:table-cell table:style-name="ce3" office:value-type="string">
            <text:p>wupowěd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njesechu</text:p>
          </table:table-cell>
          <table:table-cell office:value-type="string">
            <text:p>wunjese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ńdźeštaj</text:p>
          </table:table-cell>
          <table:table-cell office:value-type="string">
            <text:p>wuńdźeš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ńdźechmy</text:p>
          </table:table-cell>
          <table:table-cell office:value-type="string">
            <text:p>wuńdźech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łoži</text:p>
          </table:table-cell>
          <table:table-cell office:value-type="string">
            <text:p>wułož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leć</text:p>
          </table:table-cell>
          <table:table-cell office:value-type="string">
            <text:p>wule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hladach</text:p>
          </table:table-cell>
          <table:table-cell office:value-type="string">
            <text:p>wuhlada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čizćił</text:p>
          </table:table-cell>
          <table:table-cell table:style-name="ce3" office:value-type="string">
            <text:p>wučisć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achu</text:p>
          </table:table-cell>
          <table:table-cell office:value-type="string">
            <text:p>wuč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šelkeje</text:p>
          </table:table-cell>
          <table:table-cell office:value-type="string">
            <text:p>wšelke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ztaštaj</text:p>
          </table:table-cell>
          <table:table-cell table:style-name="ce3" office:value-type="string">
            <text:p>wostašta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ztajili</text:p>
          </table:table-cell>
          <table:table-cell table:style-name="ce3" office:value-type="string">
            <text:p>wostaji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ztachu</text:p>
          </table:table-cell>
          <table:table-cell table:style-name="ce3" office:value-type="string">
            <text:p>wosta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tztupi</text:p>
          </table:table-cell>
          <table:table-cell table:style-name="ce3" office:value-type="string">
            <text:p>wotstup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tztupił</text:p>
          </table:table-cell>
          <table:table-cell table:style-name="ce3" office:value-type="string">
            <text:p>wotstupi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ótzowzkim</text:p>
          </table:table-cell>
          <table:table-cell table:style-name="ce3" office:value-type="string">
            <text:p>wótcowski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ótzami</text:p>
          </table:table-cell>
          <table:table-cell table:style-name="ce3" office:value-type="string">
            <text:p>wótcam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ttšase</text:p>
          </table:table-cell>
          <table:table-cell table:style-name="ce3" office:value-type="string">
            <text:p>wottřas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ótremu</text:p>
          </table:table-cell>
          <table:table-cell office:value-type="string">
            <text:p>wótr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pušćene</text:p>
          </table:table-cell>
          <table:table-cell office:value-type="string">
            <text:p>wotpušćen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tmolwich</text:p>
          </table:table-cell>
          <table:table-cell table:style-name="ce3" office:value-type="string">
            <text:p>wotmołwi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ós</text:p>
          </table:table-cell>
          <table:table-cell table:style-name="ce3" office:value-type="string">
            <text:p>wó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swjećenymi</text:p>
          </table:table-cell>
          <table:table-cell office:value-type="string">
            <text:p>woswjećeny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sebnych</text:p>
          </table:table-cell>
          <table:table-cell office:value-type="string">
            <text:p>woseb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sady</text:p>
          </table:table-cell>
          <table:table-cell office:value-type="string">
            <text:p>wosad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okazać</text:p>
          </table:table-cell>
          <table:table-cell office:value-type="string">
            <text:p>wopokaza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łojnizu</text:p>
          </table:table-cell>
          <table:table-cell table:style-name="ce3" office:value-type="string">
            <text:p>wołojnic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jakam</text:p>
          </table:table-cell>
          <table:table-cell office:value-type="string">
            <text:p>wojaka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bzanknu</text:p>
          </table:table-cell>
          <table:table-cell table:style-name="ce3" office:value-type="string">
            <text:p>wobzamk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roćichu</text:p>
          </table:table-cell>
          <table:table-cell office:value-type="string">
            <text:p>wobroći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rěza</text:p>
          </table:table-cell>
          <table:table-cell office:value-type="string">
            <text:p>wobrěz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arać</text:p>
          </table:table-cell>
          <table:table-cell office:value-type="string">
            <text:p>wobara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lečichu</text:p>
          </table:table-cell>
          <table:table-cell table:style-name="ce3" office:value-type="string">
            <text:p>wleče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dź</text:p>
          </table:table-cell>
          <table:table-cell office:value-type="string">
            <text:p>wjedź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dli</text:p>
          </table:table-cell>
          <table:table-cell office:value-type="string">
            <text:p>wjed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ězteho</text:p>
          </table:table-cell>
          <table:table-cell table:style-name="ce3" office:value-type="string">
            <text:p>wěsteh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ětzje</text:p>
          </table:table-cell>
          <table:table-cell table:style-name="ce3" office:value-type="string">
            <text:p>wětř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šćić</text:p>
          </table:table-cell>
          <table:table-cell office:value-type="string">
            <text:p>wěšć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šćachu</text:p>
          </table:table-cell>
          <table:table-cell office:value-type="string">
            <text:p>wěšć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ki</text:p>
          </table:table-cell>
          <table:table-cell office:value-type="string">
            <text:p>wa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jchtarjow</text:p>
          </table:table-cell>
          <table:table-cell office:value-type="string">
            <text:p>wajchtarj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ošta</text:p>
          </table:table-cell>
          <table:table-cell office:value-type="string">
            <text:p>trošt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roadźe</text:p>
          </table:table-cell>
          <table:table-cell table:style-name="ce2" office:value-type="string">
            <text:p>troadź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ašne</text:p>
          </table:table-cell>
          <table:table-cell office:value-type="string">
            <text:p>trašn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irusa</text:p>
          </table:table-cell>
          <table:table-cell table:style-name="ce3" office:value-type="string">
            <text:p>Tirus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imothea</text:p>
          </table:table-cell>
          <table:table-cell table:style-name="ce3" office:value-type="string">
            <text:p>Timothe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abitha</text:p>
          </table:table-cell>
          <table:table-cell table:style-name="ce3" office:value-type="string">
            <text:p>Tabith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dk</text:p>
          </table:table-cell>
          <table:table-cell office:value-type="string">
            <text:p>swěd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dka</text:p>
          </table:table-cell>
          <table:table-cell office:value-type="string">
            <text:p>swěd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owje</text:p>
          </table:table-cell>
          <table:table-cell office:value-type="string">
            <text:p>surow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tyrinohate</text:p>
          </table:table-cell>
          <table:table-cell office:value-type="string">
            <text:p>štyrinoh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rna</text:p>
          </table:table-cell>
          <table:table-cell office:value-type="string">
            <text:p>sor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yšimy</text:p>
          </table:table-cell>
          <table:table-cell office:value-type="string">
            <text:p>słyši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užili</text:p>
          </table:table-cell>
          <table:table-cell office:value-type="string">
            <text:p>słuž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užbje</text:p>
          </table:table-cell>
          <table:table-cell office:value-type="string">
            <text:p>słužb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ubił</text:p>
          </table:table-cell>
          <table:table-cell office:value-type="string">
            <text:p>slub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uba</text:p>
          </table:table-cell>
          <table:table-cell office:value-type="string">
            <text:p>slub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kodu</text:p>
          </table:table-cell>
          <table:table-cell office:value-type="string">
            <text:p>škod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ir</text:p>
          </table:table-cell>
          <table:table-cell table:style-name="ce3" office:value-type="string">
            <text:p>Si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inai</text:p>
          </table:table-cell>
          <table:table-cell table:style-name="ce3" office:value-type="string">
            <text:p>Sina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amuela</text:p>
          </table:table-cell>
          <table:table-cell table:style-name="ce3" office:value-type="string">
            <text:p>Samue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amarizku</text:p>
          </table:table-cell>
          <table:table-cell table:style-name="ce3" office:value-type="string">
            <text:p>Samaris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how</text:p>
          </table:table-cell>
          <table:table-cell office:value-type="string">
            <text:p>sah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dźi</text:p>
          </table:table-cell>
          <table:table-cell office:value-type="string">
            <text:p>sadź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szłobichu</text:p>
          </table:table-cell>
          <table:table-cell table:style-name="ce3" office:value-type="string">
            <text:p>rozzłobi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spróšeni</text:p>
          </table:table-cell>
          <table:table-cell table:style-name="ce3" office:value-type="string">
            <text:p>rozpróše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mje</text:p>
          </table:table-cell>
          <table:table-cell table:style-name="ce3" office:value-type="string">
            <text:p>Rom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la</text:p>
          </table:table-cell>
          <table:table-cell office:value-type="string">
            <text:p>ro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dźeny</text:p>
          </table:table-cell>
          <table:table-cell office:value-type="string">
            <text:p>rodź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jeknychu</text:p>
          </table:table-cell>
          <table:table-cell office:value-type="string">
            <text:p>rjekny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ěž</text:p>
          </table:table-cell>
          <table:table-cell office:value-type="string">
            <text:p>rě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dźeše</text:p>
          </table:table-cell>
          <table:table-cell office:value-type="string">
            <text:p>radź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ytali</text:p>
          </table:table-cell>
          <table:table-cell office:value-type="string">
            <text:p>pyt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ća</text:p>
          </table:table-cell>
          <table:table-cell office:value-type="string">
            <text:p>puć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ztupili</text:p>
          </table:table-cell>
          <table:table-cell table:style-name="ce3" office:value-type="string">
            <text:p>přistupi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zporješe</text:p>
          </table:table-cell>
          <table:table-cell table:style-name="ce3" office:value-type="string">
            <text:p>přisporješ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wjedł</text:p>
          </table:table-cell>
          <table:table-cell table:style-name="ce3" office:value-type="string">
            <text:p>přiwjed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powjedali</text:p>
          </table:table-cell>
          <table:table-cell table:style-name="ce3" office:value-type="string">
            <text:p>připowěda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połdnju</text:p>
          </table:table-cell>
          <table:table-cell table:style-name="ce3" office:value-type="string">
            <text:p>připołdnj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ńdźech</text:p>
          </table:table-cell>
          <table:table-cell table:style-name="ce3" office:value-type="string">
            <text:p>přińdźe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da</text:p>
          </table:table-cell>
          <table:table-cell table:style-name="ce3" office:value-type="string">
            <text:p>přid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chodny</text:p>
          </table:table-cell>
          <table:table-cell table:style-name="ce3" office:value-type="string">
            <text:p>přichodn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bjerachu</text:p>
          </table:table-cell>
          <table:table-cell table:style-name="ce3" office:value-type="string">
            <text:p>přiběra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ewobroćić</text:p>
          </table:table-cell>
          <table:table-cell table:style-name="ce3" office:value-type="string">
            <text:p>přewobroći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ewjezeštaj</text:p>
          </table:table-cell>
          <table:table-cell table:style-name="ce3" office:value-type="string">
            <text:p>přewjezešta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ewjezć</text:p>
          </table:table-cell>
          <table:table-cell table:style-name="ce3" office:value-type="string">
            <text:p>přewjes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edachu</text:p>
          </table:table-cell>
          <table:table-cell table:style-name="ce3" office:value-type="string">
            <text:p>předa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ećiwnozć</text:p>
          </table:table-cell>
          <table:table-cell table:style-name="ce3" office:value-type="string">
            <text:p>přećiwnos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ećiwnozće</text:p>
          </table:table-cell>
          <table:table-cell table:style-name="ce3" office:value-type="string">
            <text:p>přećiwnos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ećiwješe</text:p>
          </table:table-cell>
          <table:table-cell table:style-name="ce3" office:value-type="string">
            <text:p>přećiwješ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ebywachu</text:p>
          </table:table-cell>
          <table:table-cell table:style-name="ce3" office:value-type="string">
            <text:p>přebywa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izzilla</text:p>
          </table:table-cell>
          <table:table-cell table:style-name="ce2" office:value-type="string">
            <text:p>Prizzil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awizu</text:p>
          </table:table-cell>
          <table:table-cell table:style-name="ce3" office:value-type="string">
            <text:p>prawic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šenje</text:p>
          </table:table-cell>
          <table:table-cell office:value-type="string">
            <text:p>praš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ještaj</text:p>
          </table:table-cell>
          <table:table-cell office:value-type="string">
            <text:p>praješta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ztažechu</text:p>
          </table:table-cell>
          <table:table-cell office:value-type="string">
            <text:p>postaže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zćachu</text:p>
          </table:table-cell>
          <table:table-cell office:value-type="string">
            <text:p>posć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wyšił</text:p>
          </table:table-cell>
          <table:table-cell office:value-type="string">
            <text:p>powyš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woła</text:p>
          </table:table-cell>
          <table:table-cell office:value-type="string">
            <text:p>powo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wołać</text:p>
          </table:table-cell>
          <table:table-cell office:value-type="string">
            <text:p>powoła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wjezć</text:p>
          </table:table-cell>
          <table:table-cell table:style-name="ce3" office:value-type="string">
            <text:p>powě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łušni</text:p>
          </table:table-cell>
          <table:table-cell office:value-type="string">
            <text:p>posłuš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słane</text:p>
          </table:table-cell>
          <table:table-cell office:value-type="string">
            <text:p>pósła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ručił</text:p>
          </table:table-cell>
          <table:table-cell office:value-type="string">
            <text:p>poruči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mozy</text:p>
          </table:table-cell>
          <table:table-cell office:value-type="string">
            <text:p>pomo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kojom</text:p>
          </table:table-cell>
          <table:table-cell office:value-type="string">
            <text:p>pokoj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kazał</text:p>
          </table:table-cell>
          <table:table-cell office:value-type="string">
            <text:p>pokaz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hrjebachu</text:p>
          </table:table-cell>
          <table:table-cell office:value-type="string">
            <text:p>pohrjeb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hladachu</text:p>
          </table:table-cell>
          <table:table-cell office:value-type="string">
            <text:p>pohlad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hladach</text:p>
          </table:table-cell>
          <table:table-cell office:value-type="string">
            <text:p>pohlad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bychmy</text:p>
          </table:table-cell>
          <table:table-cell office:value-type="string">
            <text:p>pobychm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bu</text:p>
          </table:table-cell>
          <table:table-cell table:style-name="ce3" office:value-type="string">
            <text:p>pob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laz</text:p>
          </table:table-cell>
          <table:table-cell table:style-name="ce2" office:value-type="string">
            <text:p>pla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łachtu</text:p>
          </table:table-cell>
          <table:table-cell office:value-type="string">
            <text:p>płacht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hrigizku</text:p>
          </table:table-cell>
          <table:table-cell table:style-name="ce2" office:value-type="string">
            <text:p>phrigizk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hil</text:p>
          </table:table-cell>
          <table:table-cell office:value-type="string">
            <text:p>Phil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ětrom</text:p>
          </table:table-cell>
          <table:table-cell office:value-type="string">
            <text:p>Pětro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wołi</text:p>
          </table:table-cell>
          <table:table-cell office:value-type="string">
            <text:p>Pawoł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</text:p>
          </table:table-cell>
          <table:table-cell office:value-type="string">
            <text:p>pa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pha</text:p>
          </table:table-cell>
          <table:table-cell table:style-name="ce2" office:value-type="string">
            <text:p>paph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nuł</text:p>
          </table:table-cell>
          <table:table-cell table:style-name="ce3" office:value-type="string">
            <text:p>padny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mphilizkeje</text:p>
          </table:table-cell>
          <table:table-cell table:style-name="ce2" office:value-type="string">
            <text:p>pamphilizk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dźechu</text:p>
          </table:table-cell>
          <table:table-cell office:value-type="string">
            <text:p>padźe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ućeny</text:p>
          </table:table-cell>
          <table:table-cell office:value-type="string">
            <text:p>nuć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najachu</text:p>
          </table:table-cell>
          <table:table-cell office:value-type="string">
            <text:p>njeznaja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zć</text:p>
          </table:table-cell>
          <table:table-cell table:style-name="ce3" office:value-type="string">
            <text:p>nje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jedro</text:p>
          </table:table-cell>
          <table:table-cell office:value-type="string">
            <text:p>njewjedr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idźeše</text:p>
          </table:table-cell>
          <table:table-cell office:value-type="string">
            <text:p>njewidźeš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ryčeli</text:p>
          </table:table-cell>
          <table:table-cell table:style-name="ce3" office:value-type="string">
            <text:p>njerěče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pšida</text:p>
          </table:table-cell>
          <table:table-cell table:style-name="ce3" office:value-type="string">
            <text:p>njepři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rawych</text:p>
          </table:table-cell>
          <table:table-cell office:value-type="string">
            <text:p>njepraw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rawe</text:p>
          </table:table-cell>
          <table:table-cell office:value-type="string">
            <text:p>njepraw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khodźili</text:p>
          </table:table-cell>
          <table:table-cell table:style-name="ce3" office:value-type="string">
            <text:p>njechodź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yła</text:p>
          </table:table-cell>
          <table:table-cell office:value-type="string">
            <text:p>njeby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ydli</text:p>
          </table:table-cell>
          <table:table-cell office:value-type="string">
            <text:p>njebyd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jom</text:p>
          </table:table-cell>
          <table:table-cell office:value-type="string">
            <text:p>njebjo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bjezkemu</text:p>
          </table:table-cell>
          <table:table-cell table:style-name="ce3" office:value-type="string">
            <text:p>njebjesk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ěchu</text:p>
          </table:table-cell>
          <table:table-cell office:value-type="string">
            <text:p>njebě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ižšich</text:p>
          </table:table-cell>
          <table:table-cell table:style-name="ce3" office:value-type="string">
            <text:p>niši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ěkim</text:p>
          </table:table-cell>
          <table:table-cell office:value-type="string">
            <text:p>něki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ěkajkej</text:p>
          </table:table-cell>
          <table:table-cell office:value-type="string">
            <text:p>někaj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ěkajkeho</text:p>
          </table:table-cell>
          <table:table-cell office:value-type="string">
            <text:p>někajk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ěkajka</text:p>
          </table:table-cell>
          <table:table-cell office:value-type="string">
            <text:p>někajk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zta</text:p>
          </table:table-cell>
          <table:table-cell table:style-name="ce3" office:value-type="string">
            <text:p>nast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zbóžny</text:p>
          </table:table-cell>
          <table:table-cell table:style-name="ce3" office:value-type="string">
            <text:p>na zbóž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wabichu</text:p>
          </table:table-cell>
          <table:table-cell office:value-type="string">
            <text:p>nawabi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šej</text:p>
          </table:table-cell>
          <table:table-cell office:value-type="string">
            <text:p>naše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ryčeć</text:p>
          </table:table-cell>
          <table:table-cell table:style-name="ce3" office:value-type="string">
            <text:p>narěče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ryča</text:p>
          </table:table-cell>
          <table:table-cell table:style-name="ce3" office:value-type="string">
            <text:p>narěč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pominam</text:p>
          </table:table-cell>
          <table:table-cell office:value-type="string">
            <text:p>napomin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pominać</text:p>
          </table:table-cell>
          <table:table-cell office:value-type="string">
            <text:p>napomin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pjelnił</text:p>
          </table:table-cell>
          <table:table-cell office:value-type="string">
            <text:p>napjeln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kładu</text:p>
          </table:table-cell>
          <table:table-cell office:value-type="string">
            <text:p>nakład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kład</text:p>
          </table:table-cell>
          <table:table-cell office:value-type="string">
            <text:p>nakł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jwosebniši</text:p>
          </table:table-cell>
          <table:table-cell office:value-type="string">
            <text:p>najwosebni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deńdźe</text:p>
          </table:table-cell>
          <table:table-cell office:value-type="string">
            <text:p>nadeńdź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žu</text:p>
          </table:table-cell>
          <table:table-cell office:value-type="string">
            <text:p>muž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óznje</text:p>
          </table:table-cell>
          <table:table-cell table:style-name="ce3" office:value-type="string">
            <text:p>móž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la</text:p>
          </table:table-cell>
          <table:table-cell office:value-type="string">
            <text:p>mod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lach</text:p>
          </table:table-cell>
          <table:table-cell office:value-type="string">
            <text:p>modl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jerzaše</text:p>
          </table:table-cell>
          <table:table-cell office:value-type="string">
            <text:p>mjerzaš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opotamzkej</text:p>
          </table:table-cell>
          <table:table-cell table:style-name="ce3" office:value-type="string">
            <text:p>Mezopotams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ěještaj</text:p>
          </table:table-cell>
          <table:table-cell office:value-type="string">
            <text:p>měješta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zedonzku</text:p>
          </table:table-cell>
          <table:table-cell table:style-name="ce3" office:value-type="string">
            <text:p>Mazedonsk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tthiasa</text:p>
          </table:table-cell>
          <table:table-cell table:style-name="ce3" office:value-type="string">
            <text:p>Matthias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rkus</text:p>
          </table:table-cell>
          <table:table-cell table:style-name="ce3" office:value-type="string">
            <text:p>Marku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rka</text:p>
          </table:table-cell>
          <table:table-cell table:style-name="ce3" office:value-type="string">
            <text:p>Mar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aj</text:p>
          </table:table-cell>
          <table:table-cell office:value-type="string">
            <text:p>lub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ódźičku</text:p>
          </table:table-cell>
          <table:table-cell office:value-type="string">
            <text:p>łódźičk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zty</text:p>
          </table:table-cell>
          <table:table-cell table:style-name="ce3" office:value-type="string">
            <text:p>lis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ddźe</text:p>
          </table:table-cell>
          <table:table-cell table:style-name="ce2" office:value-type="string">
            <text:p>liddź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eztraŕzke</text:p>
          </table:table-cell>
          <table:table-cell table:style-name="ce2" office:value-type="string">
            <text:p>leztraŕz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snje</text:p>
          </table:table-cell>
          <table:table-cell office:value-type="string">
            <text:p>les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uzłarja</text:p>
          </table:table-cell>
          <table:table-cell office:value-type="string">
            <text:p>kuzłar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upje</text:p>
          </table:table-cell>
          <table:table-cell office:value-type="string">
            <text:p>kup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trymiž</text:p>
          </table:table-cell>
          <table:table-cell office:value-type="string">
            <text:p>kotrymiž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rneliuso</text:p>
          </table:table-cell>
          <table:table-cell table:style-name="ce3" office:value-type="string">
            <text:p>Kornelius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rneliusa</text:p>
          </table:table-cell>
          <table:table-cell table:style-name="ce3" office:value-type="string">
            <text:p>Kornelius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mornika</text:p>
          </table:table-cell>
          <table:table-cell office:value-type="string">
            <text:p>komorni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</text:p>
          </table:table-cell>
          <table:table-cell office:value-type="string">
            <text:p>k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jezowy</text:p>
          </table:table-cell>
          <table:table-cell office:value-type="string">
            <text:p>knjezow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laudius</text:p>
          </table:table-cell>
          <table:table-cell table:style-name="ce3" office:value-type="string">
            <text:p>Klaudiu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hěžach</text:p>
          </table:table-cell>
          <table:table-cell table:style-name="ce3" office:value-type="string">
            <text:p>chěž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edźbowaše</text:p>
          </table:table-cell>
          <table:table-cell office:value-type="string">
            <text:p>kedźbowaš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zraelzkemu</text:p>
          </table:table-cell>
          <table:table-cell table:style-name="ce3" office:value-type="string">
            <text:p>Israelskem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zraelej</text:p>
          </table:table-cell>
          <table:table-cell table:style-name="ce3" office:value-type="string">
            <text:p>Israele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uzta</text:p>
          </table:table-cell>
          <table:table-cell table:style-name="ce2" office:value-type="string">
            <text:p>juz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trach</text:p>
          </table:table-cell>
          <table:table-cell office:value-type="string">
            <text:p>jutra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zepha</text:p>
          </table:table-cell>
          <table:table-cell table:style-name="ce3" office:value-type="string">
            <text:p>Jozeph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el</text:p>
          </table:table-cell>
          <table:table-cell table:style-name="ce3" office:value-type="string">
            <text:p>Joel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konii</text:p>
          </table:table-cell>
          <table:table-cell table:style-name="ce2" office:value-type="string">
            <text:p>jkoni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imali</text:p>
          </table:table-cell>
          <table:table-cell office:value-type="string">
            <text:p>jima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ezusowym</text:p>
          </table:table-cell>
          <table:table-cell table:style-name="ce3" office:value-type="string">
            <text:p>Jezusow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ězdnych</text:p>
          </table:table-cell>
          <table:table-cell office:value-type="string">
            <text:p>jězdny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enym</text:p>
          </table:table-cell>
          <table:table-cell table:style-name="ce3" office:value-type="string">
            <text:p>jedny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ztwo</text:p>
          </table:table-cell>
          <table:table-cell table:style-name="ce3" office:value-type="string">
            <text:p>jastw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ztwje</text:p>
          </table:table-cell>
          <table:table-cell table:style-name="ce3" office:value-type="string">
            <text:p>jastw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ztnik</text:p>
          </table:table-cell>
          <table:table-cell table:style-name="ce3" office:value-type="string">
            <text:p>jastni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zona</text:p>
          </table:table-cell>
          <table:table-cell table:style-name="ce2" office:value-type="string">
            <text:p>jazo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ndźelzke</text:p>
          </table:table-cell>
          <table:table-cell table:style-name="ce3" office:value-type="string">
            <text:p>jandźels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łmožinow</text:p>
          </table:table-cell>
          <table:table-cell office:value-type="string">
            <text:p>jałmožinow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k</text:p>
          </table:table-cell>
          <table:table-cell table:style-name="ce3" office:value-type="string">
            <text:p>Ja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wjada</text:p>
          </table:table-cell>
          <table:table-cell office:value-type="string">
            <text:p>howja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ladachu</text:p>
          </table:table-cell>
          <table:table-cell office:value-type="string">
            <text:p>hlad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nak</text:p>
          </table:table-cell>
          <table:table-cell office:value-type="string">
            <text:p>hina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ranje</text:p>
          </table:table-cell>
          <table:table-cell table:style-name="ce2" office:value-type="string">
            <text:p>hara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ichizzy</text:p>
          </table:table-cell>
          <table:table-cell table:style-name="ce2" office:value-type="string">
            <text:p>Grichis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rbarja</text:p>
          </table:table-cell>
          <table:table-cell office:value-type="string">
            <text:p>garbarj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eztej</text:p>
          </table:table-cell>
          <table:table-cell table:style-name="ce2" office:value-type="string">
            <text:p>feste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ezta</text:p>
          </table:table-cell>
          <table:table-cell table:style-name="ce2" office:value-type="string">
            <text:p>fes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lšnych</text:p>
          </table:table-cell>
          <table:table-cell office:value-type="string">
            <text:p>falšny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giptowzku</text:p>
          </table:table-cell>
          <table:table-cell table:style-name="ce3" office:value-type="string">
            <text:p>Egyptowsk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giptowzkim</text:p>
          </table:table-cell>
          <table:table-cell table:style-name="ce3" office:value-type="string">
            <text:p>Egyptowski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giptowzkeho</text:p>
          </table:table-cell>
          <table:table-cell table:style-name="ce3" office:value-type="string">
            <text:p>Eyiptowsk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iwow</text:p>
          </table:table-cell>
          <table:table-cell office:value-type="string">
            <text:p>dźiw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iwje</text:p>
          </table:table-cell>
          <table:table-cell office:value-type="string">
            <text:p>dźiw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wjatej</text:p>
          </table:table-cell>
          <table:table-cell office:value-type="string">
            <text:p>dźewjat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ěłaše</text:p>
          </table:table-cell>
          <table:table-cell office:value-type="string">
            <text:p>dźěła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ěchmy</text:p>
          </table:table-cell>
          <table:table-cell office:value-type="string">
            <text:p>dźěch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yrbjeli</text:p>
          </table:table-cell>
          <table:table-cell office:value-type="string">
            <text:p>dyrbje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uhimi</text:p>
          </table:table-cell>
          <table:table-cell office:value-type="string">
            <text:p>druhi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wjezć</text:p>
          </table:table-cell>
          <table:table-cell office:value-type="string">
            <text:p>dowjez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wjedźe</text:p>
          </table:table-cell>
          <table:table-cell office:value-type="string">
            <text:p>dowjedź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pušćić</text:p>
          </table:table-cell>
          <table:table-cell office:value-type="string">
            <text:p>dopušć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pjelnił</text:p>
          </table:table-cell>
          <table:table-cell office:value-type="string">
            <text:p>dopjelni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obo</text:p>
          </table:table-cell>
          <table:table-cell table:style-name="ce2" office:value-type="string">
            <text:p>dob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njemi</text:p>
          </table:table-cell>
          <table:table-cell office:value-type="string">
            <text:p>dnje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lěje</text:p>
          </table:table-cell>
          <table:table-cell office:value-type="string">
            <text:p>dlě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ana</text:p>
          </table:table-cell>
          <table:table-cell table:style-name="ce3" office:value-type="string">
            <text:p>Dia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metrius</text:p>
          </table:table-cell>
          <table:table-cell table:style-name="ce3" office:value-type="string">
            <text:p>Demetri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waju</text:p>
          </table:table-cell>
          <table:table-cell office:value-type="string">
            <text:p>dawaj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amazkonje</text:p>
          </table:table-cell>
          <table:table-cell table:style-name="ce2" office:value-type="string">
            <text:p>Damazko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amazkona</text:p>
          </table:table-cell>
          <table:table-cell table:style-name="ce2" office:value-type="string">
            <text:p>Damazko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chmy</text:p>
          </table:table-cell>
          <table:table-cell office:value-type="string">
            <text:p>dach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ch</text:p>
          </table:table-cell>
          <table:table-cell office:value-type="string">
            <text:p>da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źežko</text:p>
          </table:table-cell>
          <table:table-cell table:style-name="ce3" office:value-type="string">
            <text:p>ćežk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čwilowani</text:p>
          </table:table-cell>
          <table:table-cell table:style-name="ce3" office:value-type="string">
            <text:p>čwělow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rjódy</text:p>
          </table:table-cell>
          <table:table-cell office:value-type="string">
            <text:p>črjód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isli</text:p>
          </table:table-cell>
          <table:table-cell office:value-type="string">
            <text:p>ćis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hzychmy</text:p>
          </table:table-cell>
          <table:table-cell table:style-name="ce3" office:value-type="string">
            <text:p>chcychm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ćeŕpješe</text:p>
          </table:table-cell>
          <table:table-cell table:style-name="ce3" office:value-type="string">
            <text:p>ćerpj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ehnjech</text:p>
          </table:table-cell>
          <table:table-cell office:value-type="string">
            <text:p>ćehnje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asy</text:p>
          </table:table-cell>
          <table:table-cell office:value-type="string">
            <text:p>čas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ćahnuli</text:p>
          </table:table-cell>
          <table:table-cell table:style-name="ce3" office:value-type="string">
            <text:p>ćahny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ydliće</text:p>
          </table:table-cell>
          <table:table-cell office:value-type="string">
            <text:p>bydli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chmy</text:p>
          </table:table-cell>
          <table:table-cell office:value-type="string">
            <text:p>buchm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rjozy</text:p>
          </table:table-cell>
          <table:table-cell table:style-name="ce3" office:value-type="string">
            <text:p>brjoz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traj</text:p>
          </table:table-cell>
          <table:table-cell office:value-type="string">
            <text:p>bratra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ohoweje</text:p>
          </table:table-cell>
          <table:table-cell table:style-name="ce2" office:value-type="string">
            <text:p>bohow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how</text:p>
          </table:table-cell>
          <table:table-cell office:value-type="string">
            <text:p>boh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hota</text:p>
          </table:table-cell>
          <table:table-cell office:value-type="string">
            <text:p>boho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habojazni</text:p>
          </table:table-cell>
          <table:table-cell office:value-type="string">
            <text:p>bohabojaz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je</text:p>
          </table:table-cell>
          <table:table-cell table:style-name="ce3" office:value-type="string">
            <text:p>bě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ěhom</text:p>
          </table:table-cell>
          <table:table-cell office:value-type="string">
            <text:p>běh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ěh</text:p>
          </table:table-cell>
          <table:table-cell office:value-type="string">
            <text:p>bě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arzabasa</text:p>
          </table:table-cell>
          <table:table-cell table:style-name="ce2" office:value-type="string">
            <text:p>Barzabas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zizkich</text:p>
          </table:table-cell>
          <table:table-cell table:style-name="ce3" office:value-type="string">
            <text:p>Aziski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thenzzy</text:p>
          </table:table-cell>
          <table:table-cell table:style-name="ce3" office:value-type="string">
            <text:p>Athensc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thenje</text:p>
          </table:table-cell>
          <table:table-cell table:style-name="ce3" office:value-type="string">
            <text:p>Athe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thena</text:p>
          </table:table-cell>
          <table:table-cell table:style-name="ce3" office:value-type="string">
            <text:p>Athe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iztarchus</text:p>
          </table:table-cell>
          <table:table-cell table:style-name="ce2" office:value-type="string">
            <text:p>Aristarchu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naniaso</text:p>
          </table:table-cell>
          <table:table-cell table:style-name="ce2" office:value-type="string">
            <text:p>Ananias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naniasa</text:p>
          </table:table-cell>
          <table:table-cell table:style-name="ce2" office:value-type="string">
            <text:p>Ananias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exander</text:p>
          </table:table-cell>
          <table:table-cell table:style-name="ce3" office:value-type="string">
            <text:p>Aleksand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kwila</text:p>
          </table:table-cell>
          <table:table-cell table:style-name="ce3" office:value-type="string">
            <text:p>Akwi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style-name="ce4" office:value-type="string">
            <text:p>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žiprusa</text:p>
          </table:table-cell>
          <table:table-cell office:value-type="string">
            <text:p>zžipru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žilizizkeje</text:p>
          </table:table-cell>
          <table:table-cell office:value-type="string">
            <text:p>zžiliz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židam</text:p>
          </table:table-cell>
          <table:table-cell office:value-type="string">
            <text:p>zžid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ź</text:p>
          </table:table-cell>
          <table:table-cell office:value-type="string">
            <text:p>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rkwjach</text:p>
          </table:table-cell>
          <table:table-cell office:value-type="string">
            <text:p>zyrkw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rkwina</text:p>
          </table:table-cell>
          <table:table-cell office:value-type="string">
            <text:p>zyrkw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my</text:p>
          </table:table-cell>
          <table:table-cell office:value-type="string">
            <text:p>zy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un</text:p>
          </table:table-cell>
          <table:table-cell office:value-type="string">
            <text:p>zwu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</text:p>
          </table:table-cell>
          <table:table-cell office:value-type="string">
            <text:p>zw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za</text:p>
          </table:table-cell>
          <table:table-cell office:value-type="string">
            <text:p>zwja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zanych</text:p>
          </table:table-cell>
          <table:table-cell office:value-type="string">
            <text:p>zwjaza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zanja</text:p>
          </table:table-cell>
          <table:table-cell office:value-type="string">
            <text:p>zwjaz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zali</text:p>
          </table:table-cell>
          <table:table-cell office:value-type="string">
            <text:p>zwjaz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ar</text:p>
          </table:table-cell>
          <table:table-cell office:value-type="string">
            <text:p>zw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adźištaj</text:p>
          </table:table-cell>
          <table:table-cell office:value-type="string">
            <text:p>zwadź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adu</text:p>
          </table:table-cell>
          <table:table-cell office:value-type="string">
            <text:p>zwa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y</text:p>
          </table:table-cell>
          <table:table-cell office:value-type="string">
            <text:p>zu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omnikej</text:p>
          </table:table-cell>
          <table:table-cell office:value-type="string">
            <text:p>zuzomni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yzknozćow</text:p>
          </table:table-cell>
          <table:table-cell office:value-type="string">
            <text:p>ztyzknozć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</text:p>
          </table:table-cell>
          <table:table-cell office:value-type="string">
            <text:p>z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pnje</text:p>
          </table:table-cell>
          <table:table-cell office:value-type="string">
            <text:p>ztup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pištaj</text:p>
          </table:table-cell>
          <table:table-cell office:value-type="string">
            <text:p>ztup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piłe</text:p>
          </table:table-cell>
          <table:table-cell office:value-type="string">
            <text:p>ztup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pće</text:p>
          </table:table-cell>
          <table:table-cell office:value-type="string">
            <text:p>ztup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owozć</text:p>
          </table:table-cell>
          <table:table-cell office:value-type="string">
            <text:p>ztrow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owozći</text:p>
          </table:table-cell>
          <table:table-cell office:value-type="string">
            <text:p>ztrow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achujemy</text:p>
          </table:table-cell>
          <table:table-cell office:value-type="string">
            <text:p>ztrachu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achoty</text:p>
          </table:table-cell>
          <table:table-cell office:value-type="string">
            <text:p>ztracho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achom</text:p>
          </table:table-cell>
          <table:table-cell office:value-type="string">
            <text:p>ztrach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pić</text:p>
          </table:table-cell>
          <table:table-cell office:value-type="string">
            <text:p>ztp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rčiće</text:p>
          </table:table-cell>
          <table:table-cell office:value-type="string">
            <text:p>ztorč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ła</text:p>
          </table:table-cell>
          <table:table-cell office:value-type="string">
            <text:p>zto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ejiš</text:p>
          </table:table-cell>
          <table:table-cell office:value-type="string">
            <text:p>ztej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ejazych</text:p>
          </table:table-cell>
          <table:table-cell office:value-type="string">
            <text:p>zteja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ejach</text:p>
          </table:table-cell>
          <table:table-cell office:value-type="string">
            <text:p>zte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nuchu</text:p>
          </table:table-cell>
          <table:table-cell office:value-type="string">
            <text:p>ztanu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jił</text:p>
          </table:table-cell>
          <table:table-cell office:value-type="string">
            <text:p>ztaj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yčałaj</text:p>
          </table:table-cell>
          <table:table-cell office:value-type="string">
            <text:p>zryč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dźachu</text:p>
          </table:table-cell>
          <table:table-cell office:value-type="string">
            <text:p>zrudź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ozymich</text:p>
          </table:table-cell>
          <table:table-cell office:value-type="string">
            <text:p>zrozym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njeni</text:p>
          </table:table-cell>
          <table:table-cell office:value-type="string">
            <text:p>zra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duje</text:p>
          </table:table-cell>
          <table:table-cell office:value-type="string">
            <text:p>zrad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owanjemi</text:p>
          </table:table-cell>
          <table:table-cell office:value-type="string">
            <text:p>zpytowanj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a</text:p>
          </table:table-cell>
          <table:table-cell office:value-type="string">
            <text:p>zpy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ałaj</text:p>
          </table:table-cell>
          <table:table-cell office:value-type="string">
            <text:p>zpyt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šaha</text:p>
          </table:table-cell>
          <table:table-cell office:value-type="string">
            <text:p>zpša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róznje</text:p>
          </table:table-cell>
          <table:table-cell office:value-type="string">
            <text:p>zpróz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řetož</text:p>
          </table:table-cell>
          <table:table-cell office:value-type="string">
            <text:p>zpřeto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njene</text:p>
          </table:table-cell>
          <table:table-cell office:value-type="string">
            <text:p>zpom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nili</text:p>
          </table:table-cell>
          <table:table-cell office:value-type="string">
            <text:p>zpom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nich</text:p>
          </table:table-cell>
          <table:table-cell office:value-type="string">
            <text:p>zpomn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ńće</text:p>
          </table:table-cell>
          <table:table-cell office:value-type="string">
            <text:p>zpom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kojištaj</text:p>
          </table:table-cell>
          <table:table-cell office:value-type="string">
            <text:p>zpokoj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kojił</text:p>
          </table:table-cell>
          <table:table-cell office:value-type="string">
            <text:p>zpokoj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kojichu</text:p>
          </table:table-cell>
          <table:table-cell office:value-type="string">
            <text:p>zpokoj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a</text:p>
          </table:table-cell>
          <table:table-cell office:value-type="string">
            <text:p>zpodo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anje</text:p>
          </table:table-cell>
          <table:table-cell office:value-type="string">
            <text:p>zp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alichu</text:p>
          </table:table-cell>
          <table:table-cell office:value-type="string">
            <text:p>zpal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ónzkim</text:p>
          </table:table-cell>
          <table:table-cell office:value-type="string">
            <text:p>žón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ołčom</text:p>
          </table:table-cell>
          <table:table-cell office:value-type="string">
            <text:p>žołč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oi</text:p>
          </table:table-cell>
          <table:table-cell office:value-type="string">
            <text:p>zo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ohnowane</text:p>
          </table:table-cell>
          <table:table-cell office:value-type="string">
            <text:p>žohno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ohnował</text:p>
          </table:table-cell>
          <table:table-cell office:value-type="string">
            <text:p>žohn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ohnowali</text:p>
          </table:table-cell>
          <table:table-cell office:value-type="string">
            <text:p>žohn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osychu</text:p>
          </table:table-cell>
          <table:table-cell office:value-type="string">
            <text:p>znos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amjenja</text:p>
          </table:table-cell>
          <table:table-cell office:value-type="string">
            <text:p>znam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ajomny</text:p>
          </table:table-cell>
          <table:table-cell office:value-type="string">
            <text:p>znajo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y</text:p>
          </table:table-cell>
          <table:table-cell office:value-type="string">
            <text:p>z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yć</text:p>
          </table:table-cell>
          <table:table-cell office:value-type="string">
            <text:p>zm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ućili</text:p>
          </table:table-cell>
          <table:table-cell office:value-type="string">
            <text:p>zmuć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ućichu</text:p>
          </table:table-cell>
          <table:table-cell office:value-type="string">
            <text:p>zmuć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ěška</text:p>
          </table:table-cell>
          <table:table-cell office:value-type="string">
            <text:p>změš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ěša</text:p>
          </table:table-cell>
          <table:table-cell office:value-type="string">
            <text:p>změ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ěšataj</text:p>
          </table:table-cell>
          <table:table-cell office:value-type="string">
            <text:p>změša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ěšana</text:p>
          </table:table-cell>
          <table:table-cell office:value-type="string">
            <text:p>změš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ži</text:p>
          </table:table-cell>
          <table:table-cell office:value-type="string">
            <text:p>zło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ózć</text:p>
          </table:table-cell>
          <table:table-cell office:value-type="string">
            <text:p>złó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ózćow</text:p>
          </table:table-cell>
          <table:table-cell office:value-type="string">
            <text:p>złózć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tym</text:p>
          </table:table-cell>
          <table:table-cell office:value-type="string">
            <text:p>zło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tnik</text:p>
          </table:table-cell>
          <table:table-cell office:value-type="string">
            <text:p>złot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bja</text:p>
          </table:table-cell>
          <table:table-cell office:value-type="string">
            <text:p>złob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šiwdźił</text:p>
          </table:table-cell>
          <table:table-cell office:value-type="string">
            <text:p>zkšiw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rótkim</text:p>
          </table:table-cell>
          <table:table-cell office:value-type="string">
            <text:p>zkrót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ržimy</text:p>
          </table:table-cell>
          <table:table-cell office:value-type="string">
            <text:p>zkorž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ržby</text:p>
          </table:table-cell>
          <table:table-cell office:value-type="string">
            <text:p>zkóržb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ržbnikow</text:p>
          </table:table-cell>
          <table:table-cell office:value-type="string">
            <text:p>zkóržb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nzowani</text:p>
          </table:table-cell>
          <table:table-cell office:value-type="string">
            <text:p>zkónzow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nčenje</text:p>
          </table:table-cell>
          <table:table-cell office:value-type="string">
            <text:p>zkónč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čištaj</text:p>
          </table:table-cell>
          <table:table-cell office:value-type="string">
            <text:p>zkoč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ćata</text:p>
          </table:table-cell>
          <table:table-cell office:value-type="string">
            <text:p>zkoć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ładuja</text:p>
          </table:table-cell>
          <table:table-cell office:value-type="string">
            <text:p>zkład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ori</text:p>
          </table:table-cell>
          <table:table-cell office:value-type="string">
            <text:p>zkho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ód</text:p>
          </table:table-cell>
          <table:table-cell office:value-type="string">
            <text:p>zkhó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odej</text:p>
          </table:table-cell>
          <table:table-cell office:value-type="string">
            <text:p>zkhod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łoby</text:p>
          </table:table-cell>
          <table:table-cell office:value-type="string">
            <text:p>zkałob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łobne</text:p>
          </table:table-cell>
          <table:table-cell office:value-type="string">
            <text:p>zkałob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kaše</text:p>
          </table:table-cell>
          <table:table-cell office:value-type="string">
            <text:p>zkak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dnanje</text:p>
          </table:table-cell>
          <table:table-cell office:value-type="string">
            <text:p>zjedn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dnali</text:p>
          </table:table-cell>
          <table:table-cell office:value-type="string">
            <text:p>zjedn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nozću</text:p>
          </table:table-cell>
          <table:table-cell office:value-type="string">
            <text:p>žiwn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nozćow</text:p>
          </table:table-cell>
          <table:table-cell office:value-type="string">
            <text:p>žiwnozć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nozći</text:p>
          </table:table-cell>
          <table:table-cell office:value-type="string">
            <text:p>žiw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ješe</text:p>
          </table:table-cell>
          <table:table-cell office:value-type="string">
            <text:p>žiw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renzkich</text:p>
          </table:table-cell>
          <table:table-cell office:value-type="string">
            <text:p>ziren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renizzy</text:p>
          </table:table-cell>
          <table:table-cell office:value-type="string">
            <text:p>ziren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renejzki</text:p>
          </table:table-cell>
          <table:table-cell office:value-type="string">
            <text:p>zirenej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prus</text:p>
          </table:table-cell>
          <table:table-cell office:value-type="string">
            <text:p>zipr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prizzy</text:p>
          </table:table-cell>
          <table:table-cell office:value-type="string">
            <text:p>zipr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prizki</text:p>
          </table:table-cell>
          <table:table-cell office:value-type="string">
            <text:p>zipri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prizkemu</text:p>
          </table:table-cell>
          <table:table-cell office:value-type="string">
            <text:p>ziprizk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pra</text:p>
          </table:table-cell>
          <table:table-cell office:value-type="string">
            <text:p>žip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lizizku</text:p>
          </table:table-cell>
          <table:table-cell office:value-type="string">
            <text:p>zilizi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dżi</text:p>
          </table:table-cell>
          <table:table-cell office:value-type="string">
            <text:p>židż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żidowzkeje</text:p>
          </table:table-cell>
          <table:table-cell office:value-type="string">
            <text:p>żidow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daj</text:p>
          </table:table-cell>
          <table:table-cell office:value-type="string">
            <text:p>ži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omadźenym</text:p>
          </table:table-cell>
          <table:table-cell office:value-type="string">
            <text:p>zhromadź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omadne</text:p>
          </table:table-cell>
          <table:table-cell office:value-type="string">
            <text:p>zhroma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towachu</text:p>
          </table:table-cell>
          <table:table-cell office:value-type="string">
            <text:p>zhot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nju</text:p>
          </table:table-cell>
          <table:table-cell office:value-type="string">
            <text:p>zho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njene</text:p>
          </table:table-cell>
          <table:table-cell office:value-type="string">
            <text:p>zho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nichu</text:p>
          </table:table-cell>
          <table:table-cell office:value-type="string">
            <text:p>zhon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žiwjeny</text:p>
          </table:table-cell>
          <table:table-cell office:value-type="string">
            <text:p>zežiw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zda</text:p>
          </table:table-cell>
          <table:table-cell office:value-type="string">
            <text:p>zez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ezarii</text:p>
          </table:table-cell>
          <table:table-cell office:value-type="string">
            <text:p>žezar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zarii</text:p>
          </table:table-cell>
          <table:table-cell office:value-type="string">
            <text:p>zezar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zareje</text:p>
          </table:table-cell>
          <table:table-cell office:value-type="string">
            <text:p>zezar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šłe</text:p>
          </table:table-cell>
          <table:table-cell office:value-type="string">
            <text:p>zeš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rizke</text:p>
          </table:table-cell>
          <table:table-cell office:value-type="string">
            <text:p>zeri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ńć</text:p>
          </table:table-cell>
          <table:table-cell office:value-type="string">
            <text:p>zeń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zke</text:p>
          </table:table-cell>
          <table:table-cell office:value-type="string">
            <text:p>zem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jerženje</text:p>
          </table:table-cell>
          <table:table-cell office:value-type="string">
            <text:p>zemjerž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elotes</text:p>
          </table:table-cell>
          <table:table-cell office:value-type="string">
            <text:p>žel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łhaš</text:p>
          </table:table-cell>
          <table:table-cell office:value-type="string">
            <text:p>zełh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eleznym</text:p>
          </table:table-cell>
          <table:table-cell office:value-type="string">
            <text:p>želez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ktu</text:p>
          </table:table-cell>
          <table:table-cell office:value-type="string">
            <text:p>zek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kće</text:p>
          </table:table-cell>
          <table:table-cell office:value-type="string">
            <text:p>zek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jchami</text:p>
          </table:table-cell>
          <table:table-cell office:value-type="string">
            <text:p>zejch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gel</text:p>
          </table:table-cell>
          <table:table-cell office:value-type="string">
            <text:p>zeg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źerženi</text:p>
          </table:table-cell>
          <table:table-cell office:value-type="string">
            <text:p>zdźerž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źer</text:p>
          </table:table-cell>
          <table:table-cell office:value-type="string">
            <text:p>zdź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obnje</text:p>
          </table:table-cell>
          <table:table-cell office:value-type="string">
            <text:p>zdob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obne</text:p>
          </table:table-cell>
          <table:table-cell office:value-type="string">
            <text:p>zdob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činiła</text:p>
          </table:table-cell>
          <table:table-cell office:value-type="string">
            <text:p>zčin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inichu</text:p>
          </table:table-cell>
          <table:table-cell office:value-type="string">
            <text:p>zćin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eŕpliwje</text:p>
          </table:table-cell>
          <table:table-cell office:value-type="string">
            <text:p>zćeŕpli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ěn</text:p>
          </table:table-cell>
          <table:table-cell office:value-type="string">
            <text:p>zćě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ěna</text:p>
          </table:table-cell>
          <table:table-cell office:value-type="string">
            <text:p>zćě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udżił</text:p>
          </table:table-cell>
          <table:table-cell office:value-type="string">
            <text:p>zbudż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ozće</text:p>
          </table:table-cell>
          <table:table-cell office:value-type="string">
            <text:p>zbóž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že</text:p>
          </table:table-cell>
          <table:table-cell office:value-type="string">
            <text:p>zbě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ženje</text:p>
          </table:table-cell>
          <table:table-cell office:value-type="string">
            <text:p>zběž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ženja</text:p>
          </table:table-cell>
          <table:table-cell office:value-type="string">
            <text:p>zbě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ža</text:p>
          </table:table-cell>
          <table:table-cell office:value-type="string">
            <text:p>zběž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raše</text:p>
          </table:table-cell>
          <table:table-cell office:value-type="string">
            <text:p>zběr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tupi</text:p>
          </table:table-cell>
          <table:table-cell office:value-type="string">
            <text:p>zaztu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tojnikach</text:p>
          </table:table-cell>
          <table:table-cell office:value-type="string">
            <text:p>zaztojni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pjerjo</text:p>
          </table:table-cell>
          <table:table-cell office:value-type="string">
            <text:p>zazpje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ołaštaj</text:p>
          </table:table-cell>
          <table:table-cell office:value-type="string">
            <text:p>zawoł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ołany</text:p>
          </table:table-cell>
          <table:table-cell office:value-type="string">
            <text:p>zawoł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izću</text:p>
          </table:table-cell>
          <table:table-cell office:value-type="string">
            <text:p>zawi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izće</text:p>
          </table:table-cell>
          <table:table-cell office:value-type="string">
            <text:p>zawi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idźiwši</text:p>
          </table:table-cell>
          <table:table-cell office:value-type="string">
            <text:p>zawidź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idźichu</text:p>
          </table:table-cell>
          <table:table-cell office:value-type="string">
            <text:p>zawidź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adźić</text:p>
          </table:table-cell>
          <table:table-cell office:value-type="string">
            <text:p>zawa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ykachu</text:p>
          </table:table-cell>
          <table:table-cell office:value-type="string">
            <text:p>zatyk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mane</text:p>
          </table:table-cell>
          <table:table-cell office:value-type="string">
            <text:p>zatam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opoztajenja</text:p>
          </table:table-cell>
          <table:table-cell office:value-type="string">
            <text:p>zasopozta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šoł</text:p>
          </table:table-cell>
          <table:table-cell office:value-type="string">
            <text:p>zaš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łužbu</text:p>
          </table:table-cell>
          <table:table-cell office:value-type="string">
            <text:p>zasłuž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akła</text:p>
          </table:table-cell>
          <table:table-cell office:value-type="string">
            <text:p>zasak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oćimy</text:p>
          </table:table-cell>
          <table:table-cell office:value-type="string">
            <text:p>zaroć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oćerjo</text:p>
          </table:table-cell>
          <table:table-cell office:value-type="string">
            <text:p>zaroće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-</text:p>
          </table:table-cell>
          <table:table-cell office:value-type="string">
            <text:p>zapši-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mnuchu</text:p>
          </table:table-cell>
          <table:table-cell office:value-type="string">
            <text:p>zapšimnu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mńće</text:p>
          </table:table-cell>
          <table:table-cell office:value-type="string">
            <text:p>zapšim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jeć</text:p>
          </table:table-cell>
          <table:table-cell office:value-type="string">
            <text:p>zapšij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jawši</text:p>
          </table:table-cell>
          <table:table-cell office:value-type="string">
            <text:p>zapšij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rěchu</text:p>
          </table:table-cell>
          <table:table-cell office:value-type="string">
            <text:p>zaprě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omnjene</text:p>
          </table:table-cell>
          <table:table-cell office:value-type="string">
            <text:p>zapom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oča</text:p>
          </table:table-cell>
          <table:table-cell office:value-type="string">
            <text:p>zapo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očało</text:p>
          </table:table-cell>
          <table:table-cell office:value-type="string">
            <text:p>započ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isanja</text:p>
          </table:table-cell>
          <table:table-cell office:value-type="string">
            <text:p>zapis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alichu</text:p>
          </table:table-cell>
          <table:table-cell office:value-type="string">
            <text:p>zapal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adźechmy</text:p>
          </table:table-cell>
          <table:table-cell office:value-type="string">
            <text:p>zapadźe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knu</text:p>
          </table:table-cell>
          <table:table-cell office:value-type="string">
            <text:p>zank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knuł</text:p>
          </table:table-cell>
          <table:table-cell office:value-type="string">
            <text:p>zank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ičowany</text:p>
          </table:table-cell>
          <table:table-cell office:value-type="string">
            <text:p>zanič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ńdźće</text:p>
          </table:table-cell>
          <table:table-cell office:value-type="string">
            <text:p>zań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ysli</text:p>
          </table:table-cell>
          <table:table-cell office:value-type="string">
            <text:p>zamys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yslili</text:p>
          </table:table-cell>
          <table:table-cell office:value-type="string">
            <text:p>zamysl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yslichmy</text:p>
          </table:table-cell>
          <table:table-cell office:value-type="string">
            <text:p>zamysli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óžeše</text:p>
          </table:table-cell>
          <table:table-cell office:value-type="string">
            <text:p>zamóž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olwjene</text:p>
          </table:table-cell>
          <table:table-cell office:value-type="string">
            <text:p>zamolw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olwił</text:p>
          </table:table-cell>
          <table:table-cell office:value-type="string">
            <text:p>zamolw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olili</text:p>
          </table:table-cell>
          <table:table-cell office:value-type="string">
            <text:p>zamol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ozć</text:p>
          </table:table-cell>
          <table:table-cell office:value-type="string">
            <text:p>žał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ozće</text:p>
          </table:table-cell>
          <table:table-cell office:value-type="string">
            <text:p>žał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omdźi</text:p>
          </table:table-cell>
          <table:table-cell office:value-type="string">
            <text:p>zakom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owaš</text:p>
          </table:table-cell>
          <table:table-cell office:value-type="string">
            <text:p>zakhow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adźeše</text:p>
          </table:table-cell>
          <table:table-cell office:value-type="string">
            <text:p>zakha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ažmy</text:p>
          </table:table-cell>
          <table:table-cell office:value-type="string">
            <text:p>zakaž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azanja</text:p>
          </table:table-cell>
          <table:table-cell office:value-type="string">
            <text:p>zakaz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azali</text:p>
          </table:table-cell>
          <table:table-cell office:value-type="string">
            <text:p>zakaz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ubješe</text:p>
          </table:table-cell>
          <table:table-cell office:value-type="string">
            <text:p>zahub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ubjene</text:p>
          </table:table-cell>
          <table:table-cell office:value-type="string">
            <text:p>zahub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ubi</text:p>
          </table:table-cell>
          <table:table-cell office:value-type="string">
            <text:p>zahub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nać</text:p>
          </table:table-cell>
          <table:table-cell office:value-type="string">
            <text:p>zahn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injenje</text:p>
          </table:table-cell>
          <table:table-cell office:value-type="string">
            <text:p>zahin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anibješe</text:p>
          </table:table-cell>
          <table:table-cell office:value-type="string">
            <text:p>zahanib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erženje</text:p>
          </table:table-cell>
          <table:table-cell office:value-type="string">
            <text:p>zadźerž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eržeć</text:p>
          </table:table-cell>
          <table:table-cell office:value-type="string">
            <text:p>zadźerž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ušene</text:p>
          </table:table-cell>
          <table:table-cell office:value-type="string">
            <text:p>zaduš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am</text:p>
          </table:table-cell>
          <table:table-cell office:value-type="string">
            <text:p>žad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ali</text:p>
          </table:table-cell>
          <table:table-cell office:value-type="string">
            <text:p>žad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ćisnuć</text:p>
          </table:table-cell>
          <table:table-cell office:value-type="string">
            <text:p>zaćis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chodnych</text:p>
          </table:table-cell>
          <table:table-cell office:value-type="string">
            <text:p>zachod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ćekał</text:p>
          </table:table-cell>
          <table:table-cell office:value-type="string">
            <text:p>zaćek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i</text:p>
          </table:table-cell>
          <table:table-cell office:value-type="string">
            <text:p>zab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ity</text:p>
          </table:table-cell>
          <table:table-cell office:value-type="string">
            <text:p>zab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ił</text:p>
          </table:table-cell>
          <table:table-cell office:value-type="string">
            <text:p>zab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zašće</text:p>
          </table:table-cell>
          <table:table-cell office:value-type="string">
            <text:p>wza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zało</text:p>
          </table:table-cell>
          <table:table-cell office:value-type="string">
            <text:p>wz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załaj</text:p>
          </table:table-cell>
          <table:table-cell office:value-type="string">
            <text:p>wz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zach</text:p>
          </table:table-cell>
          <table:table-cell office:value-type="string">
            <text:p>wz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w</text:p>
          </table:table-cell>
          <table:table-cell office:value-type="string">
            <text:p>[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wolenym</text:p>
          </table:table-cell>
          <table:table-cell office:value-type="string">
            <text:p>wuzwol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upiš</text:p>
          </table:table-cell>
          <table:table-cell office:value-type="string">
            <text:p>wuztup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upištaj</text:p>
          </table:table-cell>
          <table:table-cell office:value-type="string">
            <text:p>wuztup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upiła</text:p>
          </table:table-cell>
          <table:table-cell office:value-type="string">
            <text:p>wuztup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upić</text:p>
          </table:table-cell>
          <table:table-cell office:value-type="string">
            <text:p>wuztup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wjenych</text:p>
          </table:table-cell>
          <table:table-cell office:value-type="string">
            <text:p>wuztrowj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wjenja</text:p>
          </table:table-cell>
          <table:table-cell office:value-type="string">
            <text:p>wuztrow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wić</text:p>
          </table:table-cell>
          <table:table-cell office:value-type="string">
            <text:p>wuztrow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r</text:p>
          </table:table-cell>
          <table:table-cell office:value-type="string">
            <text:p>wuztr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orkachu</text:p>
          </table:table-cell>
          <table:table-cell office:value-type="string">
            <text:p>wuztork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orči</text:p>
          </table:table-cell>
          <table:table-cell office:value-type="string">
            <text:p>wuztor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ichu</text:p>
          </table:table-cell>
          <table:table-cell office:value-type="string">
            <text:p>wuztaj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eštaj</text:p>
          </table:table-cell>
          <table:table-cell office:value-type="string">
            <text:p>wuztaj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enja</text:p>
          </table:table-cell>
          <table:table-cell office:value-type="string">
            <text:p>wuzta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enjam</text:p>
          </table:table-cell>
          <table:table-cell office:value-type="string">
            <text:p>wuztajenj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enaj</text:p>
          </table:table-cell>
          <table:table-cell office:value-type="string">
            <text:p>wuztaje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na</text:p>
          </table:table-cell>
          <table:table-cell office:value-type="string">
            <text:p>wuz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naju</text:p>
          </table:table-cell>
          <table:table-cell office:value-type="string">
            <text:p>wuzn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koči</text:p>
          </table:table-cell>
          <table:table-cell office:value-type="string">
            <text:p>wuzko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tnym</text:p>
          </table:table-cell>
          <table:table-cell office:value-type="string">
            <text:p>wužit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</text:p>
          </table:table-cell>
          <table:table-cell office:value-type="string">
            <text:p>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wjedźeni</text:p>
          </table:table-cell>
          <table:table-cell office:value-type="string">
            <text:p>wuwje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wjedźene</text:p>
          </table:table-cell>
          <table:table-cell office:value-type="string">
            <text:p>wuwjedź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wjedźechu</text:p>
          </table:table-cell>
          <table:table-cell office:value-type="string">
            <text:p>wuwjedź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wjedu</text:p>
          </table:table-cell>
          <table:table-cell office:value-type="string">
            <text:p>wuwje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upjenje</text:p>
          </table:table-cell>
          <table:table-cell office:value-type="string">
            <text:p>wutup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upjena</text:p>
          </table:table-cell>
          <table:table-cell office:value-type="string">
            <text:p>wutup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upi</text:p>
          </table:table-cell>
          <table:table-cell office:value-type="string">
            <text:p>wutu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robami</text:p>
          </table:table-cell>
          <table:table-cell office:value-type="string">
            <text:p>wutrob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orže</text:p>
          </table:table-cell>
          <table:table-cell office:value-type="string">
            <text:p>wutor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oržech</text:p>
          </table:table-cell>
          <table:table-cell office:value-type="string">
            <text:p>wutorže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orhnuł</text:p>
          </table:table-cell>
          <table:table-cell office:value-type="string">
            <text:p>wutorh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nu</text:p>
          </table:table-cell>
          <table:table-cell office:value-type="string">
            <text:p>wus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šłaj</text:p>
          </table:table-cell>
          <table:table-cell office:value-type="string">
            <text:p>wuš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yčeć</text:p>
          </table:table-cell>
          <table:table-cell office:value-type="string">
            <text:p>wuryč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jez</text:p>
          </table:table-cell>
          <table:table-cell office:value-type="string">
            <text:p>wurje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yšene</text:p>
          </table:table-cell>
          <table:table-cell office:value-type="string">
            <text:p>wupyš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šeztrěwši</text:p>
          </table:table-cell>
          <table:table-cell office:value-type="string">
            <text:p>wupšeztrě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owjedaju</text:p>
          </table:table-cell>
          <table:table-cell office:value-type="string">
            <text:p>wupowjed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łuwali</text:p>
          </table:table-cell>
          <table:table-cell office:value-type="string">
            <text:p>wupłu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anuć</text:p>
          </table:table-cell>
          <table:table-cell office:value-type="string">
            <text:p>wupa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adźechu</text:p>
          </table:table-cell>
          <table:table-cell office:value-type="string">
            <text:p>wupadź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ńdźtaj</text:p>
          </table:table-cell>
          <table:table-cell office:value-type="string">
            <text:p>wuńdź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ysla</text:p>
          </table:table-cell>
          <table:table-cell office:value-type="string">
            <text:p>wumys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ožnik</text:p>
          </table:table-cell>
          <table:table-cell office:value-type="string">
            <text:p>wumož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óže</text:p>
          </table:table-cell>
          <table:table-cell office:value-type="string">
            <text:p>wumó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oženy</text:p>
          </table:table-cell>
          <table:table-cell office:value-type="string">
            <text:p>wumož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jetać</text:p>
          </table:table-cell>
          <table:table-cell office:value-type="string">
            <text:p>wumjet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jetachmy</text:p>
          </table:table-cell>
          <table:table-cell office:value-type="string">
            <text:p>wumjet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ěnjene</text:p>
          </table:table-cell>
          <table:table-cell office:value-type="string">
            <text:p>wumě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łožištaj</text:p>
          </table:table-cell>
          <table:table-cell office:value-type="string">
            <text:p>wułož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kimózny</text:p>
          </table:table-cell>
          <table:table-cell office:value-type="string">
            <text:p>wulkimóz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kemu</text:p>
          </table:table-cell>
          <table:table-cell office:value-type="string">
            <text:p>wulk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keje</text:p>
          </table:table-cell>
          <table:table-cell office:value-type="string">
            <text:p>wul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eće</text:p>
          </table:table-cell>
          <table:table-cell office:value-type="string">
            <text:p>wul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aty</text:p>
          </table:table-cell>
          <table:table-cell office:value-type="string">
            <text:p>wul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ata</text:p>
          </table:table-cell>
          <table:table-cell office:value-type="string">
            <text:p>wul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ał</text:p>
          </table:table-cell>
          <table:table-cell office:value-type="string">
            <text:p>wul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šćeni</text:p>
          </table:table-cell>
          <table:table-cell office:value-type="string">
            <text:p>wukš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ładźene</text:p>
          </table:table-cell>
          <table:table-cell office:value-type="string">
            <text:p>wukładź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idał</text:p>
          </table:table-cell>
          <table:table-cell office:value-type="string">
            <text:p>wuki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hotowanjom</text:p>
          </table:table-cell>
          <table:table-cell office:value-type="string">
            <text:p>wuhot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hotował</text:p>
          </table:table-cell>
          <table:table-cell office:value-type="string">
            <text:p>wuhot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hladachmy</text:p>
          </table:table-cell>
          <table:table-cell office:value-type="string">
            <text:p>wuhlad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źerži</text:p>
          </table:table-cell>
          <table:table-cell office:value-type="string">
            <text:p>wudźer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źěleše</text:p>
          </table:table-cell>
          <table:table-cell office:value-type="string">
            <text:p>wudźěl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źěłanym</text:p>
          </table:table-cell>
          <table:table-cell office:value-type="string">
            <text:p>wudźěła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omniza</text:p>
          </table:table-cell>
          <table:table-cell office:value-type="string">
            <text:p>wučomni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zć</text:p>
          </table:table-cell>
          <table:table-cell office:value-type="string">
            <text:p>wuči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zćeše</text:p>
          </table:table-cell>
          <table:table-cell office:value-type="string">
            <text:p>wučizć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</text:p>
          </table:table-cell>
          <table:table-cell office:value-type="string">
            <text:p>wu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ćis</text:p>
          </table:table-cell>
          <table:table-cell office:value-type="string">
            <text:p>wuć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ćisnychu</text:p>
          </table:table-cell>
          <table:table-cell office:value-type="string">
            <text:p>wućis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łaj</text:p>
          </table:table-cell>
          <table:table-cell office:value-type="string">
            <text:p>wuč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erjo</text:p>
          </table:table-cell>
          <table:table-cell office:value-type="string">
            <text:p>wuče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ena</text:p>
          </table:table-cell>
          <table:table-cell office:value-type="string">
            <text:p>wuč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a</text:p>
          </table:table-cell>
          <table:table-cell office:value-type="string">
            <text:p>wu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ćahnuchu</text:p>
          </table:table-cell>
          <table:table-cell office:value-type="string">
            <text:p>wućahnu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budźi</text:p>
          </table:table-cell>
          <table:table-cell office:value-type="string">
            <text:p>wubu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brali</text:p>
          </table:table-cell>
          <table:table-cell office:value-type="string">
            <text:p>wubr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udźomz</text:p>
          </table:table-cell>
          <table:table-cell office:value-type="string">
            <text:p>wšudźom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o</text:p>
          </table:table-cell>
          <table:table-cell office:value-type="string">
            <text:p>w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ě</text:p>
          </table:table-cell>
          <table:table-cell office:value-type="string">
            <text:p>wš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ěmi</text:p>
          </table:table-cell>
          <table:table-cell office:value-type="string">
            <text:p>wšě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ědnej</text:p>
          </table:table-cell>
          <table:table-cell office:value-type="string">
            <text:p>wšěd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otow</text:p>
          </table:table-cell>
          <table:table-cell office:value-type="string">
            <text:p>wro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tnych</text:p>
          </table:table-cell>
          <table:table-cell office:value-type="string">
            <text:p>wrót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otami</text:p>
          </table:table-cell>
          <table:table-cell office:value-type="string">
            <text:p>wrot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ćmy</text:p>
          </table:table-cell>
          <table:table-cell office:value-type="string">
            <text:p>wróć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ćich</text:p>
          </table:table-cell>
          <table:table-cell office:value-type="string">
            <text:p>wróć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u</text:p>
          </table:table-cell>
          <table:table-cell office:value-type="string">
            <text:p>wo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ući</text:p>
          </table:table-cell>
          <table:table-cell office:value-type="string">
            <text:p>wozu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ichmy</text:p>
          </table:table-cell>
          <table:table-cell office:value-type="string">
            <text:p>woztaji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ena</text:p>
          </table:table-cell>
          <table:table-cell office:value-type="string">
            <text:p>wozta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ej</text:p>
          </table:table-cell>
          <table:table-cell office:value-type="string">
            <text:p>woz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wza</text:p>
          </table:table-cell>
          <table:table-cell office:value-type="string">
            <text:p>wow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upiwši</text:p>
          </table:table-cell>
          <table:table-cell office:value-type="string">
            <text:p>wotztup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upichu</text:p>
          </table:table-cell>
          <table:table-cell office:value-type="string">
            <text:p>wotztup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zje</text:p>
          </table:table-cell>
          <table:table-cell office:value-type="string">
            <text:p>wótz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zach</text:p>
          </table:table-cell>
          <table:table-cell office:value-type="string">
            <text:p>wótz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obroćiš</text:p>
          </table:table-cell>
          <table:table-cell office:value-type="string">
            <text:p>wotwobroć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obroćił</text:p>
          </table:table-cell>
          <table:table-cell office:value-type="string">
            <text:p>wotwobro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jeze</text:p>
          </table:table-cell>
          <table:table-cell office:value-type="string">
            <text:p>wotwjez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jedźeš</text:p>
          </table:table-cell>
          <table:table-cell office:value-type="string">
            <text:p>wotwjedź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tšaseštaj</text:p>
          </table:table-cell>
          <table:table-cell office:value-type="string">
            <text:p>wottšas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sadźił</text:p>
          </table:table-cell>
          <table:table-cell office:value-type="string">
            <text:p>wotsa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rubachu</text:p>
          </table:table-cell>
          <table:table-cell office:value-type="string">
            <text:p>wotrub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łožić</text:p>
          </table:table-cell>
          <table:table-cell office:value-type="string">
            <text:p>wotpołož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łožichu</text:p>
          </table:table-cell>
          <table:table-cell office:value-type="string">
            <text:p>wotpołož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łožichmy</text:p>
          </table:table-cell>
          <table:table-cell office:value-type="string">
            <text:p>wotpołoži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anuła</text:p>
          </table:table-cell>
          <table:table-cell office:value-type="string">
            <text:p>wotpanu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łoži</text:p>
          </table:table-cell>
          <table:table-cell office:value-type="string">
            <text:p>wotło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łoženja</text:p>
          </table:table-cell>
          <table:table-cell office:value-type="string">
            <text:p>wotło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imnolwi</text:p>
          </table:table-cell>
          <table:table-cell office:value-type="string">
            <text:p>wotimnol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wrjenju</text:p>
          </table:table-cell>
          <table:table-cell office:value-type="string">
            <text:p>wotewr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wriwši</text:p>
          </table:table-cell>
          <table:table-cell office:value-type="string">
            <text:p>wotewr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wrichmy</text:p>
          </table:table-cell>
          <table:table-cell office:value-type="string">
            <text:p>wotewri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ńdźtaj</text:p>
          </table:table-cell>
          <table:table-cell office:value-type="string">
            <text:p>woteńdź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ńdźenju</text:p>
          </table:table-cell>
          <table:table-cell office:value-type="string">
            <text:p>woteń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ńć</text:p>
          </table:table-cell>
          <table:table-cell office:value-type="string">
            <text:p>woteń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hna</text:p>
          </table:table-cell>
          <table:table-cell office:value-type="string">
            <text:p>woteh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dźěli</text:p>
          </table:table-cell>
          <table:table-cell office:value-type="string">
            <text:p>wotdźě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dźělće</text:p>
          </table:table-cell>
          <table:table-cell office:value-type="string">
            <text:p>wotdźě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my</text:p>
          </table:table-cell>
          <table:table-cell office:value-type="string">
            <text:p>wos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ymi</text:p>
          </table:table-cell>
          <table:table-cell office:value-type="string">
            <text:p>woseb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iše</text:p>
          </table:table-cell>
          <table:table-cell office:value-type="string">
            <text:p>wosebn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adźe</text:p>
          </table:table-cell>
          <table:table-cell office:value-type="string">
            <text:p>wosa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adu</text:p>
          </table:table-cell>
          <table:table-cell office:value-type="string">
            <text:p>wosa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adach</text:p>
          </table:table-cell>
          <table:table-cell office:value-type="string">
            <text:p>wosad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šija</text:p>
          </table:table-cell>
          <table:table-cell office:value-type="string">
            <text:p>wopši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owane</text:p>
          </table:table-cell>
          <table:table-cell office:value-type="string">
            <text:p>wopro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ować</text:p>
          </table:table-cell>
          <table:table-cell office:value-type="string">
            <text:p>wopr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šowanje</text:p>
          </table:table-cell>
          <table:table-cell office:value-type="string">
            <text:p>wopraš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šenja</text:p>
          </table:table-cell>
          <table:table-cell office:value-type="string">
            <text:p>wopraš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šał</text:p>
          </table:table-cell>
          <table:table-cell office:value-type="string">
            <text:p>wopraš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row</text:p>
          </table:table-cell>
          <table:table-cell office:value-type="string">
            <text:p>wopo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kazaneho</text:p>
          </table:table-cell>
          <table:table-cell office:value-type="string">
            <text:p>wopokaza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kazachu</text:p>
          </table:table-cell>
          <table:table-cell office:value-type="string">
            <text:p>wopokaz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li</text:p>
          </table:table-cell>
          <table:table-cell office:value-type="string">
            <text:p>wop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asaj</text:p>
          </table:table-cell>
          <table:table-cell office:value-type="string">
            <text:p>wopas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npósłani</text:p>
          </table:table-cell>
          <table:table-cell office:value-type="string">
            <text:p>wonpósł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woni</text:p>
          </table:table-cell>
          <table:table-cell office:value-type="string">
            <text:p>[wo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taŕ</text:p>
          </table:table-cell>
          <table:table-cell office:value-type="string">
            <text:p>wołt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ajzy</text:p>
          </table:table-cell>
          <table:table-cell office:value-type="string">
            <text:p>wołaj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aj</text:p>
          </table:table-cell>
          <table:table-cell office:value-type="string">
            <text:p>wo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ach</text:p>
          </table:table-cell>
          <table:table-cell office:value-type="string">
            <text:p>woł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šewjenja</text:p>
          </table:table-cell>
          <table:table-cell office:value-type="string">
            <text:p>wokšew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ošowachu</text:p>
          </table:table-cell>
          <table:table-cell office:value-type="string">
            <text:p>wokoš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nje</text:p>
          </table:table-cell>
          <table:table-cell office:value-type="string">
            <text:p>wok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jzku</text:p>
          </table:table-cell>
          <table:table-cell office:value-type="string">
            <text:p>wój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ować</text:p>
          </table:table-cell>
          <table:table-cell office:value-type="string">
            <text:p>woj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owachu</text:p>
          </table:table-cell>
          <table:table-cell office:value-type="string">
            <text:p>woj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eŕzkich</text:p>
          </table:table-cell>
          <table:table-cell office:value-type="string">
            <text:p>wojeŕ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aka</text:p>
          </table:table-cell>
          <table:table-cell office:value-type="string">
            <text:p>woja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akach</text:p>
          </table:table-cell>
          <table:table-cell office:value-type="string">
            <text:p>woja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ladanju</text:p>
          </table:table-cell>
          <table:table-cell office:value-type="string">
            <text:p>wohlad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ladach</text:p>
          </table:table-cell>
          <table:table-cell office:value-type="string">
            <text:p>wohlad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ladachu</text:p>
          </table:table-cell>
          <table:table-cell office:value-type="string">
            <text:p>wohlad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enjowym</text:p>
          </table:table-cell>
          <table:table-cell office:value-type="string">
            <text:p>wohenj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enjowe</text:p>
          </table:table-cell>
          <table:table-cell office:value-type="string">
            <text:p>wohenj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źej</text:p>
          </table:table-cell>
          <table:table-cell office:value-type="string">
            <text:p>wodź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aću</text:p>
          </table:table-cell>
          <table:table-cell office:value-type="string">
            <text:p>woda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ow</text:p>
          </table:table-cell>
          <table:table-cell office:value-type="string">
            <text:p>woč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ipohlada</text:p>
          </table:table-cell>
          <table:table-cell office:value-type="string">
            <text:p>wočipohl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ćez</text:p>
          </table:table-cell>
          <table:table-cell office:value-type="string">
            <text:p>wóće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akuja</text:p>
          </table:table-cell>
          <table:table-cell office:value-type="string">
            <text:p>wočak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rany</text:p>
          </table:table-cell>
          <table:table-cell office:value-type="string">
            <text:p>wobztar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ranje</text:p>
          </table:table-cell>
          <table:table-cell office:value-type="string">
            <text:p>wobztar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i</text:p>
          </table:table-cell>
          <table:table-cell office:value-type="string">
            <text:p>wobzkor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enje</text:p>
          </table:table-cell>
          <table:table-cell office:value-type="string">
            <text:p>wobzkorž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eni</text:p>
          </table:table-cell>
          <table:table-cell office:value-type="string">
            <text:p>wobzkorž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a</text:p>
          </table:table-cell>
          <table:table-cell office:value-type="string">
            <text:p>wobzkorž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ćěnił</text:p>
          </table:table-cell>
          <table:table-cell office:value-type="string">
            <text:p>wobzćě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anknych</text:p>
          </table:table-cell>
          <table:table-cell office:value-type="string">
            <text:p>wobzank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anknuł</text:p>
          </table:table-cell>
          <table:table-cell office:value-type="string">
            <text:p>wobzank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anknuli</text:p>
          </table:table-cell>
          <table:table-cell office:value-type="string">
            <text:p>wobzanknu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anknjenej</text:p>
          </table:table-cell>
          <table:table-cell office:value-type="string">
            <text:p>wobzanknje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ydlnikam</text:p>
          </table:table-cell>
          <table:table-cell office:value-type="string">
            <text:p>wobydlni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ydlenja</text:p>
          </table:table-cell>
          <table:table-cell office:value-type="string">
            <text:p>wobydl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wjesył</text:p>
          </table:table-cell>
          <table:table-cell office:value-type="string">
            <text:p>wobwjes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uj</text:p>
          </table:table-cell>
          <table:table-cell office:value-type="string">
            <text:p>wob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tziha</text:p>
          </table:table-cell>
          <table:table-cell office:value-type="string">
            <text:p>wobtzi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tzihali</text:p>
          </table:table-cell>
          <table:table-cell office:value-type="string">
            <text:p>wobtzih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twjerdźił</text:p>
          </table:table-cell>
          <table:table-cell office:value-type="string">
            <text:p>wobtwjer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ynjenych</text:p>
          </table:table-cell>
          <table:table-cell office:value-type="string">
            <text:p>wobsynj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ynjenju</text:p>
          </table:table-cell>
          <table:table-cell office:value-type="string">
            <text:p>wobsy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wědču</text:p>
          </table:table-cell>
          <table:table-cell office:value-type="string">
            <text:p>wobswědč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wědčili</text:p>
          </table:table-cell>
          <table:table-cell office:value-type="string">
            <text:p>wobswědč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wědčenju</text:p>
          </table:table-cell>
          <table:table-cell office:value-type="string">
            <text:p>wobswědč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edźichu</text:p>
          </table:table-cell>
          <table:table-cell office:value-type="string">
            <text:p>wobsedź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yčachu</text:p>
          </table:table-cell>
          <table:table-cell office:value-type="string">
            <text:p>wobryč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oćimy</text:p>
          </table:table-cell>
          <table:table-cell office:value-type="string">
            <text:p>wobroć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oćće</text:p>
          </table:table-cell>
          <table:table-cell office:value-type="string">
            <text:p>wobroć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oća</text:p>
          </table:table-cell>
          <table:table-cell office:value-type="string">
            <text:p>wobro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knu</text:p>
          </table:table-cell>
          <table:table-cell office:value-type="string">
            <text:p>woblek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uzłowa</text:p>
          </table:table-cell>
          <table:table-cell office:value-type="string">
            <text:p>wobkuzł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uzłował</text:p>
          </table:table-cell>
          <table:table-cell office:value-type="string">
            <text:p>wobkuzł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hodźi</text:p>
          </table:table-cell>
          <table:table-cell office:value-type="string">
            <text:p>wobkho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onjenju</text:p>
          </table:table-cell>
          <table:table-cell office:value-type="string">
            <text:p>wobho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onjachu</text:p>
          </table:table-cell>
          <table:table-cell office:value-type="string">
            <text:p>wobhon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onili</text:p>
          </table:table-cell>
          <table:table-cell office:value-type="string">
            <text:p>wobho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onichu</text:p>
          </table:table-cell>
          <table:table-cell office:value-type="string">
            <text:p>wobhon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ladajmy</text:p>
          </table:table-cell>
          <table:table-cell office:value-type="string">
            <text:p>wobhlada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ladać</text:p>
          </table:table-cell>
          <table:table-cell office:value-type="string">
            <text:p>wobhlad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eńdźenje</text:p>
          </table:table-cell>
          <table:table-cell office:value-type="string">
            <text:p>wobeń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darił</text:p>
          </table:table-cell>
          <table:table-cell office:value-type="string">
            <text:p>wobdar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dachu</text:p>
          </table:table-cell>
          <table:table-cell office:value-type="string">
            <text:p>wobd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nowanju</text:p>
          </table:table-cell>
          <table:table-cell office:value-type="string">
            <text:p>wobarnow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ane</text:p>
          </table:table-cell>
          <table:table-cell office:value-type="string">
            <text:p>wobar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ał</text:p>
          </table:table-cell>
          <table:table-cell office:value-type="string">
            <text:p>wobar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zu</text:p>
          </table:table-cell>
          <table:table-cell office:value-type="string">
            <text:p>wje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zewši</text:p>
          </table:table-cell>
          <table:table-cell office:value-type="string">
            <text:p>wjeze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zeni</text:p>
          </table:table-cell>
          <table:table-cell office:value-type="string">
            <text:p>wjez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zechmny</text:p>
          </table:table-cell>
          <table:table-cell office:value-type="string">
            <text:p>wjezech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leě</text:p>
          </table:table-cell>
          <table:table-cell office:value-type="string">
            <text:p>wjele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dźiwši</text:p>
          </table:table-cell>
          <table:table-cell office:value-type="string">
            <text:p>wjedź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dźech</text:p>
          </table:table-cell>
          <table:table-cell office:value-type="string">
            <text:p>wjedźe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ći</text:p>
          </table:table-cell>
          <table:table-cell office:value-type="string">
            <text:p>wje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ćenje</text:p>
          </table:table-cell>
          <table:table-cell office:value-type="string">
            <text:p>wjeć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sy</text:p>
          </table:table-cell>
          <table:table-cell office:value-type="string">
            <text:p>wis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ojte</text:p>
          </table:table-cell>
          <table:table-cell office:value-type="string">
            <text:p>winoj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je</text:p>
          </table:table-cell>
          <table:table-cell office:value-type="string">
            <text:p>wi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iło</text:p>
          </table:table-cell>
          <table:table-cell office:value-type="string">
            <text:p>widź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enja</text:p>
          </table:table-cell>
          <table:table-cell office:value-type="string">
            <text:p>wi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ty</text:p>
          </table:table-cell>
          <table:table-cell office:value-type="string">
            <text:p>wěz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te</text:p>
          </table:table-cell>
          <table:table-cell office:value-type="string">
            <text:p>wěz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teje</text:p>
          </table:table-cell>
          <table:table-cell office:value-type="string">
            <text:p>wězt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ach</text:p>
          </table:table-cell>
          <table:table-cell office:value-type="string">
            <text:p>wěz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try</text:p>
          </table:table-cell>
          <table:table-cell office:value-type="string">
            <text:p>wět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tru</text:p>
          </table:table-cell>
          <table:table-cell office:value-type="string">
            <text:p>wět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šćenje</text:p>
          </table:table-cell>
          <table:table-cell office:value-type="string">
            <text:p>wěšć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šćazeho</text:p>
          </table:table-cell>
          <table:table-cell office:value-type="string">
            <text:p>wěšćaz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ješće</text:p>
          </table:table-cell>
          <table:table-cell office:value-type="string">
            <text:p>wěrje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jazym</text:p>
          </table:table-cell>
          <table:table-cell office:value-type="string">
            <text:p>wěrjaz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jaza</text:p>
          </table:table-cell>
          <table:table-cell office:value-type="string">
            <text:p>wěrja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imuy</text:p>
          </table:table-cell>
          <table:table-cell office:value-type="string">
            <text:p>wěrimu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nzami</text:p>
          </table:table-cell>
          <table:table-cell office:value-type="string">
            <text:p>wěnz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ženy</text:p>
          </table:table-cell>
          <table:table-cell office:value-type="string">
            <text:p>waž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šu</text:p>
          </table:table-cell>
          <table:table-cell office:value-type="string">
            <text:p>wa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šnja</text:p>
          </table:table-cell>
          <table:table-cell office:value-type="string">
            <text:p>waš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bował</text:p>
          </table:table-cell>
          <table:table-cell office:value-type="string">
            <text:p>warb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zka</text:p>
          </table:table-cell>
          <table:table-cell office:value-type="string">
            <text:p>wal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ichu</text:p>
          </table:table-cell>
          <table:table-cell office:value-type="string">
            <text:p>wal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chu</text:p>
          </table:table-cell>
          <table:table-cell office:value-type="string">
            <text:p>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iže</text:p>
          </table:table-cell>
          <table:table-cell office:value-type="string">
            <text:p>tzi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ělzow</text:p>
          </table:table-cell>
          <table:table-cell office:value-type="string">
            <text:p>tzělz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eću</text:p>
          </table:table-cell>
          <table:table-cell office:value-type="string">
            <text:p>tze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ećeje</text:p>
          </table:table-cell>
          <table:table-cell office:value-type="string">
            <text:p>tzeć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eća</text:p>
          </table:table-cell>
          <table:table-cell office:value-type="string">
            <text:p>tze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šnozće</text:p>
          </table:table-cell>
          <table:table-cell office:value-type="string">
            <text:p>tyš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šiće</text:p>
          </table:table-cell>
          <table:table-cell office:value-type="string">
            <text:p>tyš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rannusa</text:p>
          </table:table-cell>
          <table:table-cell office:value-type="string">
            <text:p>tyrannu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dźenjowym</text:p>
          </table:table-cell>
          <table:table-cell office:value-type="string">
            <text:p>tydźenj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chikus</text:p>
          </table:table-cell>
          <table:table-cell office:value-type="string">
            <text:p>tychik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jerde</text:p>
          </table:table-cell>
          <table:table-cell office:value-type="string">
            <text:p>twjer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šepjetawši</text:p>
          </table:table-cell>
          <table:table-cell office:value-type="string">
            <text:p>tšepjet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šepjetanjom</text:p>
          </table:table-cell>
          <table:table-cell office:value-type="string">
            <text:p>tšepjet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štowałaj</text:p>
          </table:table-cell>
          <table:table-cell office:value-type="string">
            <text:p>troštow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štom</text:p>
          </table:table-cell>
          <table:table-cell office:value-type="string">
            <text:p>troš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phimus</text:p>
          </table:table-cell>
          <table:table-cell office:value-type="string">
            <text:p>trophim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phima</text:p>
          </table:table-cell>
          <table:table-cell office:value-type="string">
            <text:p>trophi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gili</text:p>
          </table:table-cell>
          <table:table-cell office:value-type="string">
            <text:p>trog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waŕšojo</text:p>
          </table:table-cell>
          <table:table-cell office:value-type="string">
            <text:p>towaŕš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žechu</text:p>
          </table:table-cell>
          <table:table-cell office:value-type="string">
            <text:p>torž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hnyli</text:p>
          </table:table-cell>
          <table:table-cell office:value-type="string">
            <text:p>torhn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hać</text:p>
          </table:table-cell>
          <table:table-cell office:value-type="string">
            <text:p>torh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kalzaj</text:p>
          </table:table-cell>
          <table:table-cell office:value-type="string">
            <text:p>tkalz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rizkimi</text:p>
          </table:table-cell>
          <table:table-cell office:value-type="string">
            <text:p>tiriz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mona</text:p>
          </table:table-cell>
          <table:table-cell office:value-type="string">
            <text:p>tim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iatirzkich</text:p>
          </table:table-cell>
          <table:table-cell office:value-type="string">
            <text:p>thiatir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udas</text:p>
          </table:table-cell>
          <table:table-cell office:value-type="string">
            <text:p>theud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salonzzy</text:p>
          </table:table-cell>
          <table:table-cell office:value-type="string">
            <text:p>thesalon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salonzkimi</text:p>
          </table:table-cell>
          <table:table-cell office:value-type="string">
            <text:p>thesalonz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salonzkich</text:p>
          </table:table-cell>
          <table:table-cell office:value-type="string">
            <text:p>thesalon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saloniku</text:p>
          </table:table-cell>
          <table:table-cell office:value-type="string">
            <text:p>thesaloni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saloniki</text:p>
          </table:table-cell>
          <table:table-cell office:value-type="string">
            <text:p>thesalon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salonika</text:p>
          </table:table-cell>
          <table:table-cell office:value-type="string">
            <text:p>thesalo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trarchu</text:p>
          </table:table-cell>
          <table:table-cell office:value-type="string">
            <text:p>tetrar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rtullus</text:p>
          </table:table-cell>
          <table:table-cell office:value-type="string">
            <text:p>tertull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rtullusom</text:p>
          </table:table-cell>
          <table:table-cell office:value-type="string">
            <text:p>tertullus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mplach</text:p>
          </table:table-cell>
          <table:table-cell office:value-type="string">
            <text:p>templ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łzt</text:p>
          </table:table-cell>
          <table:table-cell office:value-type="string">
            <text:p>tełz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wzyntow</text:p>
          </table:table-cell>
          <table:table-cell office:value-type="string">
            <text:p>tawzyn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rzu</text:p>
          </table:table-cell>
          <table:table-cell office:value-type="string">
            <text:p>tar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rzenzki</text:p>
          </table:table-cell>
          <table:table-cell office:value-type="string">
            <text:p>tarzen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jkim</text:p>
          </table:table-cell>
          <table:table-cell office:value-type="string">
            <text:p>taj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biće</text:p>
          </table:table-cell>
          <table:table-cell office:value-type="string">
            <text:p>tab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že</text:p>
          </table:table-cell>
          <table:table-cell office:value-type="string">
            <text:p>sy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nuštaj</text:p>
          </table:table-cell>
          <table:table-cell office:value-type="string">
            <text:p>synu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nuch</text:p>
          </table:table-cell>
          <table:table-cell office:value-type="string">
            <text:p>synu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lnym</text:p>
          </table:table-cell>
          <table:table-cell office:value-type="string">
            <text:p>syl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ojimaj</text:p>
          </table:table-cell>
          <table:table-cell office:value-type="string">
            <text:p>swoji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obodne</text:p>
          </table:table-cell>
          <table:table-cell office:value-type="string">
            <text:p>swobo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o</text:p>
          </table:table-cell>
          <table:table-cell office:value-type="string">
            <text:p>swjeć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ić</text:p>
          </table:table-cell>
          <table:table-cell office:value-type="string">
            <text:p>swje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atam</text:p>
          </table:table-cell>
          <table:table-cell office:value-type="string">
            <text:p>swjećat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očničku</text:p>
          </table:table-cell>
          <table:table-cell office:value-type="string">
            <text:p>swjatočnič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ki</text:p>
          </table:table-cell>
          <table:table-cell office:value-type="string">
            <text:p>swjat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a</text:p>
          </table:table-cell>
          <table:table-cell office:value-type="string">
            <text:p>swj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itanju</text:p>
          </table:table-cell>
          <table:table-cell office:value-type="string">
            <text:p>swit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itanja</text:p>
          </table:table-cell>
          <table:table-cell office:value-type="string">
            <text:p>swit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ikali</text:p>
          </table:table-cell>
          <table:table-cell office:value-type="string">
            <text:p>šwik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ikać</text:p>
          </table:table-cell>
          <table:table-cell office:value-type="string">
            <text:p>šwi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ikachu</text:p>
          </table:table-cell>
          <table:table-cell office:value-type="string">
            <text:p>šwik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tnych</text:p>
          </table:table-cell>
          <table:table-cell office:value-type="string">
            <text:p>swět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tłozće</text:p>
          </table:table-cell>
          <table:table-cell office:value-type="string">
            <text:p>swětł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rnozću</text:p>
          </table:table-cell>
          <table:table-cell office:value-type="string">
            <text:p>swěrn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rnišo</text:p>
          </table:table-cell>
          <table:table-cell office:value-type="string">
            <text:p>swěrni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domnjom</text:p>
          </table:table-cell>
          <table:table-cell office:value-type="string">
            <text:p>swědom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dkow</text:p>
          </table:table-cell>
          <table:table-cell office:value-type="string">
            <text:p>swěd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dkam</text:p>
          </table:table-cell>
          <table:table-cell office:value-type="string">
            <text:p>swěd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d-čić</text:p>
          </table:table-cell>
          <table:table-cell office:value-type="string">
            <text:p>swěd-č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že</text:p>
          </table:table-cell>
          <table:table-cell office:value-type="string">
            <text:p>su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rownizy</text:p>
          </table:table-cell>
          <table:table-cell office:value-type="string">
            <text:p>surow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rowe</text:p>
          </table:table-cell>
          <table:table-cell office:value-type="string">
            <text:p>sur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upizny</text:p>
          </table:table-cell>
          <table:table-cell office:value-type="string">
            <text:p>šupiz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ula</text:p>
          </table:table-cell>
          <table:table-cell office:value-type="string">
            <text:p>šu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knje</text:p>
          </table:table-cell>
          <table:table-cell office:value-type="string">
            <text:p>suk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j</text:p>
          </table:table-cell>
          <table:table-cell office:value-type="string">
            <text:p>s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iš</text:p>
          </table:table-cell>
          <table:table-cell office:value-type="string">
            <text:p>sudź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eše</text:p>
          </table:table-cell>
          <table:table-cell office:value-type="string">
            <text:p>su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enjom</text:p>
          </table:table-cell>
          <table:table-cell office:value-type="string">
            <text:p>sudź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ene</text:p>
          </table:table-cell>
          <table:table-cell office:value-type="string">
            <text:p>sudź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enaj</text:p>
          </table:table-cell>
          <table:table-cell office:value-type="string">
            <text:p>sudźe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u</text:p>
          </table:table-cell>
          <table:table-cell office:value-type="string">
            <text:p>su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nym</text:p>
          </table:table-cell>
          <table:table-cell office:value-type="string">
            <text:p>sud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n</text:p>
          </table:table-cell>
          <table:table-cell office:value-type="string">
            <text:p>sud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nikow</text:p>
          </table:table-cell>
          <table:table-cell office:value-type="string">
            <text:p>sud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ne</text:p>
          </table:table-cell>
          <table:table-cell office:value-type="string">
            <text:p>su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neho</text:p>
          </table:table-cell>
          <table:table-cell office:value-type="string">
            <text:p>sud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yrnaty</text:p>
          </table:table-cell>
          <table:table-cell office:value-type="string">
            <text:p>štyrn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yrnata</text:p>
          </table:table-cell>
          <table:table-cell office:value-type="string">
            <text:p>štyrn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yrimi</text:p>
          </table:table-cell>
          <table:table-cell office:value-type="string">
            <text:p>štyr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wórteho</text:p>
          </table:table-cell>
          <table:table-cell office:value-type="string">
            <text:p>štwór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undach</text:p>
          </table:table-cell>
          <table:table-cell office:value-type="string">
            <text:p>štund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</text:p>
          </table:table-cell>
          <table:table-cell office:value-type="string">
            <text:p>š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ryki</text:p>
          </table:table-cell>
          <table:table-cell office:value-type="string">
            <text:p>štry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oizkich</text:p>
          </table:table-cell>
          <table:table-cell office:value-type="string">
            <text:p>stoi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łyšachu</text:p>
          </table:table-cell>
          <table:table-cell office:value-type="string">
            <text:p>stłyš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sta</text:p>
          </table:table-cell>
          <table:table-cell office:value-type="string">
            <text:p>[s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yń</text:p>
          </table:table-cell>
          <table:table-cell office:value-type="string">
            <text:p>ssy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wariš</text:p>
          </table:table-cell>
          <table:table-cell office:value-type="string">
            <text:p>sswar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uk</text:p>
          </table:table-cell>
          <table:table-cell office:value-type="string">
            <text:p>ssu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udźće</text:p>
          </table:table-cell>
          <table:table-cell office:value-type="string">
            <text:p>ssu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t</text:p>
          </table:table-cell>
          <table:table-cell office:value-type="string">
            <text:p>s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měm</text:p>
          </table:table-cell>
          <table:table-cell office:value-type="string">
            <text:p>ssmě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łuša</text:p>
          </table:table-cell>
          <table:table-cell office:value-type="string">
            <text:p>ssłu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łónzo</text:p>
          </table:table-cell>
          <table:table-cell office:value-type="string">
            <text:p>ssłónz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lěboro</text:p>
          </table:table-cell>
          <table:table-cell office:value-type="string">
            <text:p>sslěbor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s</text:p>
          </table:table-cell>
          <table:table-cell office:value-type="string">
            <text:p>[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rozymiš</text:p>
          </table:table-cell>
          <table:table-cell office:value-type="string">
            <text:p>srozym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zthenesa</text:p>
          </table:table-cell>
          <table:table-cell office:value-type="string">
            <text:p>sozthene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tziny</text:p>
          </table:table-cell>
          <table:table-cell office:value-type="string">
            <text:p>sotzi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ater</text:p>
          </table:table-cell>
          <table:table-cell office:value-type="string">
            <text:p>sop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ny</text:p>
          </table:table-cell>
          <table:table-cell office:value-type="string">
            <text:p>so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onować</text:p>
          </table:table-cell>
          <table:table-cell office:value-type="string">
            <text:p>šon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adnu</text:p>
          </table:table-cell>
          <table:table-cell office:value-type="string">
            <text:p>snad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adne</text:p>
          </table:table-cell>
          <table:table-cell office:value-type="string">
            <text:p>sna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adna</text:p>
          </table:table-cell>
          <table:table-cell office:value-type="string">
            <text:p>snad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jertnaj</text:p>
          </table:table-cell>
          <table:table-cell office:value-type="string">
            <text:p>smjert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ilne</text:p>
          </table:table-cell>
          <table:table-cell office:value-type="string">
            <text:p>smil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će</text:p>
          </table:table-cell>
          <table:table-cell office:value-type="string">
            <text:p>sły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ało</text:p>
          </table:table-cell>
          <table:table-cell office:value-type="string">
            <text:p>słyš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achmy</text:p>
          </table:table-cell>
          <table:table-cell office:value-type="string">
            <text:p>słyš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omnikow</text:p>
          </table:table-cell>
          <table:table-cell office:value-type="string">
            <text:p>słužom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iłej</text:p>
          </table:table-cell>
          <table:table-cell office:value-type="string">
            <text:p>słuži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eštaj</text:p>
          </table:table-cell>
          <table:table-cell office:value-type="string">
            <text:p>słuž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ene</text:p>
          </table:table-cell>
          <table:table-cell office:value-type="string">
            <text:p>słuž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bje</text:p>
          </table:table-cell>
          <table:table-cell office:value-type="string">
            <text:p>slub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bjenu</text:p>
          </table:table-cell>
          <table:table-cell office:value-type="string">
            <text:p>slubj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ónza</text:p>
          </table:table-cell>
          <table:table-cell office:value-type="string">
            <text:p>słón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ódkim</text:p>
          </table:table-cell>
          <table:table-cell office:value-type="string">
            <text:p>słód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ódkeho</text:p>
          </table:table-cell>
          <table:table-cell office:value-type="string">
            <text:p>słód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boro</text:p>
          </table:table-cell>
          <table:table-cell office:value-type="string">
            <text:p>slěbor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bornym</text:p>
          </table:table-cell>
          <table:table-cell office:value-type="string">
            <text:p>slěbor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bornikow</text:p>
          </table:table-cell>
          <table:table-cell office:value-type="string">
            <text:p>slěbor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borne</text:p>
          </table:table-cell>
          <table:table-cell office:value-type="string">
            <text:p>slěbor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lachty</text:p>
          </table:table-cell>
          <table:table-cell office:value-type="string">
            <text:p>šlach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abych</text:p>
          </table:table-cell>
          <table:table-cell office:value-type="string">
            <text:p>słab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odźi</text:p>
          </table:table-cell>
          <table:table-cell office:value-type="string">
            <text:p>ško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ódneho</text:p>
          </table:table-cell>
          <table:table-cell office:value-type="string">
            <text:p>škód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kefasa</text:p>
          </table:table-cell>
          <table:table-cell office:value-type="string">
            <text:p>skefa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rizku</text:p>
          </table:table-cell>
          <table:table-cell office:value-type="string">
            <text:p>siri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rakuzy</text:p>
          </table:table-cell>
          <table:table-cell office:value-type="string">
            <text:p>siraku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donzkimi</text:p>
          </table:table-cell>
          <table:table-cell office:value-type="string">
            <text:p>sidonz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chemje</text:p>
          </table:table-cell>
          <table:table-cell office:value-type="string">
            <text:p>sichem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chema</text:p>
          </table:table-cell>
          <table:table-cell office:value-type="string">
            <text:p>siche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ibałztwo</text:p>
          </table:table-cell>
          <table:table-cell office:value-type="string">
            <text:p>šibał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ibałztwa</text:p>
          </table:table-cell>
          <table:table-cell office:value-type="string">
            <text:p>šibał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romadźenje</text:p>
          </table:table-cell>
          <table:table-cell office:value-type="string">
            <text:p>shroma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zćo</text:p>
          </table:table-cell>
          <table:table-cell office:value-type="string">
            <text:p>šezć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ěrokim</text:p>
          </table:table-cell>
          <table:table-cell office:value-type="string">
            <text:p>šěro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gia</text:p>
          </table:table-cell>
          <table:table-cell office:value-type="string">
            <text:p>serg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mu</text:p>
          </table:table-cell>
          <table:table-cell office:value-type="string">
            <text:p>š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leuzije</text:p>
          </table:table-cell>
          <table:table-cell office:value-type="string">
            <text:p>seleuzi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kundus</text:p>
          </table:table-cell>
          <table:table-cell office:value-type="string">
            <text:p>sekund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dźiš</text:p>
          </table:table-cell>
          <table:table-cell office:value-type="string">
            <text:p>sedź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dši</text:p>
          </table:table-cell>
          <table:table-cell office:value-type="string">
            <text:p>šed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čiń</text:p>
          </table:table-cell>
          <table:table-cell office:value-type="string">
            <text:p>sči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ćić</text:p>
          </table:table-cell>
          <table:table-cell office:value-type="string">
            <text:p>š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ćěpan</text:p>
          </table:table-cell>
          <table:table-cell office:value-type="string">
            <text:p>schćěp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ćěpanom</text:p>
          </table:table-cell>
          <table:table-cell office:value-type="string">
            <text:p>schćěpan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óźnišo</text:p>
          </table:table-cell>
          <table:table-cell office:value-type="string">
            <text:p>sbóźni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ulu</text:p>
          </table:table-cell>
          <table:table-cell office:value-type="string">
            <text:p>sau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ulowej</text:p>
          </table:table-cell>
          <table:table-cell office:value-type="string">
            <text:p>saulo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ulej</text:p>
          </table:table-cell>
          <table:table-cell office:value-type="string">
            <text:p>saul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ronje</text:p>
          </table:table-cell>
          <table:table-cell office:value-type="string">
            <text:p>saro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arlat</text:p>
          </table:table-cell>
          <table:table-cell office:value-type="string">
            <text:p>šarl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phiry</text:p>
          </table:table-cell>
          <table:table-cell office:value-type="string">
            <text:p>saphi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phiru</text:p>
          </table:table-cell>
          <table:table-cell office:value-type="string">
            <text:p>saphi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ymaj</text:p>
          </table:table-cell>
          <table:table-cell office:value-type="string">
            <text:p>samy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usa</text:p>
          </table:table-cell>
          <table:table-cell office:value-type="string">
            <text:p>samu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othrazizkeje</text:p>
          </table:table-cell>
          <table:table-cell office:value-type="string">
            <text:p>samothraz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aria</text:p>
          </table:table-cell>
          <table:table-cell office:value-type="string">
            <text:p>samar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omonowym</text:p>
          </table:table-cell>
          <table:table-cell office:value-type="string">
            <text:p>salomon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omonowuy</text:p>
          </table:table-cell>
          <table:table-cell office:value-type="string">
            <text:p>salomonowu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mona</text:p>
          </table:table-cell>
          <table:table-cell office:value-type="string">
            <text:p>salm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amina</text:p>
          </table:table-cell>
          <table:table-cell office:value-type="string">
            <text:p>salam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dźili</text:p>
          </table:table-cell>
          <table:table-cell office:value-type="string">
            <text:p>sa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dźić</text:p>
          </table:table-cell>
          <table:table-cell office:value-type="string">
            <text:p>sa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dźachu</text:p>
          </table:table-cell>
          <table:table-cell office:value-type="string">
            <text:p>sadź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dduzejzkich</text:p>
          </table:table-cell>
          <table:table-cell office:value-type="string">
            <text:p>sadduzej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dduzejzke</text:p>
          </table:table-cell>
          <table:table-cell office:value-type="string">
            <text:p>sadduzej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ženjom</text:p>
          </table:table-cell>
          <table:table-cell office:value-type="string">
            <text:p>rž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taj</text:p>
          </table:table-cell>
          <table:table-cell office:value-type="string">
            <text:p>ryč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nik</text:p>
          </table:table-cell>
          <table:table-cell office:value-type="string">
            <text:p>ryč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nikom</text:p>
          </table:table-cell>
          <table:table-cell office:value-type="string">
            <text:p>ryčni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će</text:p>
          </table:table-cell>
          <table:table-cell office:value-type="string">
            <text:p>ryč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awši</text:p>
          </table:table-cell>
          <table:table-cell office:value-type="string">
            <text:p>ryč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a</text:p>
          </table:table-cell>
          <table:table-cell office:value-type="string">
            <text:p>ry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ało</text:p>
          </table:table-cell>
          <table:table-cell office:value-type="string">
            <text:p>ryč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ałaj</text:p>
          </table:table-cell>
          <table:table-cell office:value-type="string">
            <text:p>ryč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achmy</text:p>
          </table:table-cell>
          <table:table-cell office:value-type="string">
            <text:p>ryč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na</text:p>
          </table:table-cell>
          <table:table-cell office:value-type="string">
            <text:p>ru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naju</text:p>
          </table:table-cell>
          <table:table-cell office:value-type="string">
            <text:p>run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ježnikaj</text:p>
          </table:table-cell>
          <table:table-cell office:value-type="string">
            <text:p>rubježnik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iška</text:p>
          </table:table-cell>
          <table:table-cell office:value-type="string">
            <text:p>rubiš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ózno</text:p>
          </table:table-cell>
          <table:table-cell office:value-type="string">
            <text:p>rózn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óžkami</text:p>
          </table:table-cell>
          <table:table-cell office:value-type="string">
            <text:p>róž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ešła</text:p>
          </table:table-cell>
          <table:table-cell office:value-type="string">
            <text:p>rozeš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ehnaći</text:p>
          </table:table-cell>
          <table:table-cell office:value-type="string">
            <text:p>rozehna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učeštaj</text:p>
          </table:table-cell>
          <table:table-cell office:value-type="string">
            <text:p>roswuč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jazawši</text:p>
          </table:table-cell>
          <table:table-cell office:value-type="string">
            <text:p>roswjaz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jazane</text:p>
          </table:table-cell>
          <table:table-cell office:value-type="string">
            <text:p>roswjaz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jazać</text:p>
          </table:table-cell>
          <table:table-cell office:value-type="string">
            <text:p>roswja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torhaštaj</text:p>
          </table:table-cell>
          <table:table-cell office:value-type="string">
            <text:p>rostorh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torhali</text:p>
          </table:table-cell>
          <table:table-cell office:value-type="string">
            <text:p>rostorh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točeny</text:p>
          </table:table-cell>
          <table:table-cell office:value-type="string">
            <text:p>rostoč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yčowaše</text:p>
          </table:table-cell>
          <table:table-cell office:value-type="string">
            <text:p>rosryč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yčenja</text:p>
          </table:table-cell>
          <table:table-cell office:value-type="string">
            <text:p>rosryč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yčeli</text:p>
          </table:table-cell>
          <table:table-cell office:value-type="string">
            <text:p>rosryč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yča</text:p>
          </table:table-cell>
          <table:table-cell office:value-type="string">
            <text:p>rosry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pušći</text:p>
          </table:table-cell>
          <table:table-cell office:value-type="string">
            <text:p>rospuš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pušćichu</text:p>
          </table:table-cell>
          <table:table-cell office:value-type="string">
            <text:p>rospušć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puknuł</text:p>
          </table:table-cell>
          <table:table-cell office:value-type="string">
            <text:p>rospuk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pšeztrě</text:p>
          </table:table-cell>
          <table:table-cell office:value-type="string">
            <text:p>rospšeztr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powjeda</text:p>
          </table:table-cell>
          <table:table-cell office:value-type="string">
            <text:p>rospowje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panuła</text:p>
          </table:table-cell>
          <table:table-cell office:value-type="string">
            <text:p>rospanu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njesena</text:p>
          </table:table-cell>
          <table:table-cell office:value-type="string">
            <text:p>rosnjes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łamać</text:p>
          </table:table-cell>
          <table:table-cell office:value-type="string">
            <text:p>rosłam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kazane</text:p>
          </table:table-cell>
          <table:table-cell office:value-type="string">
            <text:p>roskaz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honjeni</text:p>
          </table:table-cell>
          <table:table-cell office:value-type="string">
            <text:p>rosho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hladali</text:p>
          </table:table-cell>
          <table:table-cell office:value-type="string">
            <text:p>roshlad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hladajće</text:p>
          </table:table-cell>
          <table:table-cell office:value-type="string">
            <text:p>roshlad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dźělenja</text:p>
          </table:table-cell>
          <table:table-cell office:value-type="string">
            <text:p>rosdźěl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dźělene</text:p>
          </table:table-cell>
          <table:table-cell office:value-type="string">
            <text:p>rosdźěl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dźělena</text:p>
          </table:table-cell>
          <table:table-cell office:value-type="string">
            <text:p>rosdźě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dawachu</text:p>
          </table:table-cell>
          <table:table-cell office:value-type="string">
            <text:p>rosda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běžachu</text:p>
          </table:table-cell>
          <table:table-cell office:value-type="string">
            <text:p>rosběž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pota</text:p>
          </table:table-cell>
          <table:table-cell office:value-type="string">
            <text:p>ropo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zkim</text:p>
          </table:table-cell>
          <table:table-cell office:value-type="string">
            <text:p>rom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zkich</text:p>
          </table:table-cell>
          <table:table-cell office:value-type="string">
            <text:p>rom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zkeho</text:p>
          </table:table-cell>
          <table:table-cell office:value-type="string">
            <text:p>rom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le</text:p>
          </table:table-cell>
          <table:table-cell office:value-type="string">
            <text:p>ro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du</text:p>
          </table:table-cell>
          <table:table-cell office:value-type="string">
            <text:p>ro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mješki</text:p>
          </table:table-cell>
          <table:table-cell office:value-type="string">
            <text:p>rjemješ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mjenjemi</text:p>
          </table:table-cell>
          <table:table-cell office:value-type="string">
            <text:p>rjemjenj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knuchu</text:p>
          </table:table-cell>
          <table:table-cell office:value-type="string">
            <text:p>rjeknu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ćazom</text:p>
          </table:table-cell>
          <table:table-cell office:value-type="string">
            <text:p>rjećaz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ćazomaj</text:p>
          </table:table-cell>
          <table:table-cell office:value-type="string">
            <text:p>rjećazo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ćazaj</text:p>
          </table:table-cell>
          <table:table-cell office:value-type="string">
            <text:p>rjećaz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anymi</text:p>
          </table:table-cell>
          <table:table-cell office:value-type="string">
            <text:p>rja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ane</text:p>
          </table:table-cell>
          <table:table-cell office:value-type="string">
            <text:p>rj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hode</text:p>
          </table:table-cell>
          <table:table-cell office:value-type="string">
            <text:p>rho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hoda</text:p>
          </table:table-cell>
          <table:table-cell office:value-type="string">
            <text:p>rho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ězanju</text:p>
          </table:table-cell>
          <table:table-cell office:value-type="string">
            <text:p>rěz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mphana</text:p>
          </table:table-cell>
          <table:table-cell office:value-type="string">
            <text:p>remph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ije</text:p>
          </table:table-cell>
          <table:table-cell office:value-type="string">
            <text:p>regi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jo</text:p>
          </table:table-cell>
          <table:table-cell office:value-type="string">
            <text:p>ram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zalmzkich</text:p>
          </table:table-cell>
          <table:table-cell office:value-type="string">
            <text:p>pzalm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zalmje</text:p>
          </table:table-cell>
          <table:table-cell office:value-type="string">
            <text:p>pzalm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nyštaj</text:p>
          </table:table-cell>
          <table:table-cell office:value-type="string">
            <text:p>pytny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nych</text:p>
          </table:table-cell>
          <table:table-cell office:value-type="string">
            <text:p>pyt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aju</text:p>
          </table:table-cell>
          <table:table-cell office:value-type="string">
            <text:p>pyt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zta</text:p>
          </table:table-cell>
          <table:table-cell office:value-type="string">
            <text:p>puz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teolow</text:p>
          </table:table-cell>
          <table:table-cell office:value-type="string">
            <text:p>puteol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šćene</text:p>
          </table:table-cell>
          <table:table-cell office:value-type="string">
            <text:p>pušć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šćće</text:p>
          </table:table-cell>
          <table:table-cell office:value-type="string">
            <text:p>pušć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ćach</text:p>
          </table:table-cell>
          <table:table-cell office:value-type="string">
            <text:p>puć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blius</text:p>
          </table:table-cell>
          <table:table-cell office:value-type="string">
            <text:p>publ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bliusa</text:p>
          </table:table-cell>
          <table:table-cell office:value-type="string">
            <text:p>publiu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tolemaidy</text:p>
          </table:table-cell>
          <table:table-cell office:value-type="string">
            <text:p>ptolemai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up</text:p>
          </table:table-cell>
          <table:table-cell office:value-type="string">
            <text:p>pšizt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upja</text:p>
          </table:table-cell>
          <table:table-cell office:value-type="string">
            <text:p>pšiztup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orčichu</text:p>
          </table:table-cell>
          <table:table-cell office:value-type="string">
            <text:p>pšiztorč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eji</text:p>
          </table:table-cell>
          <table:table-cell office:value-type="string">
            <text:p>pšizte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ajeni</text:p>
          </table:table-cell>
          <table:table-cell office:value-type="string">
            <text:p>pšizta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jezechmy</text:p>
          </table:table-cell>
          <table:table-cell office:value-type="string">
            <text:p>pšiwjeze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jedźeni</text:p>
          </table:table-cell>
          <table:table-cell office:value-type="string">
            <text:p>pšiwje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jazachu</text:p>
          </table:table-cell>
          <table:table-cell office:value-type="string">
            <text:p>pšiwjaz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twarku</text:p>
          </table:table-cell>
          <table:table-cell office:value-type="string">
            <text:p>pšitwar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twarka</text:p>
          </table:table-cell>
          <table:table-cell office:value-type="string">
            <text:p>pšitwar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towaŕšił</text:p>
          </table:table-cell>
          <table:table-cell office:value-type="string">
            <text:p>pšitowaŕš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towaŕšichu</text:p>
          </table:table-cell>
          <table:table-cell office:value-type="string">
            <text:p>pšitowaŕš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šłaj</text:p>
          </table:table-cell>
          <table:table-cell office:value-type="string">
            <text:p>pšiš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ahnuł</text:p>
          </table:table-cell>
          <table:table-cell office:value-type="string">
            <text:p>pšisah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rachnowany</text:p>
          </table:table-cell>
          <table:table-cell office:value-type="string">
            <text:p>pširachn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</text:p>
          </table:table-cell>
          <table:table-cell office:value-type="string">
            <text:p>pšipo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taj</text:p>
          </table:table-cell>
          <table:table-cell office:value-type="string">
            <text:p>pšipowjeda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ny</text:p>
          </table:table-cell>
          <table:table-cell office:value-type="string">
            <text:p>pšipowjed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my</text:p>
          </table:table-cell>
          <table:table-cell office:value-type="string">
            <text:p>pšipowjed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mój</text:p>
          </table:table-cell>
          <table:table-cell office:value-type="string">
            <text:p>pšipowjedamó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łaj</text:p>
          </table:table-cell>
          <table:table-cell office:value-type="string">
            <text:p>pšipowjed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ju</text:p>
          </table:table-cell>
          <table:table-cell office:value-type="string">
            <text:p>pšipowjed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jće</text:p>
          </table:table-cell>
          <table:table-cell office:value-type="string">
            <text:p>pšipowjed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ch</text:p>
          </table:table-cell>
          <table:table-cell office:value-type="string">
            <text:p>pšipowjed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łoženy</text:p>
          </table:table-cell>
          <table:table-cell office:value-type="string">
            <text:p>pšipołož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kaza</text:p>
          </table:table-cell>
          <table:table-cell office:value-type="string">
            <text:p>pšipoka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njeseš</text:p>
          </table:table-cell>
          <table:table-cell office:value-type="string">
            <text:p>pšinjes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mjenowany</text:p>
          </table:table-cell>
          <table:table-cell office:value-type="string">
            <text:p>pšimjen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mać</text:p>
          </table:table-cell>
          <table:table-cell office:value-type="string">
            <text:p>pšim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hadźachu</text:p>
          </table:table-cell>
          <table:table-cell office:value-type="string">
            <text:p>pšikhadź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azuju</text:p>
          </table:table-cell>
          <table:table-cell office:value-type="string">
            <text:p>pšikaz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azali</text:p>
          </table:table-cell>
          <table:table-cell office:value-type="string">
            <text:p>pšikaz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azachu</text:p>
          </table:table-cell>
          <table:table-cell office:value-type="string">
            <text:p>pšikaz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azach</text:p>
          </table:table-cell>
          <table:table-cell office:value-type="string">
            <text:p>pšikaz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nje</text:p>
          </table:table-cell>
          <table:table-cell office:value-type="string">
            <text:p>pšihot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daty</text:p>
          </table:table-cell>
          <table:table-cell office:value-type="string">
            <text:p>pšid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dać</text:p>
          </table:table-cell>
          <table:table-cell office:value-type="string">
            <text:p>pšid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chod</text:p>
          </table:table-cell>
          <table:table-cell office:value-type="string">
            <text:p>pšich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chodneho</text:p>
          </table:table-cell>
          <table:table-cell office:value-type="string">
            <text:p>pšichod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choda</text:p>
          </table:table-cell>
          <table:table-cell office:value-type="string">
            <text:p>pšicho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jzzy</text:p>
          </table:table-cell>
          <table:table-cell office:value-type="string">
            <text:p>pšibój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jztwa</text:p>
          </table:table-cell>
          <table:table-cell office:value-type="string">
            <text:p>pšibój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jzkich</text:p>
          </table:table-cell>
          <table:table-cell office:value-type="string">
            <text:p>pšibój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ohow</text:p>
          </table:table-cell>
          <table:table-cell office:value-type="string">
            <text:p>pšiboh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ohej</text:p>
          </table:table-cell>
          <table:table-cell office:value-type="string">
            <text:p>pšiboh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oham</text:p>
          </table:table-cell>
          <table:table-cell office:value-type="string">
            <text:p>pšiboh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žowach</text:p>
          </table:table-cell>
          <table:table-cell office:value-type="string">
            <text:p>pšibližow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ži</text:p>
          </table:table-cell>
          <table:table-cell office:value-type="string">
            <text:p>pšibli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žeć</text:p>
          </table:table-cell>
          <table:table-cell office:value-type="string">
            <text:p>pšibliž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ili</text:p>
          </table:table-cell>
          <table:table-cell office:value-type="string">
            <text:p>pšib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achu</text:p>
          </table:table-cell>
          <table:table-cell office:value-type="string">
            <text:p>pšezt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aća</text:p>
          </table:table-cell>
          <table:table-cell office:value-type="string">
            <text:p>pšezta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ćěhał</text:p>
          </table:table-cell>
          <table:table-cell office:value-type="string">
            <text:p>pšezćěh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ćěhali</text:p>
          </table:table-cell>
          <table:table-cell office:value-type="string">
            <text:p>pšezćěh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rótne</text:p>
          </table:table-cell>
          <table:table-cell office:value-type="string">
            <text:p>pšewrót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odźenaj</text:p>
          </table:table-cell>
          <table:table-cell office:value-type="string">
            <text:p>pšewodźe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jezenje</text:p>
          </table:table-cell>
          <table:table-cell office:value-type="string">
            <text:p>pšewjez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inu</text:p>
          </table:table-cell>
          <table:table-cell office:value-type="string">
            <text:p>pšewi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słyšenja</text:p>
          </table:table-cell>
          <table:table-cell office:value-type="string">
            <text:p>pšesłyš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słyšeć</text:p>
          </table:table-cell>
          <table:table-cell office:value-type="string">
            <text:p>pšesłyš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słyšachu</text:p>
          </table:table-cell>
          <table:table-cell office:value-type="string">
            <text:p>pšesłyš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radnizy</text:p>
          </table:table-cell>
          <table:table-cell office:value-type="string">
            <text:p>pšerad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nućeše</text:p>
          </table:table-cell>
          <table:table-cell office:value-type="string">
            <text:p>pšenuć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njese</text:p>
          </table:table-cell>
          <table:table-cell office:value-type="string">
            <text:p>pšenje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njeseni</text:p>
          </table:table-cell>
          <table:table-cell office:value-type="string">
            <text:p>pšenjes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moženi</text:p>
          </table:table-cell>
          <table:table-cell office:value-type="string">
            <text:p>pšemož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łožić</text:p>
          </table:table-cell>
          <table:table-cell office:value-type="string">
            <text:p>pšełož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łožichu</text:p>
          </table:table-cell>
          <table:table-cell office:value-type="string">
            <text:p>pšełož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łožena</text:p>
          </table:table-cell>
          <table:table-cell office:value-type="string">
            <text:p>pšełož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lazowanju</text:p>
          </table:table-cell>
          <table:table-cell office:value-type="string">
            <text:p>pšelazow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lazował</text:p>
          </table:table-cell>
          <table:table-cell office:value-type="string">
            <text:p>pšelaz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lazowali</text:p>
          </table:table-cell>
          <table:table-cell office:value-type="string">
            <text:p>pšelaz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hwatany</text:p>
          </table:table-cell>
          <table:table-cell office:value-type="string">
            <text:p>pšekhwat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hodźiwši</text:p>
          </table:table-cell>
          <table:table-cell office:value-type="string">
            <text:p>pšekhodź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hodźištaj</text:p>
          </table:table-cell>
          <table:table-cell office:value-type="string">
            <text:p>pšekhodź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hodźił</text:p>
          </table:table-cell>
          <table:table-cell office:value-type="string">
            <text:p>pšekho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hodźiłaj</text:p>
          </table:table-cell>
          <table:table-cell office:value-type="string">
            <text:p>pšekhodź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hladał</text:p>
          </table:table-cell>
          <table:table-cell office:value-type="string">
            <text:p>pšehla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dał</text:p>
          </table:table-cell>
          <table:table-cell office:value-type="string">
            <text:p>pše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dali</text:p>
          </table:table-cell>
          <table:table-cell office:value-type="string">
            <text:p>pšed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dałaj</text:p>
          </table:table-cell>
          <table:table-cell office:value-type="string">
            <text:p>pšed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ne</text:p>
          </table:table-cell>
          <table:table-cell office:value-type="string">
            <text:p>pšećiw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ja</text:p>
          </table:table-cell>
          <table:table-cell office:value-type="string">
            <text:p>pšećiw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jachu</text:p>
          </table:table-cell>
          <table:table-cell office:value-type="string">
            <text:p>pšećiw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iće</text:p>
          </table:table-cell>
          <table:table-cell office:value-type="string">
            <text:p>pšećiw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lztwa</text:p>
          </table:table-cell>
          <table:table-cell office:value-type="string">
            <text:p>pšećel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hnještaj</text:p>
          </table:table-cell>
          <table:table-cell office:value-type="string">
            <text:p>pšećehnj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ahnychu</text:p>
          </table:table-cell>
          <table:table-cell office:value-type="string">
            <text:p>pšećah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u</text:p>
          </table:table-cell>
          <table:table-cell office:value-type="string">
            <text:p>pró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uju</text:p>
          </table:table-cell>
          <table:table-cell office:value-type="string">
            <text:p>próz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twa</text:p>
          </table:table-cell>
          <table:table-cell office:value-type="string">
            <text:p>pró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ować</text:p>
          </table:table-cell>
          <table:table-cell office:value-type="string">
            <text:p>próz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ne</text:p>
          </table:table-cell>
          <table:table-cell office:value-type="string">
            <text:p>próz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sywši</text:p>
          </table:table-cell>
          <table:table-cell office:value-type="string">
            <text:p>prosy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šešće</text:p>
          </table:table-cell>
          <table:table-cell office:value-type="string">
            <text:p>proše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šachmy</text:p>
          </table:table-cell>
          <table:table-cell office:value-type="string">
            <text:p>proš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phetizke</text:p>
          </table:table-cell>
          <table:table-cell office:value-type="string">
            <text:p>propheti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phetaj</text:p>
          </table:table-cell>
          <table:table-cell office:value-type="string">
            <text:p>prophe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chora</text:p>
          </table:table-cell>
          <table:table-cell office:value-type="string">
            <text:p>proch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ódkwzał</text:p>
          </table:table-cell>
          <table:table-cell office:value-type="string">
            <text:p>prjódkwz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ódknjezć</text:p>
          </table:table-cell>
          <table:table-cell office:value-type="string">
            <text:p>prjódknje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ódka</text:p>
          </table:table-cell>
          <table:table-cell office:value-type="string">
            <text:p>prjód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edywjedźenjom</text:p>
          </table:table-cell>
          <table:table-cell office:value-type="string">
            <text:p>prjedywjedź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zzillu</text:p>
          </table:table-cell>
          <table:table-cell office:value-type="string">
            <text:p>prizzil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ńšu</text:p>
          </table:table-cell>
          <table:table-cell office:value-type="string">
            <text:p>prěń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ńši</text:p>
          </table:table-cell>
          <table:table-cell office:value-type="string">
            <text:p>prěń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nje</text:p>
          </table:table-cell>
          <table:table-cell office:value-type="string">
            <text:p>prě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njeho</text:p>
          </table:table-cell>
          <table:table-cell office:value-type="string">
            <text:p>prěnj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uja</text:p>
          </table:table-cell>
          <table:table-cell office:value-type="string">
            <text:p>prěd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owaštaj</text:p>
          </table:table-cell>
          <table:table-cell office:value-type="string">
            <text:p>prědow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owanjom</text:p>
          </table:table-cell>
          <table:table-cell office:value-type="string">
            <text:p>prěd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ecż</text:p>
          </table:table-cell>
          <table:table-cell office:value-type="string">
            <text:p>precż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ychčinjenja</text:p>
          </table:table-cell>
          <table:table-cell office:value-type="string">
            <text:p>prawychčin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ować</text:p>
          </table:table-cell>
          <table:table-cell office:value-type="string">
            <text:p>praw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idła</text:p>
          </table:table-cell>
          <table:table-cell office:value-type="string">
            <text:p>prawid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šenja</text:p>
          </table:table-cell>
          <table:table-cell office:value-type="string">
            <text:p>praš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šeli</text:p>
          </table:table-cell>
          <table:table-cell office:value-type="string">
            <text:p>praš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šej</text:p>
          </table:table-cell>
          <table:table-cell office:value-type="string">
            <text:p>praš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jiłaj</text:p>
          </table:table-cell>
          <table:table-cell office:value-type="string">
            <text:p>praj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ppj</text:p>
          </table:table-cell>
          <table:table-cell office:value-type="string">
            <text:p>ppp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rowił</text:p>
          </table:table-cell>
          <table:table-cell office:value-type="string">
            <text:p>poztrow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rowichmy</text:p>
          </table:table-cell>
          <table:table-cell office:value-type="string">
            <text:p>poztrowi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tny</text:p>
          </table:table-cell>
          <table:table-cell office:value-type="string">
            <text:p>pózt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nychu</text:p>
          </table:table-cell>
          <table:table-cell office:value-type="string">
            <text:p>pozta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jili</text:p>
          </table:table-cell>
          <table:table-cell office:value-type="string">
            <text:p>poztaj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jiła</text:p>
          </table:table-cell>
          <table:table-cell office:value-type="string">
            <text:p>poztaj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jenych</text:p>
          </table:table-cell>
          <table:table-cell office:value-type="string">
            <text:p>poztaj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pochi</text:p>
          </table:table-cell>
          <table:table-cell office:value-type="string">
            <text:p>pozpoch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wši</text:p>
          </table:table-cell>
          <table:table-cell office:value-type="string">
            <text:p>pózn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ju</text:p>
          </table:table-cell>
          <table:table-cell office:value-type="string">
            <text:p>pózn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jemy</text:p>
          </table:table-cell>
          <table:table-cell office:value-type="string">
            <text:p>pózna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chmy</text:p>
          </table:table-cell>
          <table:table-cell office:value-type="string">
            <text:p>pózn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kočiwši</text:p>
          </table:table-cell>
          <table:table-cell office:value-type="string">
            <text:p>pozkoč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ćiwych</text:p>
          </table:table-cell>
          <table:table-cell office:value-type="string">
            <text:p>pózćiw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ćiwozće</text:p>
          </table:table-cell>
          <table:table-cell office:value-type="string">
            <text:p>pózćiw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ćił</text:p>
          </table:table-cell>
          <table:table-cell office:value-type="string">
            <text:p>poz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ćel</text:p>
          </table:table-cell>
          <table:table-cell office:value-type="string">
            <text:p>pozć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ołam</text:p>
          </table:table-cell>
          <table:table-cell office:value-type="string">
            <text:p>powoł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itanaj</text:p>
          </table:table-cell>
          <table:table-cell office:value-type="string">
            <text:p>powita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itałaj</text:p>
          </table:table-cell>
          <table:table-cell office:value-type="string">
            <text:p>powit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rjebny</text:p>
          </table:table-cell>
          <table:table-cell office:value-type="string">
            <text:p>potrjeb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tne</text:p>
          </table:table-cell>
          <table:table-cell office:value-type="string">
            <text:p>pót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e</text:p>
          </table:table-cell>
          <table:table-cell office:value-type="string">
            <text:p>potaj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ynu</text:p>
          </table:table-cell>
          <table:table-cell office:value-type="string">
            <text:p>posy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ylnještaj</text:p>
          </table:table-cell>
          <table:table-cell office:value-type="string">
            <text:p>posylnj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ylnjeni</text:p>
          </table:table-cell>
          <table:table-cell office:value-type="string">
            <text:p>posyl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ylnjene</text:p>
          </table:table-cell>
          <table:table-cell office:value-type="string">
            <text:p>posyl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ylništaj</text:p>
          </table:table-cell>
          <table:table-cell office:value-type="string">
            <text:p>posyln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łuchała</text:p>
          </table:table-cell>
          <table:table-cell office:value-type="string">
            <text:p>posłuch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łuchałaj</text:p>
          </table:table-cell>
          <table:table-cell office:value-type="string">
            <text:p>posłuch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lešća</text:p>
          </table:table-cell>
          <table:table-cell office:value-type="string">
            <text:p>posleš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lenich</text:p>
          </table:table-cell>
          <table:table-cell office:value-type="string">
            <text:p>poslen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ledk</text:p>
          </table:table-cell>
          <table:table-cell office:value-type="string">
            <text:p>posled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słach</text:p>
          </table:table-cell>
          <table:table-cell office:value-type="string">
            <text:p>pósł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ziusa</text:p>
          </table:table-cell>
          <table:table-cell office:value-type="string">
            <text:p>porziu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yča</text:p>
          </table:table-cell>
          <table:table-cell office:value-type="string">
            <text:p>pory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čištaj</text:p>
          </table:table-cell>
          <table:table-cell office:value-type="string">
            <text:p>poruč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čili</text:p>
          </table:table-cell>
          <table:table-cell office:value-type="string">
            <text:p>poruč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čeny</text:p>
          </table:table-cell>
          <table:table-cell office:value-type="string">
            <text:p>poruč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čenjom</text:p>
          </table:table-cell>
          <table:table-cell office:value-type="string">
            <text:p>poruč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po</text:p>
          </table:table-cell>
          <table:table-cell office:value-type="string">
            <text:p>[p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tizkej</text:p>
          </table:table-cell>
          <table:table-cell office:value-type="string">
            <text:p>pont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tizkeho</text:p>
          </table:table-cell>
          <table:table-cell office:value-type="string">
            <text:p>ponti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tius</text:p>
          </table:table-cell>
          <table:table-cell office:value-type="string">
            <text:p>pont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ižnozći</text:p>
          </table:table-cell>
          <table:table-cell office:value-type="string">
            <text:p>poniž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ysliš</text:p>
          </table:table-cell>
          <table:table-cell office:value-type="string">
            <text:p>pomysl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ozu</text:p>
          </table:table-cell>
          <table:table-cell office:value-type="string">
            <text:p>pomo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oznikow</text:p>
          </table:table-cell>
          <table:table-cell office:value-type="string">
            <text:p>pomoz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jenjeny</text:p>
          </table:table-cell>
          <table:table-cell office:value-type="string">
            <text:p>pomje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jatka</text:p>
          </table:table-cell>
          <table:table-cell office:value-type="string">
            <text:p>pomjat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haše</text:p>
          </table:table-cell>
          <table:table-cell office:value-type="string">
            <text:p>pomh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hajće</text:p>
          </table:table-cell>
          <table:table-cell office:value-type="string">
            <text:p>pomh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ožištaj</text:p>
          </table:table-cell>
          <table:table-cell office:value-type="string">
            <text:p>połož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oženi</text:p>
          </table:table-cell>
          <table:table-cell office:value-type="string">
            <text:p>połož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nu</text:p>
          </table:table-cell>
          <table:table-cell office:value-type="string">
            <text:p>poł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neho</text:p>
          </table:table-cell>
          <table:table-cell office:value-type="string">
            <text:p>poł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dnju</text:p>
          </table:table-cell>
          <table:table-cell office:value-type="string">
            <text:p>połd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ućejće</text:p>
          </table:table-cell>
          <table:table-cell office:value-type="string">
            <text:p>pokuće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ornozću</text:p>
          </table:table-cell>
          <table:table-cell office:value-type="string">
            <text:p>pokorn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oju</text:p>
          </table:table-cell>
          <table:table-cell office:value-type="string">
            <text:p>poko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ojnozću</text:p>
          </table:table-cell>
          <table:table-cell office:value-type="string">
            <text:p>pokojn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laknychmy</text:p>
          </table:table-cell>
          <table:table-cell office:value-type="string">
            <text:p>poklakny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hwataj</text:p>
          </table:table-cell>
          <table:table-cell office:value-type="string">
            <text:p>pokhwa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hodźi</text:p>
          </table:table-cell>
          <table:table-cell office:value-type="string">
            <text:p>pokho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azachu</text:p>
          </table:table-cell>
          <table:table-cell office:value-type="string">
            <text:p>pokaz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jsnyli</text:p>
          </table:table-cell>
          <table:table-cell office:value-type="string">
            <text:p>pójsn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jsnyli</text:p>
          </table:table-cell>
          <table:table-cell office:value-type="string">
            <text:p>pojsn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jě</text:p>
          </table:table-cell>
          <table:table-cell office:value-type="string">
            <text:p>poj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rjeba</text:p>
          </table:table-cell>
          <table:table-cell office:value-type="string">
            <text:p>pohrje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rjebali</text:p>
          </table:table-cell>
          <table:table-cell office:value-type="string">
            <text:p>pohrjeb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hanztwa</text:p>
          </table:table-cell>
          <table:table-cell office:value-type="string">
            <text:p>póhan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etow</text:p>
          </table:table-cell>
          <table:table-cell office:value-type="string">
            <text:p>poe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roztwje</text:p>
          </table:table-cell>
          <table:table-cell office:value-type="string">
            <text:p>podrozt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pasachmy</text:p>
          </table:table-cell>
          <table:table-cell office:value-type="string">
            <text:p>podpas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nožk</text:p>
          </table:table-cell>
          <table:table-cell office:value-type="string">
            <text:p>podnož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nožki</text:p>
          </table:table-cell>
          <table:table-cell office:value-type="string">
            <text:p>podnož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awaše</text:p>
          </table:table-cell>
          <table:table-cell office:value-type="string">
            <text:p>poda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ateho</text:p>
          </table:table-cell>
          <table:table-cell office:value-type="string">
            <text:p>poda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ało</text:p>
          </table:table-cell>
          <table:table-cell office:value-type="string">
            <text:p>pod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ałaj</text:p>
          </table:table-cell>
          <table:table-cell office:value-type="string">
            <text:p>pod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ćehnje</text:p>
          </table:table-cell>
          <table:table-cell office:value-type="string">
            <text:p>poćeh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awši</text:p>
          </table:table-cell>
          <table:table-cell office:value-type="string">
            <text:p>poč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ach</text:p>
          </table:table-cell>
          <table:table-cell office:value-type="string">
            <text:p>poč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byštaj</text:p>
          </table:table-cell>
          <table:table-cell office:value-type="string">
            <text:p>poby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byli</text:p>
          </table:table-cell>
          <table:table-cell office:value-type="string">
            <text:p>pob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byłaj</text:p>
          </table:table-cell>
          <table:table-cell office:value-type="string">
            <text:p>poby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nie</text:p>
          </table:table-cell>
          <table:table-cell office:value-type="string">
            <text:p>pn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uwać</text:p>
          </table:table-cell>
          <table:table-cell office:value-type="string">
            <text:p>płu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dźił</text:p>
          </table:table-cell>
          <table:table-cell office:value-type="string">
            <text:p>pło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ódne</text:p>
          </table:table-cell>
          <table:table-cell office:value-type="string">
            <text:p>płó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kanje</text:p>
          </table:table-cell>
          <table:table-cell office:value-type="string">
            <text:p>płak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howanje</text:p>
          </table:table-cell>
          <table:table-cell office:value-type="string">
            <text:p>plah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č</text:p>
          </table:table-cell>
          <table:table-cell office:value-type="string">
            <text:p>płač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ni</text:p>
          </table:table-cell>
          <table:table-cell office:value-type="string">
            <text:p>p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ćich</text:p>
          </table:table-cell>
          <table:table-cell office:value-type="string">
            <text:p>pjeć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atnaće</text:p>
          </table:table-cell>
          <table:table-cell office:value-type="string">
            <text:p>pjatn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ateho</text:p>
          </table:table-cell>
          <table:table-cell office:value-type="string">
            <text:p>pja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zidizku</text:p>
          </table:table-cell>
          <table:table-cell office:value-type="string">
            <text:p>pizidi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zidia</text:p>
          </table:table-cell>
          <table:table-cell office:value-type="string">
            <text:p>pizid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šmy</text:p>
          </table:table-cell>
          <table:table-cell office:value-type="string">
            <text:p>piš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anych</text:p>
          </table:table-cell>
          <table:table-cell office:value-type="string">
            <text:p>pisa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ali</text:p>
          </table:table-cell>
          <table:table-cell office:value-type="string">
            <text:p>pis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ać</text:p>
          </table:table-cell>
          <table:table-cell office:value-type="string">
            <text:p>pis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achu</text:p>
          </table:table-cell>
          <table:table-cell office:value-type="string">
            <text:p>pis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latom</text:p>
          </table:table-cell>
          <table:table-cell office:value-type="string">
            <text:p>pila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rigizkej</text:p>
          </table:table-cell>
          <table:table-cell office:value-type="string">
            <text:p>phrig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ippowemu</text:p>
          </table:table-cell>
          <table:table-cell office:value-type="string">
            <text:p>philippo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ippje</text:p>
          </table:table-cell>
          <table:table-cell office:value-type="string">
            <text:p>philipp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enizizku</text:p>
          </table:table-cell>
          <table:table-cell office:value-type="string">
            <text:p>phenizi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arizejzkeje</text:p>
          </table:table-cell>
          <table:table-cell office:value-type="string">
            <text:p>pharizej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araonowa</text:p>
          </table:table-cell>
          <table:table-cell office:value-type="string">
            <text:p>pharaon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araonom</text:p>
          </table:table-cell>
          <table:table-cell office:value-type="string">
            <text:p>pharaon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araonej</text:p>
          </table:table-cell>
          <table:table-cell office:value-type="string">
            <text:p>pharao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a</text:p>
          </table:table-cell>
          <table:table-cell office:value-type="string">
            <text:p>p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zk</text:p>
          </table:table-cell>
          <table:table-cell office:value-type="string">
            <text:p>pěz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trowe</text:p>
          </table:table-cell>
          <table:table-cell office:value-type="string">
            <text:p>pětr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ši</text:p>
          </table:table-cell>
          <table:table-cell office:value-type="string">
            <text:p>pě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gen</text:p>
          </table:table-cell>
          <table:table-cell office:value-type="string">
            <text:p>perg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genje</text:p>
          </table:table-cell>
          <table:table-cell office:value-type="string">
            <text:p>perg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gena</text:p>
          </table:table-cell>
          <table:table-cell office:value-type="string">
            <text:p>perg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pawoł</text:p>
          </table:table-cell>
          <table:table-cell office:value-type="string">
            <text:p>[paw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wołowi</text:p>
          </table:table-cell>
          <table:table-cell office:value-type="string">
            <text:p>pawoło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wołowaj</text:p>
          </table:table-cell>
          <table:table-cell office:value-type="string">
            <text:p>pawołow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triarchow</text:p>
          </table:table-cell>
          <table:table-cell office:value-type="string">
            <text:p>patriarch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triarchojo</text:p>
          </table:table-cell>
          <table:table-cell office:value-type="string">
            <text:p>patriarch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triarchi</text:p>
          </table:table-cell>
          <table:table-cell office:value-type="string">
            <text:p>patriarch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tk</text:p>
          </table:table-cell>
          <table:table-cell office:value-type="string">
            <text:p>pat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tary</text:p>
          </table:table-cell>
          <table:table-cell office:value-type="string">
            <text:p>pat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sy</text:p>
          </table:table-cell>
          <table:table-cell office:value-type="string">
            <text:p>pas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sli</text:p>
          </table:table-cell>
          <table:table-cell office:value-type="string">
            <text:p>pas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u</text:p>
          </table:table-cell>
          <table:table-cell office:value-type="string">
            <text:p>pa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tzzy</text:p>
          </table:table-cell>
          <table:table-cell office:value-type="string">
            <text:p>part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šonu</text:p>
          </table:table-cell>
          <table:table-cell office:value-type="string">
            <text:p>paršo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mena</text:p>
          </table:table-cell>
          <table:table-cell office:value-type="string">
            <text:p>parm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ali</text:p>
          </table:table-cell>
          <table:table-cell office:value-type="string">
            <text:p>par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uła</text:p>
          </table:table-cell>
          <table:table-cell office:value-type="string">
            <text:p>panu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źeštaj</text:p>
          </table:table-cell>
          <table:table-cell office:value-type="string">
            <text:p>padź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źech</text:p>
          </table:table-cell>
          <table:table-cell office:value-type="string">
            <text:p>padźe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źechmy</text:p>
          </table:table-cell>
          <table:table-cell office:value-type="string">
            <text:p>padźe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</text:p>
          </table:table-cell>
          <table:table-cell office:value-type="string">
            <text:p>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t.</text:p>
          </table:table-cell>
          <table:table-cell office:value-type="string">
            <text:p>nt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óznu</text:p>
          </table:table-cell>
          <table:table-cell office:value-type="string">
            <text:p>nóz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wymi</text:p>
          </table:table-cell>
          <table:table-cell office:value-type="string">
            <text:p>now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syć</text:p>
          </table:table-cell>
          <table:table-cell office:value-type="string">
            <text:p>nos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ha</text:p>
          </table:table-cell>
          <table:table-cell office:value-type="string">
            <text:p>no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chzychu</text:p>
          </table:table-cell>
          <table:table-cell office:value-type="string">
            <text:p>nochz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chzu</text:p>
          </table:table-cell>
          <table:table-cell office:value-type="string">
            <text:p>noch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chzemy</text:p>
          </table:table-cell>
          <table:table-cell office:value-type="string">
            <text:p>nochz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chzedźa</text:p>
          </table:table-cell>
          <table:table-cell office:value-type="string">
            <text:p>nochze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woli</text:p>
          </table:table-cell>
          <table:table-cell office:value-type="string">
            <text:p>njezwo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ta</text:p>
          </table:table-cell>
          <table:table-cell office:value-type="string">
            <text:p>njez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rozymić</text:p>
          </table:table-cell>
          <table:table-cell office:value-type="string">
            <text:p>njezrozym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ěšnje</text:p>
          </table:table-cell>
          <table:table-cell office:value-type="string">
            <text:p>njezpěš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najomnemu</text:p>
          </table:table-cell>
          <table:table-cell office:value-type="string">
            <text:p>njeznajom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naješe</text:p>
          </table:table-cell>
          <table:table-cell office:value-type="string">
            <text:p>njezna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měješ</text:p>
          </table:table-cell>
          <table:table-cell office:value-type="string">
            <text:p>njezmě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jewić</text:p>
          </table:table-cell>
          <table:table-cell office:value-type="string">
            <text:p>njezjew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hnił</text:p>
          </table:table-cell>
          <table:table-cell office:value-type="string">
            <text:p>njezh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dźerž</text:p>
          </table:table-cell>
          <table:table-cell office:value-type="string">
            <text:p>njezdźer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daše</text:p>
          </table:table-cell>
          <table:table-cell office:value-type="string">
            <text:p>njezd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móžeše</text:p>
          </table:table-cell>
          <table:table-cell office:value-type="string">
            <text:p>njezamóž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leži</text:p>
          </table:table-cell>
          <table:table-cell office:value-type="string">
            <text:p>njezale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komdźił</text:p>
          </table:table-cell>
          <table:table-cell office:value-type="string">
            <text:p>njezakom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ztejach</text:p>
          </table:table-cell>
          <table:table-cell office:value-type="string">
            <text:p>njewuzte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ztataj</text:p>
          </table:table-cell>
          <table:table-cell office:value-type="string">
            <text:p>njewuzta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łoži</text:p>
          </table:table-cell>
          <table:table-cell office:value-type="string">
            <text:p>njewuło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čił</text:p>
          </table:table-cell>
          <table:table-cell office:value-type="string">
            <text:p>njewuč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čili</text:p>
          </table:table-cell>
          <table:table-cell office:value-type="string">
            <text:p>njewuč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čenaj</text:p>
          </table:table-cell>
          <table:table-cell office:value-type="string">
            <text:p>njewuče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ztanu</text:p>
          </table:table-cell>
          <table:table-cell office:value-type="string">
            <text:p>njewozta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ztałe</text:p>
          </table:table-cell>
          <table:table-cell office:value-type="string">
            <text:p>njewozt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tewri</text:p>
          </table:table-cell>
          <table:table-cell office:value-type="string">
            <text:p>njewotew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prowaše</text:p>
          </table:table-cell>
          <table:table-cell office:value-type="string">
            <text:p>njewopr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pomnił</text:p>
          </table:table-cell>
          <table:table-cell office:value-type="string">
            <text:p>njewopom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pokazachu</text:p>
          </table:table-cell>
          <table:table-cell office:value-type="string">
            <text:p>njewopokaz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roćili</text:p>
          </table:table-cell>
          <table:table-cell office:value-type="string">
            <text:p>njewobroć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rězanym</text:p>
          </table:table-cell>
          <table:table-cell office:value-type="string">
            <text:p>njewobrěza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rězani</text:p>
          </table:table-cell>
          <table:table-cell office:value-type="string">
            <text:p>njewobrěz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rězali</text:p>
          </table:table-cell>
          <table:table-cell office:value-type="string">
            <text:p>njewobrěz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ćežował</text:p>
          </table:table-cell>
          <table:table-cell office:value-type="string">
            <text:p>njewobćež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ćežili</text:p>
          </table:table-cell>
          <table:table-cell office:value-type="string">
            <text:p>njewobćež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aram</text:p>
          </table:table-cell>
          <table:table-cell office:value-type="string">
            <text:p>njewobar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arał</text:p>
          </table:table-cell>
          <table:table-cell office:value-type="string">
            <text:p>njewobar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jedźich</text:p>
          </table:table-cell>
          <table:table-cell office:value-type="string">
            <text:p>njewjedź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nozće</text:p>
          </table:table-cell>
          <table:table-cell office:value-type="string">
            <text:p>njewi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ni</text:p>
          </table:table-cell>
          <table:table-cell office:value-type="string">
            <text:p>njewěr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ne</text:p>
          </table:table-cell>
          <table:table-cell office:value-type="string">
            <text:p>njewěr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domnozću</text:p>
          </table:table-cell>
          <table:table-cell office:value-type="string">
            <text:p>njewědomn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domnozće</text:p>
          </table:table-cell>
          <table:table-cell office:value-type="string">
            <text:p>njewědom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wjatu</text:p>
          </table:table-cell>
          <table:table-cell office:value-type="string">
            <text:p>njeswja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wjate</text:p>
          </table:table-cell>
          <table:table-cell office:value-type="string">
            <text:p>njeswj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udźeneho</text:p>
          </table:table-cell>
          <table:table-cell office:value-type="string">
            <text:p>njesudźe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měše</text:p>
          </table:table-cell>
          <table:table-cell office:value-type="string">
            <text:p>njesmě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mě</text:p>
          </table:table-cell>
          <table:table-cell office:value-type="string">
            <text:p>njesm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łyšeli</text:p>
          </table:table-cell>
          <table:table-cell office:value-type="string">
            <text:p>njesłyš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yču</text:p>
          </table:table-cell>
          <table:table-cell office:value-type="string">
            <text:p>njeryč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yčałaj</text:p>
          </table:table-cell>
          <table:table-cell office:value-type="string">
            <text:p>njeryč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yčachu</text:p>
          </table:table-cell>
          <table:table-cell office:value-type="string">
            <text:p>njeryč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zomneho</text:p>
          </table:table-cell>
          <table:table-cell office:value-type="string">
            <text:p>njerozom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zomna</text:p>
          </table:table-cell>
          <table:table-cell office:value-type="string">
            <text:p>njerozom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spomń</text:p>
          </table:table-cell>
          <table:table-cell office:value-type="string">
            <text:p>njerospom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dźeše</text:p>
          </table:table-cell>
          <table:table-cell office:value-type="string">
            <text:p>njero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ušćić</text:p>
          </table:table-cell>
          <table:table-cell office:value-type="string">
            <text:p>njepuš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ušćichu</text:p>
          </table:table-cell>
          <table:table-cell office:value-type="string">
            <text:p>njepušć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powjedźił</text:p>
          </table:table-cell>
          <table:table-cell office:value-type="string">
            <text:p>njepšipowje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njesechu</text:p>
          </table:table-cell>
          <table:table-cell office:value-type="string">
            <text:p>njepšinjes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ztawaš</text:p>
          </table:table-cell>
          <table:table-cell office:value-type="string">
            <text:p>njepšeztaw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zta</text:p>
          </table:table-cell>
          <table:table-cell office:value-type="string">
            <text:p>njepšez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ztanje</text:p>
          </table:table-cell>
          <table:table-cell office:value-type="string">
            <text:p>njepšezt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ztachu</text:p>
          </table:table-cell>
          <table:table-cell office:value-type="string">
            <text:p>njepšezt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płuwał</text:p>
          </table:table-cell>
          <table:table-cell office:value-type="string">
            <text:p>njepšepłu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ćiwi</text:p>
          </table:table-cell>
          <table:table-cell office:value-type="string">
            <text:p>njepšeći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ćel</text:p>
          </table:table-cell>
          <table:table-cell office:value-type="string">
            <text:p>njepšeć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wu</text:p>
          </table:table-cell>
          <table:table-cell office:value-type="string">
            <text:p>njepra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wdozću</text:p>
          </table:table-cell>
          <table:table-cell office:value-type="string">
            <text:p>njeprawd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jiłaj</text:p>
          </table:table-cell>
          <table:table-cell office:value-type="string">
            <text:p>njepraj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ješe</text:p>
          </table:table-cell>
          <table:table-cell office:value-type="string">
            <text:p>njepra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óznać</text:p>
          </table:table-cell>
          <table:table-cell office:value-type="string">
            <text:p>njepózn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wołał</text:p>
          </table:table-cell>
          <table:table-cell office:value-type="string">
            <text:p>njepowoł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trjebnymi</text:p>
          </table:table-cell>
          <table:table-cell office:value-type="string">
            <text:p>njepotrjeb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słušny</text:p>
          </table:table-cell>
          <table:table-cell office:value-type="string">
            <text:p>njeposłuš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kazachu</text:p>
          </table:table-cell>
          <table:table-cell office:value-type="string">
            <text:p>njepokaz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łaći</text:p>
          </table:table-cell>
          <table:table-cell office:value-type="string">
            <text:p>njepła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makamy</text:p>
          </table:table-cell>
          <table:table-cell office:value-type="string">
            <text:p>njenamak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makachmy</text:p>
          </table:table-cell>
          <table:table-cell office:value-type="string">
            <text:p>njenamak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činić</text:p>
          </table:table-cell>
          <table:table-cell office:value-type="string">
            <text:p>njenači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ešće</text:p>
          </table:table-cell>
          <table:table-cell office:value-type="string">
            <text:p>njemóže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emy</text:p>
          </table:table-cell>
          <table:table-cell office:value-type="string">
            <text:p>njemóž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emój</text:p>
          </table:table-cell>
          <table:table-cell office:value-type="string">
            <text:p>njemóžemó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ach</text:p>
          </table:table-cell>
          <table:table-cell office:value-type="string">
            <text:p>njemóž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hli</text:p>
          </table:table-cell>
          <table:table-cell office:value-type="string">
            <text:p>njemóh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jelč</text:p>
          </table:table-cell>
          <table:table-cell office:value-type="string">
            <text:p>njemjelč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ěr</text:p>
          </table:table-cell>
          <table:table-cell office:value-type="string">
            <text:p>njemě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omdźił</text:p>
          </table:table-cell>
          <table:table-cell office:value-type="string">
            <text:p>njekom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ładli</text:p>
          </table:table-cell>
          <table:table-cell office:value-type="string">
            <text:p>njekład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jztaj</text:p>
          </table:table-cell>
          <table:table-cell office:value-type="string">
            <text:p>njejz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odźeše</text:p>
          </table:table-cell>
          <table:table-cell office:value-type="string">
            <text:p>njeho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nuty</text:p>
          </table:table-cell>
          <table:table-cell office:value-type="string">
            <text:p>njehnu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lada</text:p>
          </table:table-cell>
          <table:table-cell office:value-type="string">
            <text:p>njehl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erželi</text:p>
          </table:table-cell>
          <table:table-cell office:value-type="string">
            <text:p>njedźerž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eržał</text:p>
          </table:table-cell>
          <table:table-cell office:value-type="string">
            <text:p>njedźerž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oztojnych</text:p>
          </table:table-cell>
          <table:table-cell office:value-type="string">
            <text:p>njedoztoj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wno</text:p>
          </table:table-cell>
          <table:table-cell office:value-type="string">
            <text:p>njedawn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še</text:p>
          </table:table-cell>
          <table:table-cell office:value-type="string">
            <text:p>njed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će</text:p>
          </table:table-cell>
          <table:table-cell office:value-type="string">
            <text:p>njed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ztozće</text:p>
          </table:table-cell>
          <table:table-cell office:value-type="string">
            <text:p>nječizt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zte</text:p>
          </table:table-cell>
          <table:table-cell office:value-type="string">
            <text:p>nječiz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ń</text:p>
          </table:table-cell>
          <table:table-cell office:value-type="string">
            <text:p>nječi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nješe</text:p>
          </table:table-cell>
          <table:table-cell office:value-type="string">
            <text:p>nječin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njach</text:p>
          </table:table-cell>
          <table:table-cell office:value-type="string">
            <text:p>nječin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nili</text:p>
          </table:table-cell>
          <table:table-cell office:value-type="string">
            <text:p>nječi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yštaj</text:p>
          </table:table-cell>
          <table:table-cell office:value-type="string">
            <text:p>njeby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ych</text:p>
          </table:table-cell>
          <table:table-cell office:value-type="string">
            <text:p>njeb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u</text:p>
          </table:table-cell>
          <table:table-cell office:value-type="string">
            <text:p>nje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ěbudźa</text:p>
          </table:table-cell>
          <table:table-cell office:value-type="string">
            <text:p>njěbu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rałaj</text:p>
          </table:table-cell>
          <table:table-cell office:value-type="string">
            <text:p>njebr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olak</text:p>
          </table:table-cell>
          <table:table-cell office:value-type="string">
            <text:p>njebola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łaznju</text:p>
          </table:table-cell>
          <table:table-cell office:value-type="string">
            <text:p>njebłaz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ěch</text:p>
          </table:table-cell>
          <table:table-cell office:value-type="string">
            <text:p>njebě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ěchmy</text:p>
          </table:table-cell>
          <table:table-cell office:value-type="string">
            <text:p>njebě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kanora</text:p>
          </table:table-cell>
          <table:table-cell office:value-type="string">
            <text:p>nikan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ger</text:p>
          </table:table-cell>
          <table:table-cell office:value-type="string">
            <text:p>nig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čomu</text:p>
          </table:table-cell>
          <table:table-cell office:value-type="string">
            <text:p>ničo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me</text:p>
          </table:table-cell>
          <table:table-cell office:value-type="string">
            <text:p>ně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kotrymi</text:p>
          </table:table-cell>
          <table:table-cell office:value-type="string">
            <text:p>někotr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kotreho</text:p>
          </table:table-cell>
          <table:table-cell office:value-type="string">
            <text:p>někotr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kotraj</text:p>
          </table:table-cell>
          <table:table-cell office:value-type="string">
            <text:p>někotr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kajzy</text:p>
          </table:table-cell>
          <table:table-cell office:value-type="string">
            <text:p>někaj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apla</text:p>
          </table:table-cell>
          <table:table-cell office:value-type="string">
            <text:p>neap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y</text:p>
          </table:table-cell>
          <table:table-cell office:value-type="string">
            <text:p>n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upiła</text:p>
          </table:table-cell>
          <table:table-cell office:value-type="string">
            <text:p>naztup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aže</text:p>
          </table:table-cell>
          <table:table-cell office:value-type="string">
            <text:p>nazta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bóžnym</text:p>
          </table:table-cell>
          <table:table-cell office:value-type="string">
            <text:p>nazbóž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bóžnych</text:p>
          </table:table-cell>
          <table:table-cell office:value-type="string">
            <text:p>nazbóž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bóžneho</text:p>
          </table:table-cell>
          <table:table-cell office:value-type="string">
            <text:p>nazbóž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arenzkeje</text:p>
          </table:table-cell>
          <table:table-cell office:value-type="string">
            <text:p>nazaren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nazajtra</text:p>
          </table:table-cell>
          <table:table-cell office:value-type="string">
            <text:p>[nazajt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uknjenje</text:p>
          </table:table-cell>
          <table:table-cell office:value-type="string">
            <text:p>nawukn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učił</text:p>
          </table:table-cell>
          <table:table-cell office:value-type="string">
            <text:p>nawuč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učichu</text:p>
          </table:table-cell>
          <table:table-cell office:value-type="string">
            <text:p>nawuč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twari</text:p>
          </table:table-cell>
          <table:table-cell office:value-type="string">
            <text:p>natwa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šimaj</text:p>
          </table:table-cell>
          <table:table-cell office:value-type="string">
            <text:p>naši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šeje</text:p>
          </table:table-cell>
          <table:table-cell office:value-type="string">
            <text:p>naš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yči</text:p>
          </table:table-cell>
          <table:table-cell office:value-type="string">
            <text:p>nary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yčał</text:p>
          </table:table-cell>
          <table:table-cell office:value-type="string">
            <text:p>naryč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yčachu</text:p>
          </table:table-cell>
          <table:table-cell office:value-type="string">
            <text:p>naryč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źištaj</text:p>
          </table:table-cell>
          <table:table-cell office:value-type="string">
            <text:p>narodź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ow</text:p>
          </table:table-cell>
          <table:table-cell office:value-type="string">
            <text:p>naro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om</text:p>
          </table:table-cell>
          <table:table-cell office:value-type="string">
            <text:p>narod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ej</text:p>
          </table:table-cell>
          <table:table-cell office:value-type="string">
            <text:p>narod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šećiwnozć</text:p>
          </table:table-cell>
          <table:table-cell office:value-type="string">
            <text:p>napšećiw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rosy</text:p>
          </table:table-cell>
          <table:table-cell office:value-type="string">
            <text:p>napros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sledku</text:p>
          </table:table-cell>
          <table:table-cell office:value-type="string">
            <text:p>naposled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mina</text:p>
          </table:table-cell>
          <table:table-cell office:value-type="string">
            <text:p>napom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jelnili</text:p>
          </table:table-cell>
          <table:table-cell office:value-type="string">
            <text:p>napjel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nućichu</text:p>
          </table:table-cell>
          <table:table-cell office:value-type="string">
            <text:p>nanuć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nihdy</text:p>
          </table:table-cell>
          <table:table-cell office:value-type="string">
            <text:p>nanih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-</text:p>
          </table:table-cell>
          <table:table-cell office:value-type="string">
            <text:p>na-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tym</text:p>
          </table:table-cell>
          <table:table-cell office:value-type="string">
            <text:p>nam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sać</text:p>
          </table:table-cell>
          <table:table-cell office:value-type="string">
            <text:p>namas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kanju</text:p>
          </table:table-cell>
          <table:table-cell office:value-type="string">
            <text:p>namak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kani</text:p>
          </table:table-cell>
          <table:table-cell office:value-type="string">
            <text:p>namak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ładźenjom</text:p>
          </table:table-cell>
          <table:table-cell office:value-type="string">
            <text:p>nakładź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ładźechu</text:p>
          </table:table-cell>
          <table:table-cell office:value-type="string">
            <text:p>nakładź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zkeŕšo</text:p>
          </table:table-cell>
          <table:table-cell office:value-type="string">
            <text:p>najzkeŕ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wyšši</text:p>
          </table:table-cell>
          <table:table-cell office:value-type="string">
            <text:p>najwyš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wótrišej</text:p>
          </table:table-cell>
          <table:table-cell office:value-type="string">
            <text:p>najwótriš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lubšimaj</text:p>
          </table:table-cell>
          <table:table-cell office:value-type="string">
            <text:p>najlubši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lěpje</text:p>
          </table:table-cell>
          <table:table-cell office:value-type="string">
            <text:p>najlěp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khroblišo</text:p>
          </table:table-cell>
          <table:table-cell office:value-type="string">
            <text:p>najkhrobli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hłubšeho</text:p>
          </table:table-cell>
          <table:table-cell office:value-type="string">
            <text:p>najhłubš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ła</text:p>
          </table:table-cell>
          <table:table-cell office:value-type="string">
            <text:p>nah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źiwši</text:p>
          </table:table-cell>
          <table:table-cell office:value-type="string">
            <text:p>nadź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źiji</text:p>
          </table:table-cell>
          <table:table-cell office:value-type="string">
            <text:p>nadźi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źijach</text:p>
          </table:table-cell>
          <table:table-cell office:value-type="string">
            <text:p>nadźi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uwaše</text:p>
          </table:table-cell>
          <table:table-cell office:value-type="string">
            <text:p>nadu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panuł</text:p>
          </table:table-cell>
          <table:table-cell office:value-type="string">
            <text:p>nadpa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padźe</text:p>
          </table:table-cell>
          <table:table-cell office:value-type="string">
            <text:p>nadpa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činja</text:p>
          </table:table-cell>
          <table:table-cell office:value-type="string">
            <text:p>nači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činištaj</text:p>
          </table:table-cell>
          <table:table-cell office:value-type="string">
            <text:p>način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činił</text:p>
          </table:table-cell>
          <table:table-cell office:value-type="string">
            <text:p>nači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ow</text:p>
          </table:table-cell>
          <table:table-cell office:value-type="string">
            <text:p>mysl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iš</text:p>
          </table:table-cell>
          <table:table-cell office:value-type="string">
            <text:p>mysl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jachu</text:p>
          </table:table-cell>
          <table:table-cell office:value-type="string">
            <text:p>my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zkim</text:p>
          </table:table-cell>
          <table:table-cell office:value-type="string">
            <text:p>mu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žemi</text:p>
          </table:table-cell>
          <table:table-cell office:value-type="string">
            <text:p>muž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žam</text:p>
          </table:table-cell>
          <table:table-cell office:value-type="string">
            <text:p>muž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žach</text:p>
          </table:table-cell>
          <table:table-cell office:value-type="string">
            <text:p>muž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rzkeje</text:p>
          </table:table-cell>
          <table:table-cell office:value-type="string">
            <text:p>mur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rju</text:p>
          </table:table-cell>
          <table:table-cell office:value-type="string">
            <text:p>mur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rizkej</text:p>
          </table:table-cell>
          <table:table-cell office:value-type="string">
            <text:p>mur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rizkeje</text:p>
          </table:table-cell>
          <table:table-cell office:value-type="string">
            <text:p>mur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ych</text:p>
          </table:table-cell>
          <table:table-cell office:value-type="string">
            <text:p>mudr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e</text:p>
          </table:table-cell>
          <table:table-cell office:value-type="string">
            <text:p>mud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zniši</text:p>
          </table:table-cell>
          <table:table-cell office:value-type="string">
            <text:p>mózni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zneho</text:p>
          </table:table-cell>
          <table:table-cell office:value-type="string">
            <text:p>móz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žeše</text:p>
          </table:table-cell>
          <table:table-cell office:value-type="string">
            <text:p>móž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žachu</text:p>
          </table:table-cell>
          <table:table-cell office:value-type="string">
            <text:p>móž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žachmy</text:p>
          </table:table-cell>
          <table:table-cell office:value-type="string">
            <text:p>móž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ŕzki</text:p>
          </table:table-cell>
          <table:table-cell office:value-type="string">
            <text:p>móŕ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wu</text:p>
          </table:table-cell>
          <table:table-cell office:value-type="string">
            <text:p>mor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jenju</text:p>
          </table:table-cell>
          <table:table-cell office:value-type="string">
            <text:p>mor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jeneho</text:p>
          </table:table-cell>
          <table:table-cell office:value-type="string">
            <text:p>morje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jachu</text:p>
          </table:table-cell>
          <table:table-cell office:value-type="string">
            <text:p>mor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dowanjom</text:p>
          </table:table-cell>
          <table:table-cell office:value-type="string">
            <text:p>mord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daŕzkich</text:p>
          </table:table-cell>
          <table:table-cell office:value-type="string">
            <text:p>mordaŕ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darjo</text:p>
          </table:table-cell>
          <table:table-cell office:value-type="string">
            <text:p>mord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rčenje</text:p>
          </table:table-cell>
          <table:table-cell office:value-type="string">
            <text:p>mórč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</text:p>
          </table:table-cell>
          <table:table-cell office:value-type="string">
            <text:p>m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loch</text:p>
          </table:table-cell>
          <table:table-cell office:value-type="string">
            <text:p>molo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jzasowy</text:p>
          </table:table-cell>
          <table:table-cell office:value-type="string">
            <text:p>mójzas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jzasoweho</text:p>
          </table:table-cell>
          <table:table-cell office:value-type="string">
            <text:p>mójzas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jzasom</text:p>
          </table:table-cell>
          <table:table-cell office:value-type="string">
            <text:p>mójzas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i</text:p>
          </table:table-cell>
          <table:table-cell office:value-type="string">
            <text:p>mod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enje</text:p>
          </table:table-cell>
          <table:table-cell office:value-type="string">
            <text:p>modl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achmy</text:p>
          </table:table-cell>
          <table:table-cell office:value-type="string">
            <text:p>modl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njena</text:p>
          </table:table-cell>
          <table:table-cell office:value-type="string">
            <text:p>mn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nazonej</text:p>
          </table:table-cell>
          <table:table-cell office:value-type="string">
            <text:p>mnazo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mójz</text:p>
          </table:table-cell>
          <table:table-cell office:value-type="string">
            <text:p>mmój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łodźenz</text:p>
          </table:table-cell>
          <table:table-cell office:value-type="string">
            <text:p>młodźen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zy</text:p>
          </table:table-cell>
          <table:table-cell office:value-type="string">
            <text:p>mje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tani</text:p>
          </table:table-cell>
          <table:table-cell office:value-type="string">
            <text:p>mjet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tachu</text:p>
          </table:table-cell>
          <table:table-cell office:value-type="string">
            <text:p>mjet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uja</text:p>
          </table:table-cell>
          <table:table-cell office:value-type="string">
            <text:p>mjen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ow</text:p>
          </table:table-cell>
          <table:table-cell office:value-type="string">
            <text:p>mje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owani</text:p>
          </table:table-cell>
          <table:table-cell office:value-type="string">
            <text:p>mjenow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ować</text:p>
          </table:table-cell>
          <table:table-cell office:value-type="string">
            <text:p>mjen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kli</text:p>
          </table:table-cell>
          <table:table-cell office:value-type="string">
            <text:p>mjelk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čo</text:p>
          </table:table-cell>
          <table:table-cell office:value-type="string">
            <text:p>mjelč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češe</text:p>
          </table:table-cell>
          <table:table-cell office:value-type="string">
            <text:p>mjelč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čenje</text:p>
          </table:table-cell>
          <table:table-cell office:value-type="string">
            <text:p>mjelč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čeli</text:p>
          </table:table-cell>
          <table:table-cell office:value-type="string">
            <text:p>mjelč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zizkej</text:p>
          </table:table-cell>
          <table:table-cell office:value-type="string">
            <text:p>miz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zizkeje</text:p>
          </table:table-cell>
          <table:table-cell office:value-type="string">
            <text:p>miz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tyleny</text:p>
          </table:table-cell>
          <table:table-cell office:value-type="string">
            <text:p>mityl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ra</text:p>
          </table:table-cell>
          <table:table-cell office:value-type="string">
            <text:p>m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ychu</text:p>
          </table:table-cell>
          <table:table-cell office:value-type="string">
            <text:p>mi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uło</text:p>
          </table:table-cell>
          <table:table-cell office:value-type="string">
            <text:p>minu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łozći</text:p>
          </table:table-cell>
          <table:table-cell office:value-type="string">
            <text:p>mił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kławša</text:p>
          </table:table-cell>
          <table:table-cell office:value-type="string">
            <text:p>mikław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ězto</text:p>
          </table:table-cell>
          <table:table-cell office:value-type="string">
            <text:p>miěz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ězće</text:p>
          </table:table-cell>
          <table:table-cell office:value-type="string">
            <text:p>miě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ěšnika</text:p>
          </table:table-cell>
          <table:table-cell office:value-type="string">
            <text:p>miěš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dianzkim</text:p>
          </table:table-cell>
          <table:table-cell office:value-type="string">
            <text:p>midian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ch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ztom</text:p>
          </table:table-cell>
          <table:table-cell office:value-type="string">
            <text:p>měz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ztkam</text:p>
          </table:table-cell>
          <table:table-cell office:value-type="string">
            <text:p>mězt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ćanzzy</text:p>
          </table:table-cell>
          <table:table-cell office:value-type="string">
            <text:p>měšćan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ćanzkich</text:p>
          </table:table-cell>
          <table:table-cell office:value-type="string">
            <text:p>měšćan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ćan</text:p>
          </table:table-cell>
          <table:table-cell office:value-type="string">
            <text:p>měšć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saz</text:p>
          </table:table-cell>
          <table:table-cell office:value-type="string">
            <text:p>měsa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sazach</text:p>
          </table:table-cell>
          <table:table-cell office:value-type="string">
            <text:p>měsaz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rkurius</text:p>
          </table:table-cell>
          <table:table-cell office:value-type="string">
            <text:p>merkur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njachu</text:p>
          </table:table-cell>
          <table:table-cell office:value-type="string">
            <text:p>měn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lite</text:p>
          </table:table-cell>
          <table:table-cell office:value-type="string">
            <text:p>meli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lita</text:p>
          </table:table-cell>
          <table:table-cell office:value-type="string">
            <text:p>meli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łe</text:p>
          </table:table-cell>
          <table:table-cell office:value-type="string">
            <text:p>mě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jz</text:p>
          </table:table-cell>
          <table:table-cell office:value-type="string">
            <text:p>měj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jach</text:p>
          </table:table-cell>
          <table:table-cell office:value-type="string">
            <text:p>mě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dizzy</text:p>
          </table:table-cell>
          <table:table-cell office:value-type="string">
            <text:p>med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zedonzkim</text:p>
          </table:table-cell>
          <table:table-cell office:value-type="string">
            <text:p>mazedon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zedonzki</text:p>
          </table:table-cell>
          <table:table-cell office:value-type="string">
            <text:p>mazedon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zedonzkeju</text:p>
          </table:table-cell>
          <table:table-cell office:value-type="string">
            <text:p>mazedonzk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tthej</text:p>
          </table:table-cell>
          <table:table-cell office:value-type="string">
            <text:p>matth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tajli</text:p>
          </table:table-cell>
          <table:table-cell office:value-type="string">
            <text:p>mataj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tra</text:p>
          </table:table-cell>
          <table:table-cell office:value-type="string">
            <text:p>mart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inu</text:p>
          </table:table-cell>
          <table:table-cell office:value-type="string">
            <text:p>mari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ahen</text:p>
          </table:table-cell>
          <table:table-cell office:value-type="string">
            <text:p>manah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i</text:p>
          </table:table-cell>
          <table:table-cell office:value-type="string">
            <text:p>mał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emu</text:p>
          </table:table-cell>
          <table:table-cell office:value-type="string">
            <text:p>mał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e</text:p>
          </table:table-cell>
          <table:table-cell office:value-type="string">
            <text:p>m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eho</text:p>
          </table:table-cell>
          <table:table-cell office:value-type="string">
            <text:p>mał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ćerju</text:p>
          </table:table-cell>
          <table:table-cell office:value-type="string">
            <text:p>maćer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zius</text:p>
          </table:table-cell>
          <table:table-cell office:value-type="string">
            <text:p>luz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danje</text:p>
          </table:table-cell>
          <table:table-cell office:value-type="string">
            <text:p>lud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oznje</text:p>
          </table:table-cell>
          <table:table-cell office:value-type="string">
            <text:p>luboz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ješe</text:p>
          </table:table-cell>
          <table:table-cell office:value-type="string">
            <text:p>lub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ubje</text:p>
          </table:table-cell>
          <table:table-cell office:value-type="string">
            <text:p>łub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je</text:p>
          </table:table-cell>
          <table:table-cell office:value-type="string">
            <text:p>lub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ubi</text:p>
          </table:table-cell>
          <table:table-cell office:value-type="string">
            <text:p>łub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óžka</text:p>
          </table:table-cell>
          <table:table-cell office:value-type="string">
            <text:p>łóž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sowachu</text:p>
          </table:table-cell>
          <table:table-cell office:value-type="string">
            <text:p>los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som</text:p>
          </table:table-cell>
          <table:table-cell office:value-type="string">
            <text:p>los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ódźnizy</text:p>
          </table:table-cell>
          <table:table-cell office:value-type="string">
            <text:p>łódź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ódźnikej</text:p>
          </table:table-cell>
          <table:table-cell office:value-type="string">
            <text:p>łódźni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ódźnikam</text:p>
          </table:table-cell>
          <table:table-cell office:value-type="string">
            <text:p>łódźni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zizkeho</text:p>
          </table:table-cell>
          <table:table-cell office:value-type="string">
            <text:p>lizi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kaonzku</text:p>
          </table:table-cell>
          <table:table-cell office:value-type="string">
            <text:p>likaon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kaonizkeje</text:p>
          </table:table-cell>
          <table:table-cell office:value-type="string">
            <text:p>likaon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ii</text:p>
          </table:table-cell>
          <table:table-cell office:value-type="string">
            <text:p>li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dii</text:p>
          </table:table-cell>
          <table:table-cell office:value-type="string">
            <text:p>lid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dia</text:p>
          </table:table-cell>
          <table:table-cell office:value-type="string">
            <text:p>lid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dda</text:p>
          </table:table-cell>
          <table:table-cell office:value-type="string">
            <text:p>lid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bizkeje</text:p>
          </table:table-cell>
          <table:table-cell office:value-type="string">
            <text:p>lib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bertinzkich</text:p>
          </table:table-cell>
          <table:table-cell office:value-type="string">
            <text:p>libertin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hał</text:p>
          </table:table-cell>
          <table:table-cell office:value-type="string">
            <text:p>łh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žazeho</text:p>
          </table:table-cell>
          <table:table-cell office:value-type="string">
            <text:p>ležaz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tomaj</text:p>
          </table:table-cell>
          <table:table-cell office:value-type="string">
            <text:p>lěto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snozće</text:p>
          </table:table-cell>
          <table:table-cell office:value-type="string">
            <text:p>les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pšeje</text:p>
          </table:table-cell>
          <table:table-cell office:value-type="string">
            <text:p>lěpš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źbow</text:p>
          </table:table-cell>
          <table:table-cell office:value-type="string">
            <text:p>ledźb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zowany</text:p>
          </table:table-cell>
          <table:table-cell office:value-type="string">
            <text:p>laz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zowane</text:p>
          </table:table-cell>
          <table:table-cell office:value-type="string">
            <text:p>lazo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zea</text:p>
          </table:table-cell>
          <table:table-cell office:value-type="string">
            <text:p>laze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mpow</text:p>
          </table:table-cell>
          <table:table-cell office:value-type="string">
            <text:p>lamp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manju</text:p>
          </table:table-cell>
          <table:table-cell office:value-type="string">
            <text:p>łam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mali</text:p>
          </table:table-cell>
          <table:table-cell office:value-type="string">
            <text:p>łam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machu</text:p>
          </table:table-cell>
          <table:table-cell office:value-type="string">
            <text:p>łam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nozć</text:p>
          </table:table-cell>
          <table:table-cell office:value-type="string">
            <text:p>lakom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kanje</text:p>
          </table:table-cell>
          <table:table-cell office:value-type="string">
            <text:p>łak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kaju</text:p>
          </table:table-cell>
          <table:table-cell office:value-type="string">
            <text:p>łak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kać</text:p>
          </table:table-cell>
          <table:table-cell office:value-type="string">
            <text:p>ła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złowanjom</text:p>
          </table:table-cell>
          <table:table-cell office:value-type="string">
            <text:p>kuzł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złaŕztwo</text:p>
          </table:table-cell>
          <table:table-cell office:value-type="string">
            <text:p>kuzłaŕ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złaŕ</text:p>
          </table:table-cell>
          <table:table-cell office:value-type="string">
            <text:p>kuzł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pu</text:p>
          </table:table-cell>
          <table:table-cell office:value-type="string">
            <text:p>kup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d</text:p>
          </table:table-cell>
          <table:table-cell office:value-type="string">
            <text:p>ku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će</text:p>
          </table:table-cell>
          <table:table-cell office:value-type="string">
            <text:p>ku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wdy</text:p>
          </table:table-cell>
          <table:table-cell office:value-type="string">
            <text:p>kšiw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wda</text:p>
          </table:table-cell>
          <table:table-cell office:value-type="string">
            <text:p>kšiw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pjachu</text:p>
          </table:table-cell>
          <table:table-cell office:value-type="string">
            <text:p>kšip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ezćijan</text:p>
          </table:table-cell>
          <table:table-cell office:value-type="string">
            <text:p>kšezćij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ezćenjo</text:p>
          </table:table-cell>
          <table:table-cell office:value-type="string">
            <text:p>kšezćen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ćiše</text:p>
          </table:table-cell>
          <table:table-cell office:value-type="string">
            <text:p>kšć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ćićw</text:p>
          </table:table-cell>
          <table:table-cell office:value-type="string">
            <text:p>kšćić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ćena</text:p>
          </table:table-cell>
          <table:table-cell office:value-type="string">
            <text:p>kšć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wawna</text:p>
          </table:table-cell>
          <table:table-cell office:value-type="string">
            <text:p>krwaw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uchach</text:p>
          </table:table-cell>
          <table:table-cell office:value-type="string">
            <text:p>kruch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ótkim</text:p>
          </table:table-cell>
          <table:table-cell office:value-type="string">
            <text:p>krót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ótki</text:p>
          </table:table-cell>
          <table:table-cell office:value-type="string">
            <text:p>krót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on</text:p>
          </table:table-cell>
          <table:table-cell office:value-type="string">
            <text:p>kr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izpus</text:p>
          </table:table-cell>
          <table:table-cell office:value-type="string">
            <text:p>krizp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ty</text:p>
          </table:table-cell>
          <table:table-cell office:value-type="string">
            <text:p>kre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tu</text:p>
          </table:table-cell>
          <table:table-cell office:value-type="string">
            <text:p>kre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tizzy</text:p>
          </table:table-cell>
          <table:table-cell office:value-type="string">
            <text:p>kret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tizkim</text:p>
          </table:table-cell>
          <table:table-cell office:value-type="string">
            <text:p>kreti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će</text:p>
          </table:table-cell>
          <table:table-cell office:value-type="string">
            <text:p>kr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ozće</text:p>
          </table:table-cell>
          <table:table-cell office:value-type="string">
            <text:p>kras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ozćbožu</text:p>
          </table:table-cell>
          <table:table-cell office:value-type="string">
            <text:p>krasnozćbož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e</text:p>
          </table:table-cell>
          <table:table-cell office:value-type="string">
            <text:p>kras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wzku</text:p>
          </table:table-cell>
          <table:table-cell office:value-type="string">
            <text:p>kralow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wzkeje</text:p>
          </table:table-cell>
          <table:table-cell office:value-type="string">
            <text:p>kralow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wzkeho</text:p>
          </table:table-cell>
          <table:table-cell office:value-type="string">
            <text:p>kralow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weje</text:p>
          </table:table-cell>
          <table:table-cell office:value-type="string">
            <text:p>kral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am</text:p>
          </table:table-cell>
          <table:table-cell office:value-type="string">
            <text:p>kral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je</text:p>
          </table:table-cell>
          <table:table-cell office:value-type="string">
            <text:p>kra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že</text:p>
          </table:table-cell>
          <table:table-cell office:value-type="string">
            <text:p>ko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žda</text:p>
          </table:table-cell>
          <table:table-cell office:value-type="string">
            <text:p>kóž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neliusom</text:p>
          </table:table-cell>
          <table:table-cell office:value-type="string">
            <text:p>kornelius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nelia</text:p>
          </table:table-cell>
          <table:table-cell office:value-type="string">
            <text:p>kornel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inthusu</text:p>
          </table:table-cell>
          <table:table-cell office:value-type="string">
            <text:p>korinthu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inthizkich</text:p>
          </table:table-cell>
          <table:table-cell office:value-type="string">
            <text:p>korinthi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intha</text:p>
          </table:table-cell>
          <table:table-cell office:value-type="string">
            <text:p>korint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inće</text:p>
          </table:table-cell>
          <table:table-cell office:value-type="string">
            <text:p>korin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čmam</text:p>
          </table:table-cell>
          <table:table-cell office:value-type="string">
            <text:p>korčm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bje</text:p>
          </table:table-cell>
          <table:table-cell office:value-type="string">
            <text:p>korb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nzy</text:p>
          </table:table-cell>
          <table:table-cell office:value-type="string">
            <text:p>kón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mor</text:p>
          </table:table-cell>
          <table:table-cell office:value-type="string">
            <text:p>kom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mdźiš</text:p>
          </table:table-cell>
          <table:table-cell office:value-type="string">
            <text:p>komdź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l</text:p>
          </table:table-cell>
          <table:table-cell office:value-type="string">
            <text:p>ko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</text:p>
          </table:table-cell>
          <table:table-cell office:value-type="string">
            <text:p>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a</text:p>
          </table:table-cell>
          <table:table-cell office:value-type="string">
            <text:p>ko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žny</text:p>
          </table:table-cell>
          <table:table-cell office:value-type="string">
            <text:p>knjež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žim</text:p>
          </table:table-cell>
          <table:table-cell office:value-type="string">
            <text:p>knjež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zaj</text:p>
          </table:table-cell>
          <table:table-cell office:value-type="string">
            <text:p>knjez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idusu</text:p>
          </table:table-cell>
          <table:table-cell office:value-type="string">
            <text:p>knidu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ičomni</text:p>
          </table:table-cell>
          <table:table-cell office:value-type="string">
            <text:p>kničom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ětki</text:p>
          </table:table-cell>
          <table:table-cell office:value-type="string">
            <text:p>klět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eć</text:p>
          </table:table-cell>
          <table:table-cell office:value-type="string">
            <text:p>kl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audiusa</text:p>
          </table:table-cell>
          <table:table-cell office:value-type="string">
            <text:p>klaudiu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auda</text:p>
          </table:table-cell>
          <table:table-cell office:value-type="string">
            <text:p>klau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apaše</text:p>
          </table:table-cell>
          <table:table-cell office:value-type="string">
            <text:p>kłap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akny</text:p>
          </table:table-cell>
          <table:table-cell office:value-type="string">
            <text:p>klak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aknu</text:p>
          </table:table-cell>
          <table:table-cell office:value-type="string">
            <text:p>klak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adźichu</text:p>
          </table:table-cell>
          <table:table-cell office:value-type="string">
            <text:p>kładź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adźe</text:p>
          </table:table-cell>
          <table:table-cell office:value-type="string">
            <text:p>kła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wnu</text:p>
          </table:table-cell>
          <table:table-cell office:value-type="string">
            <text:p>kiw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sa</text:p>
          </table:table-cell>
          <table:table-cell office:value-type="string">
            <text:p>ki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renzkej</text:p>
          </table:table-cell>
          <table:table-cell office:value-type="string">
            <text:p>kiren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taše</text:p>
          </table:table-cell>
          <table:table-cell office:value-type="string">
            <text:p>khwat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obneho</text:p>
          </table:table-cell>
          <table:table-cell office:value-type="string">
            <text:p>khwalob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eštaj</text:p>
          </table:table-cell>
          <table:table-cell office:value-type="string">
            <text:p>khwal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ene</text:p>
          </table:table-cell>
          <table:table-cell office:value-type="string">
            <text:p>khwal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yztusoweho</text:p>
          </table:table-cell>
          <table:table-cell office:value-type="string">
            <text:p>khryztus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omym</text:p>
          </table:table-cell>
          <table:table-cell office:value-type="string">
            <text:p>khrom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obłozć</text:p>
          </table:table-cell>
          <table:table-cell office:value-type="string">
            <text:p>khrobł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ztali</text:p>
          </table:table-cell>
          <table:table-cell office:value-type="string">
            <text:p>khozt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ztać</text:p>
          </table:table-cell>
          <table:table-cell office:value-type="string">
            <text:p>khozt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ztach</text:p>
          </table:table-cell>
          <table:table-cell office:value-type="string">
            <text:p>khoz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wach</text:p>
          </table:table-cell>
          <table:table-cell office:value-type="string">
            <text:p>khow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dźiwši</text:p>
          </table:table-cell>
          <table:table-cell office:value-type="string">
            <text:p>khodź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dźiš</text:p>
          </table:table-cell>
          <table:table-cell office:value-type="string">
            <text:p>khodź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dźili</text:p>
          </table:table-cell>
          <table:table-cell office:value-type="string">
            <text:p>kho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dźenje</text:p>
          </table:table-cell>
          <table:table-cell office:value-type="string">
            <text:p>kho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žorzkim</text:p>
          </table:table-cell>
          <table:table-cell office:value-type="string">
            <text:p>khěžor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žorzkeho</text:p>
          </table:table-cell>
          <table:table-cell office:value-type="string">
            <text:p>khěžor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žorowemu</text:p>
          </table:table-cell>
          <table:table-cell office:value-type="string">
            <text:p>khěžoro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žorom</text:p>
          </table:table-cell>
          <table:table-cell office:value-type="string">
            <text:p>khěžo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žor</text:p>
          </table:table-cell>
          <table:table-cell office:value-type="string">
            <text:p>khěž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zaŕztwo</text:p>
          </table:table-cell>
          <table:table-cell office:value-type="string">
            <text:p>kezaŕ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ŕku</text:p>
          </table:table-cell>
          <table:table-cell office:value-type="string">
            <text:p>keŕ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ŕka</text:p>
          </table:table-cell>
          <table:table-cell office:value-type="string">
            <text:p>keŕ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nchrei</text:p>
          </table:table-cell>
          <table:table-cell office:value-type="string">
            <text:p>kenchre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žeš</text:p>
          </table:table-cell>
          <table:table-cell office:value-type="string">
            <text:p>kaž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zał</text:p>
          </table:table-cell>
          <table:table-cell office:value-type="string">
            <text:p>kaz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zachu</text:p>
          </table:table-cell>
          <table:table-cell office:value-type="string">
            <text:p>kaz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zach</text:p>
          </table:table-cell>
          <table:table-cell office:value-type="string">
            <text:p>kaz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ppadozizkej</text:p>
          </table:table-cell>
          <table:table-cell office:value-type="string">
            <text:p>kappadoz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nzleŕ</text:p>
          </table:table-cell>
          <table:table-cell office:value-type="string">
            <text:p>kanzle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ndazes</text:p>
          </table:table-cell>
          <table:table-cell office:value-type="string">
            <text:p>kandaz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nanejzku</text:p>
          </table:table-cell>
          <table:table-cell office:value-type="string">
            <text:p>kananej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nanejzkej</text:p>
          </table:table-cell>
          <table:table-cell office:value-type="string">
            <text:p>kananej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ńtnym</text:p>
          </table:table-cell>
          <table:table-cell office:value-type="string">
            <text:p>kamjeńt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njowani</text:p>
          </table:table-cell>
          <table:table-cell office:value-type="string">
            <text:p>kamjenjow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njowali</text:p>
          </table:table-cell>
          <table:table-cell office:value-type="string">
            <text:p>kamjenj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jzy</text:p>
          </table:table-cell>
          <table:table-cell office:value-type="string">
            <text:p>kaj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ha</text:p>
          </table:table-cell>
          <table:table-cell office:value-type="string">
            <text:p>ka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raelzka</text:p>
          </table:table-cell>
          <table:table-cell office:value-type="string">
            <text:p>jzrael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aak</text:p>
          </table:table-cell>
          <table:table-cell office:value-type="string">
            <text:p>jzaa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tzišeho</text:p>
          </table:table-cell>
          <table:table-cell office:value-type="string">
            <text:p>jutziš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piter</text:p>
          </table:table-cell>
          <table:table-cell office:value-type="string">
            <text:p>jupi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pitera</text:p>
          </table:table-cell>
          <table:table-cell office:value-type="string">
            <text:p>jupite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lius</text:p>
          </table:table-cell>
          <table:table-cell office:value-type="string">
            <text:p>jul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liusej</text:p>
          </table:table-cell>
          <table:table-cell office:value-type="string">
            <text:p>julius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dowym</text:p>
          </table:table-cell>
          <table:table-cell office:value-type="string">
            <text:p>jud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d</text:p>
          </table:table-cell>
          <table:table-cell office:value-type="string">
            <text:p>ju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zuom</text:p>
          </table:table-cell>
          <table:table-cell office:value-type="string">
            <text:p>jozu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zes</text:p>
          </table:table-cell>
          <table:table-cell office:value-type="string">
            <text:p>joz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zephej</text:p>
          </table:table-cell>
          <table:table-cell office:value-type="string">
            <text:p>jozeph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ppenzzy</text:p>
          </table:table-cell>
          <table:table-cell office:value-type="string">
            <text:p>joppen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ppe</text:p>
          </table:table-cell>
          <table:table-cell office:value-type="string">
            <text:p>jop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ela</text:p>
          </table:table-cell>
          <table:table-cell office:value-type="string">
            <text:p>joe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zraelzkeje</text:p>
          </table:table-cell>
          <table:table-cell office:value-type="string">
            <text:p>jizrael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maše</text:p>
          </table:table-cell>
          <table:table-cell office:value-type="string">
            <text:p>jim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mać</text:p>
          </table:table-cell>
          <table:table-cell office:value-type="string">
            <text:p>jim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mach</text:p>
          </table:table-cell>
          <table:table-cell office:value-type="string">
            <text:p>jim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chtny</text:p>
          </table:table-cell>
          <table:table-cell office:value-type="string">
            <text:p>jicht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chtnych</text:p>
          </table:table-cell>
          <table:table-cell office:value-type="string">
            <text:p>jicht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se</text:p>
          </table:table-cell>
          <table:table-cell office:value-type="string">
            <text:p>je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šćeŕ</text:p>
          </table:table-cell>
          <table:table-cell office:value-type="string">
            <text:p>ješće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ruzalemzkej</text:p>
          </table:table-cell>
          <table:table-cell office:value-type="string">
            <text:p>jeruzalem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ruzalemzkeje</text:p>
          </table:table-cell>
          <table:table-cell office:value-type="string">
            <text:p>jeruzalem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ruzaleina</text:p>
          </table:table-cell>
          <table:table-cell office:value-type="string">
            <text:p>jeruzale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ajkeho</text:p>
          </table:table-cell>
          <table:table-cell office:value-type="string">
            <text:p>jenaj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jne</text:p>
          </table:table-cell>
          <table:table-cell office:value-type="string">
            <text:p>jej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jna</text:p>
          </table:table-cell>
          <table:table-cell office:value-type="string">
            <text:p>jej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dźu</text:p>
          </table:table-cell>
          <table:table-cell office:value-type="string">
            <text:p>jědź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jedyn</text:p>
          </table:table-cell>
          <table:table-cell office:value-type="string">
            <text:p>[jedy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dnaše</text:p>
          </table:table-cell>
          <table:table-cell office:value-type="string">
            <text:p>jedn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zyki</text:p>
          </table:table-cell>
          <table:table-cell office:value-type="string">
            <text:p>jazy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zon</text:p>
          </table:table-cell>
          <table:table-cell office:value-type="string">
            <text:p>jaz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sniša</text:p>
          </table:table-cell>
          <table:table-cell office:value-type="string">
            <text:p>jasni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snej</text:p>
          </table:table-cell>
          <table:table-cell office:value-type="string">
            <text:p>jas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poštołzki</text:p>
          </table:table-cell>
          <table:table-cell office:value-type="string">
            <text:p>japoštoł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poštołomaj</text:p>
          </table:table-cell>
          <table:table-cell office:value-type="string">
            <text:p>japoštoło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poštołaj</text:p>
          </table:table-cell>
          <table:table-cell office:value-type="string">
            <text:p>japošto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owu</text:p>
          </table:table-cell>
          <table:table-cell office:value-type="string">
            <text:p>jan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oweho</text:p>
          </table:table-cell>
          <table:table-cell office:value-type="string">
            <text:p>jan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om</text:p>
          </table:table-cell>
          <table:table-cell office:value-type="string">
            <text:p>jan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dźelzku</text:p>
          </table:table-cell>
          <table:table-cell office:value-type="string">
            <text:p>jandźel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dźelom</text:p>
          </table:table-cell>
          <table:table-cell office:value-type="string">
            <text:p>jandźel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jandźel</text:p>
          </table:table-cell>
          <table:table-cell office:value-type="string">
            <text:p>[jandź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kubowemu</text:p>
          </table:table-cell>
          <table:table-cell office:value-type="string">
            <text:p>jakubo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v</text:p>
          </table:table-cell>
          <table:table-cell office:value-type="string">
            <text:p>i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zule</text:p>
          </table:table-cell>
          <table:table-cell office:value-type="string">
            <text:p>inzu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li</text:p>
          </table:table-cell>
          <table:table-cell office:value-type="string">
            <text:p>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lii</text:p>
          </table:table-cell>
          <table:table-cell office:value-type="string">
            <text:p>il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i</text:p>
          </table:table-cell>
          <table:table-cell office:value-type="string">
            <text:p>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dow</text:p>
          </table:table-cell>
          <table:table-cell office:value-type="string">
            <text:p>i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wězdy</text:p>
          </table:table-cell>
          <table:table-cell office:value-type="string">
            <text:p>hwěz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wězdu</text:p>
          </table:table-cell>
          <table:table-cell office:value-type="string">
            <text:p>hwěz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u</text:p>
          </table:table-cell>
          <table:table-cell office:value-type="string">
            <text:p>hu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ženjom</text:p>
          </table:table-cell>
          <table:table-cell office:value-type="string">
            <text:p>hrož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ženja</text:p>
          </table:table-cell>
          <table:table-cell office:value-type="string">
            <text:p>hro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žachu</text:p>
          </table:table-cell>
          <table:table-cell office:value-type="string">
            <text:p>hrož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abnu</text:p>
          </table:table-cell>
          <table:table-cell office:value-type="string">
            <text:p>hrab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poduje</text:p>
          </table:table-cell>
          <table:table-cell office:value-type="string">
            <text:p>hozpod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podowaše</text:p>
          </table:table-cell>
          <table:table-cell office:value-type="string">
            <text:p>hozpod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</text:p>
          </table:table-cell>
          <table:table-cell office:value-type="string">
            <text:p>ho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ćo</text:p>
          </table:table-cell>
          <table:table-cell office:value-type="string">
            <text:p>hozć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zym</text:p>
          </table:table-cell>
          <table:table-cell office:value-type="string">
            <text:p>horz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ne</text:p>
          </table:table-cell>
          <table:table-cell office:value-type="string">
            <text:p>hor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ŕkim</text:p>
          </table:table-cell>
          <table:table-cell office:value-type="string">
            <text:p>hóŕ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ztpiću</text:p>
          </table:table-cell>
          <table:table-cell office:value-type="string">
            <text:p>horjeztpi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wzali</text:p>
          </table:table-cell>
          <table:table-cell office:value-type="string">
            <text:p>horjewz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wzać</text:p>
          </table:table-cell>
          <table:table-cell office:value-type="string">
            <text:p>horjew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kach</text:p>
          </table:table-cell>
          <table:table-cell office:value-type="string">
            <text:p>horje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brali</text:p>
          </table:table-cell>
          <table:table-cell office:value-type="string">
            <text:p>horjebr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ieztawanje</text:p>
          </table:table-cell>
          <table:table-cell office:value-type="string">
            <text:p>horiezta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a</text:p>
          </table:table-cell>
          <table:table-cell office:value-type="string">
            <text:p>h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lzy</text:p>
          </table:table-cell>
          <table:table-cell office:value-type="string">
            <text:p>hol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y</text:p>
          </table:table-cell>
          <table:table-cell office:value-type="string">
            <text:p>h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uty</text:p>
          </table:table-cell>
          <table:table-cell office:value-type="string">
            <text:p>hnu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ute</text:p>
          </table:table-cell>
          <table:table-cell office:value-type="string">
            <text:p>hnu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boku</text:p>
          </table:table-cell>
          <table:table-cell office:value-type="string">
            <text:p>hłubo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o</text:p>
          </table:table-cell>
          <table:table-cell office:value-type="string">
            <text:p>h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ód</text:p>
          </table:table-cell>
          <table:table-cell office:value-type="string">
            <text:p>hłó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bamy</text:p>
          </table:table-cell>
          <table:table-cell office:value-type="string">
            <text:p>hib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ěta</text:p>
          </table:table-cell>
          <table:table-cell office:value-type="string">
            <text:p>hě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odašowym</text:p>
          </table:table-cell>
          <table:table-cell office:value-type="string">
            <text:p>herodaš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odašoweje</text:p>
          </table:table-cell>
          <table:table-cell office:value-type="string">
            <text:p>herodaš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odašom</text:p>
          </table:table-cell>
          <table:table-cell office:value-type="string">
            <text:p>herodaš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morzkich</text:p>
          </table:table-cell>
          <table:table-cell office:value-type="string">
            <text:p>hemor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jtmanami</text:p>
          </table:table-cell>
          <table:table-cell office:value-type="string">
            <text:p>hejtman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jtmanam</text:p>
          </table:table-cell>
          <table:table-cell office:value-type="string">
            <text:p>hejtman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ho</text:p>
          </table:table-cell>
          <table:table-cell office:value-type="string">
            <text:p>h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brejzku</text:p>
          </table:table-cell>
          <table:table-cell office:value-type="string">
            <text:p>hebrej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wtowanjom</text:p>
          </table:table-cell>
          <table:table-cell office:value-type="string">
            <text:p>hawt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su</text:p>
          </table:table-cell>
          <table:table-cell office:value-type="string">
            <text:p>ha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li</text:p>
          </table:table-cell>
          <table:table-cell office:value-type="string">
            <text:p>ha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chu</text:p>
          </table:table-cell>
          <table:table-cell office:value-type="string">
            <text:p>han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ćerjej</text:p>
          </table:table-cell>
          <table:table-cell office:value-type="string">
            <text:p>hanićerj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as</text:p>
          </table:table-cell>
          <table:table-cell office:value-type="string">
            <text:p>han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keldama</text:p>
          </table:table-cell>
          <table:table-cell office:value-type="string">
            <text:p>hakelda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b</text:p>
          </table:table-cell>
          <table:table-cell office:value-type="string">
            <text:p>ha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unty</text:p>
          </table:table-cell>
          <table:table-cell office:value-type="string">
            <text:p>grun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ichow</text:p>
          </table:table-cell>
          <table:table-cell office:value-type="string">
            <text:p>grich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ichizkeje</text:p>
          </table:table-cell>
          <table:table-cell office:value-type="string">
            <text:p>grich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t</text:p>
          </table:table-cell>
          <table:table-cell office:value-type="string">
            <text:p>gr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easo</text:p>
          </table:table-cell>
          <table:table-cell office:value-type="string">
            <text:p>gnea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mejnztwje</text:p>
          </table:table-cell>
          <table:table-cell office:value-type="string">
            <text:p>gmejnzt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mejnzkich</text:p>
          </table:table-cell>
          <table:table-cell office:value-type="string">
            <text:p>gmejn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mejnje</text:p>
          </table:table-cell>
          <table:table-cell office:value-type="string">
            <text:p>gmej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mejna</text:p>
          </table:table-cell>
          <table:table-cell office:value-type="string">
            <text:p>gmej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mej</text:p>
          </table:table-cell>
          <table:table-cell office:value-type="string">
            <text:p>gm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zy</text:p>
          </table:table-cell>
          <table:table-cell office:value-type="string">
            <text:p>g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rbaŕ</text:p>
          </table:table-cell>
          <table:table-cell office:value-type="string">
            <text:p>garb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maliel</text:p>
          </table:table-cell>
          <table:table-cell office:value-type="string">
            <text:p>gamali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maliela</text:p>
          </table:table-cell>
          <table:table-cell office:value-type="string">
            <text:p>gamalie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lilejzzzy</text:p>
          </table:table-cell>
          <table:table-cell office:value-type="string">
            <text:p>galilejz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lilejzku</text:p>
          </table:table-cell>
          <table:table-cell office:value-type="string">
            <text:p>galilej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latizku</text:p>
          </table:table-cell>
          <table:table-cell office:value-type="string">
            <text:p>galati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latizki</text:p>
          </table:table-cell>
          <table:table-cell office:value-type="string">
            <text:p>galati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jus</text:p>
          </table:table-cell>
          <table:table-cell office:value-type="string">
            <text:p>gaj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ja</text:p>
          </table:table-cell>
          <table:table-cell office:value-type="string">
            <text:p>ga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ztusom</text:p>
          </table:table-cell>
          <table:table-cell office:value-type="string">
            <text:p>feztus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ztuso</text:p>
          </table:table-cell>
          <table:table-cell office:value-type="string">
            <text:p>feztu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ěrštu</text:p>
          </table:table-cell>
          <table:table-cell office:value-type="string">
            <text:p>fěrš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lixom</text:p>
          </table:table-cell>
          <table:table-cell office:value-type="string">
            <text:p>felix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lixo</text:p>
          </table:table-cell>
          <table:table-cell office:value-type="string">
            <text:p>felix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lixej</text:p>
          </table:table-cell>
          <table:table-cell office:value-type="string">
            <text:p>felix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lixa</text:p>
          </table:table-cell>
          <table:table-cell office:value-type="string">
            <text:p>felix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lirej</text:p>
          </table:table-cell>
          <table:table-cell office:value-type="string">
            <text:p>felir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pangelion</text:p>
          </table:table-cell>
          <table:table-cell office:value-type="string">
            <text:p>evpangel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angelizty</text:p>
          </table:table-cell>
          <table:table-cell office:value-type="string">
            <text:p>evangeliz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utychus</text:p>
          </table:table-cell>
          <table:table-cell office:value-type="string">
            <text:p>eutych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uroklidon</text:p>
          </table:table-cell>
          <table:table-cell office:value-type="string">
            <text:p>euroklid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azta</text:p>
          </table:table-cell>
          <table:table-cell office:value-type="string">
            <text:p>eraz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kurzkich</text:p>
          </table:table-cell>
          <table:table-cell office:value-type="string">
            <text:p>epikur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hezizzy</text:p>
          </table:table-cell>
          <table:table-cell office:value-type="string">
            <text:p>ephez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hezizkeho</text:p>
          </table:table-cell>
          <table:table-cell office:value-type="string">
            <text:p>ephezi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easu</text:p>
          </table:table-cell>
          <table:table-cell office:value-type="string">
            <text:p>enea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easa</text:p>
          </table:table-cell>
          <table:table-cell office:value-type="string">
            <text:p>enea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imas</text:p>
          </table:table-cell>
          <table:table-cell office:value-type="string">
            <text:p>elim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amitizzy</text:p>
          </table:table-cell>
          <table:table-cell office:value-type="string">
            <text:p>elamit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giptowzki</text:p>
          </table:table-cell>
          <table:table-cell office:value-type="string">
            <text:p>egiptow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om</text:p>
          </table:table-cell>
          <table:table-cell office:value-type="string">
            <text:p>dźi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ami</text:p>
          </table:table-cell>
          <table:table-cell office:value-type="string">
            <text:p>dźiw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ajće</text:p>
          </table:table-cell>
          <table:table-cell office:value-type="string">
            <text:p>dźiw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aće</text:p>
          </table:table-cell>
          <table:table-cell office:value-type="string">
            <text:p>dźiw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eštaj</text:p>
          </table:table-cell>
          <table:table-cell office:value-type="string">
            <text:p>dźerž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ałaj</text:p>
          </table:table-cell>
          <table:table-cell office:value-type="string">
            <text:p>dźerž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nsnišim</text:p>
          </table:table-cell>
          <table:table-cell office:value-type="string">
            <text:p>dźensniš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nsniši</text:p>
          </table:table-cell>
          <table:table-cell office:value-type="string">
            <text:p>dźensni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nsnišeje</text:p>
          </table:table-cell>
          <table:table-cell office:value-type="string">
            <text:p>dźensniš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nsnišeho</text:p>
          </table:table-cell>
          <table:table-cell office:value-type="string">
            <text:p>dźensniš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łu</text:p>
          </table:table-cell>
          <table:table-cell office:value-type="string">
            <text:p>dźěł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le</text:p>
          </table:table-cell>
          <table:table-cell office:value-type="string">
            <text:p>dźě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lachu</text:p>
          </table:table-cell>
          <table:table-cell office:value-type="string">
            <text:p>dźěl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łaćerjam</text:p>
          </table:table-cell>
          <table:table-cell office:value-type="string">
            <text:p>dźěłaćerj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ćimi</text:p>
          </table:table-cell>
          <table:table-cell office:value-type="string">
            <text:p>dźěć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ch</text:p>
          </table:table-cell>
          <table:table-cell office:value-type="string">
            <text:p>dźě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akom</text:p>
          </table:table-cell>
          <table:table-cell office:value-type="string">
            <text:p>dźa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achmy</text:p>
          </table:table-cell>
          <table:table-cell office:value-type="string">
            <text:p>dź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źli</text:p>
          </table:table-cell>
          <table:table-cell office:value-type="string">
            <text:p>dyź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rili</text:p>
          </table:table-cell>
          <table:table-cell office:value-type="string">
            <text:p>dyr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rić</text:p>
          </table:table-cell>
          <table:table-cell office:value-type="string">
            <text:p>dyr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mowu</text:p>
          </table:table-cell>
          <table:table-cell office:value-type="string">
            <text:p>dym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wójnikow</text:p>
          </table:table-cell>
          <table:table-cell office:value-type="string">
            <text:p>dwój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rjam</text:p>
          </table:table-cell>
          <table:table-cell office:value-type="string">
            <text:p>durj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rjach</text:p>
          </table:table-cell>
          <table:table-cell office:value-type="string">
            <text:p>dur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ješe</text:p>
          </table:table-cell>
          <table:table-cell office:value-type="string">
            <text:p>du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uzillu</text:p>
          </table:table-cell>
          <table:table-cell office:value-type="string">
            <text:p>druzil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ohu</text:p>
          </table:table-cell>
          <table:table-cell office:value-type="string">
            <text:p>dro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ohemu</text:p>
          </table:table-cell>
          <table:table-cell office:value-type="string">
            <text:p>droh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oha</text:p>
          </table:table-cell>
          <table:table-cell office:value-type="string">
            <text:p>dro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oba</text:p>
          </table:table-cell>
          <table:table-cell office:value-type="string">
            <text:p>dro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ěmaju</text:p>
          </table:table-cell>
          <table:table-cell office:value-type="string">
            <text:p>drěm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ojny</text:p>
          </table:table-cell>
          <table:table-cell office:value-type="string">
            <text:p>doztoj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wši</text:p>
          </table:table-cell>
          <table:table-cell office:value-type="string">
            <text:p>dozt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ty</text:p>
          </table:table-cell>
          <table:table-cell office:value-type="string">
            <text:p>dozt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chu</text:p>
          </table:table-cell>
          <table:table-cell office:value-type="string">
            <text:p>dozt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ch</text:p>
          </table:table-cell>
          <table:table-cell office:value-type="string">
            <text:p>doz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sahnuć</text:p>
          </table:table-cell>
          <table:table-cell office:value-type="string">
            <text:p>dosah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ušćił</text:p>
          </table:table-cell>
          <table:table-cell office:value-type="string">
            <text:p>dopuš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ili</text:p>
          </table:table-cell>
          <table:table-cell office:value-type="string">
            <text:p>dopjel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ita</text:p>
          </table:table-cell>
          <table:table-cell office:value-type="string">
            <text:p>dopjei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om</text:p>
          </table:table-cell>
          <table:table-cell office:value-type="string">
            <text:p>dom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jazych</text:p>
          </table:table-cell>
          <table:table-cell office:value-type="string">
            <text:p>domja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łhozć</text:p>
          </table:table-cell>
          <table:table-cell office:value-type="string">
            <text:p>dołh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ł</text:p>
          </table:table-cell>
          <table:table-cell office:value-type="string">
            <text:p>d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eli</text:p>
          </table:table-cell>
          <table:table-cell office:value-type="string">
            <text:p>dokonj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a</text:p>
          </table:table-cell>
          <table:table-cell office:value-type="string">
            <text:p>doko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achu</text:p>
          </table:table-cell>
          <table:table-cell office:value-type="string">
            <text:p>dokon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achmy</text:p>
          </table:table-cell>
          <table:table-cell office:value-type="string">
            <text:p>dokonj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čakachu</text:p>
          </table:table-cell>
          <table:table-cell office:value-type="string">
            <text:p>dočak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tka</text:p>
          </table:table-cell>
          <table:table-cell office:value-type="string">
            <text:p>dobyt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oty</text:p>
          </table:table-cell>
          <table:table-cell office:value-type="string">
            <text:p>dobro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otu</text:p>
          </table:table-cell>
          <table:table-cell office:value-type="string">
            <text:p>dobro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oćiwje</text:p>
          </table:table-cell>
          <table:table-cell office:value-type="string">
            <text:p>dobroći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lěješe</text:p>
          </table:table-cell>
          <table:table-cell office:value-type="string">
            <text:p>dlě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jes</text:p>
          </table:table-cell>
          <table:table-cell office:value-type="string">
            <text:p>dj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jabołzke</text:p>
          </table:table-cell>
          <table:table-cell office:value-type="string">
            <text:p>djaboł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onizius</text:p>
          </table:table-cell>
          <table:table-cell office:value-type="string">
            <text:p>dioniz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any</text:p>
          </table:table-cell>
          <table:table-cell office:value-type="string">
            <text:p>di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anu</text:p>
          </table:table-cell>
          <table:table-cell office:value-type="string">
            <text:p>dia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anje</text:p>
          </table:table-cell>
          <table:table-cell office:value-type="string">
            <text:p>di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zkach</text:p>
          </table:table-cell>
          <table:table-cell office:value-type="string">
            <text:p>dez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šća</text:p>
          </table:table-cell>
          <table:table-cell office:value-type="string">
            <text:p>deš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ěnk</text:p>
          </table:table-cell>
          <table:table-cell office:value-type="string">
            <text:p>dě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ekach</text:p>
          </table:table-cell>
          <table:table-cell office:value-type="string">
            <text:p>dele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towu</text:p>
          </table:table-cell>
          <table:table-cell office:value-type="string">
            <text:p>davit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tej</text:p>
          </table:table-cell>
          <table:table-cell office:value-type="string">
            <text:p>davi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štaj</text:p>
          </table:table-cell>
          <table:table-cell office:value-type="string">
            <text:p>d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pvita</text:p>
          </table:table-cell>
          <table:table-cell office:value-type="string">
            <text:p>dapvi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mazkonej</text:p>
          </table:table-cell>
          <table:table-cell office:value-type="string">
            <text:p>damazko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maris</text:p>
          </table:table-cell>
          <table:table-cell office:value-type="string">
            <text:p>damar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ła</text:p>
          </table:table-cell>
          <table:table-cell office:value-type="string">
            <text:p>d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wilowali</text:p>
          </table:table-cell>
          <table:table-cell office:value-type="string">
            <text:p>čwil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rjewa</text:p>
          </table:table-cell>
          <table:table-cell office:value-type="string">
            <text:p>črje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rijowe</text:p>
          </table:table-cell>
          <table:table-cell office:value-type="string">
            <text:p>črij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opłoty</text:p>
          </table:table-cell>
          <table:table-cell office:value-type="string">
            <text:p>ćopło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omnikow</text:p>
          </table:table-cell>
          <table:table-cell office:value-type="string">
            <text:p>čom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ołnizy</text:p>
          </table:table-cell>
          <table:table-cell office:value-type="string">
            <text:p>čoł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ołmik</text:p>
          </table:table-cell>
          <table:table-cell office:value-type="string">
            <text:p>čołm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komaj</text:p>
          </table:table-cell>
          <table:table-cell office:value-type="string">
            <text:p>člowjeko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kach</text:p>
          </table:table-cell>
          <table:table-cell office:value-type="string">
            <text:p>člowje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cżnymaj</text:p>
          </table:table-cell>
          <table:table-cell office:value-type="string">
            <text:p>člowjecżny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čny</text:p>
          </table:table-cell>
          <table:table-cell office:value-type="string">
            <text:p>člowječ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čnu</text:p>
          </table:table-cell>
          <table:table-cell office:value-type="string">
            <text:p>člowječ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ózkeho</text:p>
          </table:table-cell>
          <table:table-cell office:value-type="string">
            <text:p>čloró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zkać</text:p>
          </table:table-cell>
          <table:table-cell office:value-type="string">
            <text:p>ćiz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zćić</text:p>
          </table:table-cell>
          <table:table-cell office:value-type="string">
            <text:p>čiz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snychu</text:p>
          </table:table-cell>
          <table:table-cell office:value-type="string">
            <text:p>ćis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jenych</text:p>
          </table:table-cell>
          <table:table-cell office:value-type="string">
            <text:p>činj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zyštaj</text:p>
          </table:table-cell>
          <table:table-cell office:value-type="string">
            <text:p>chzy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zych</text:p>
          </table:table-cell>
          <table:table-cell office:value-type="string">
            <text:p>ch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ius</text:p>
          </table:table-cell>
          <table:table-cell office:value-type="string">
            <text:p>ch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iba-li</text:p>
          </table:table-cell>
          <table:table-cell office:value-type="string">
            <text:p>chiba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ldejzkeho</text:p>
          </table:table-cell>
          <table:table-cell office:value-type="string">
            <text:p>chaldej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žke</text:p>
          </table:table-cell>
          <table:table-cell office:value-type="string">
            <text:p>ćež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sne</text:p>
          </table:table-cell>
          <table:table-cell office:value-type="string">
            <text:p>čes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slow</text:p>
          </table:table-cell>
          <table:table-cell office:value-type="string">
            <text:p>ćěsl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ŕwjow</text:p>
          </table:table-cell>
          <table:table-cell office:value-type="string">
            <text:p>čeŕw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ŕwjenym</text:p>
          </table:table-cell>
          <table:table-cell office:value-type="string">
            <text:p>čeŕwj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ŕwjenu</text:p>
          </table:table-cell>
          <table:table-cell office:value-type="string">
            <text:p>čeŕwj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ŕpićma</text:p>
          </table:table-cell>
          <table:table-cell office:value-type="string">
            <text:p>ćeŕpić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rješe</text:p>
          </table:table-cell>
          <table:table-cell office:value-type="string">
            <text:p>ćěr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mnozćekswětłu</text:p>
          </table:table-cell>
          <table:table-cell office:value-type="string">
            <text:p>ćěmnozćekswětł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łu</text:p>
          </table:table-cell>
          <table:table-cell office:value-type="string">
            <text:p>ćěł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lo</text:p>
          </table:table-cell>
          <table:table-cell office:value-type="string">
            <text:p>ćel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le</text:p>
          </table:table-cell>
          <table:table-cell office:value-type="string">
            <text:p>ćě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knuštaj</text:p>
          </table:table-cell>
          <table:table-cell office:value-type="string">
            <text:p>ćeknu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knuł</text:p>
          </table:table-cell>
          <table:table-cell office:value-type="string">
            <text:p>ćek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kli</text:p>
          </table:table-cell>
          <table:table-cell office:value-type="string">
            <text:p>ćek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hnjene</text:p>
          </table:table-cell>
          <table:table-cell office:value-type="string">
            <text:p>ćeh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hń</text:p>
          </table:table-cell>
          <table:table-cell office:value-type="string">
            <text:p>ćeh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sach</text:p>
          </table:table-cell>
          <table:table-cell office:value-type="string">
            <text:p>čas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kanja</text:p>
          </table:table-cell>
          <table:table-cell office:value-type="string">
            <text:p>čak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kali</text:p>
          </table:table-cell>
          <table:table-cell office:value-type="string">
            <text:p>čak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kaće</text:p>
          </table:table-cell>
          <table:table-cell office:value-type="string">
            <text:p>čak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dlimy</text:p>
          </table:table-cell>
          <table:table-cell office:value-type="string">
            <text:p>bydl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dlić</text:p>
          </table:table-cell>
          <table:table-cell office:value-type="string">
            <text:p>bydl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dli</text:p>
          </table:table-cell>
          <table:table-cell office:value-type="string">
            <text:p>byd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dlazych</text:p>
          </table:table-cell>
          <table:table-cell office:value-type="string">
            <text:p>bydla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blachu</text:p>
          </table:table-cell>
          <table:table-cell office:value-type="string">
            <text:p>bybl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string">
            <text:p>bu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dźemy</text:p>
          </table:table-cell>
          <table:table-cell office:value-type="string">
            <text:p>budź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dźemój</text:p>
          </table:table-cell>
          <table:table-cell office:value-type="string">
            <text:p>budźemó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johu</text:p>
          </table:table-cell>
          <table:table-cell office:value-type="string">
            <text:p>brjo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ěmjenja</text:p>
          </table:table-cell>
          <table:table-cell office:value-type="string">
            <text:p>brěm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lozće</text:p>
          </table:table-cell>
          <table:table-cell office:value-type="string">
            <text:p>bol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ójztwo</text:p>
          </table:table-cell>
          <table:table-cell office:value-type="string">
            <text:p>bój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ozći</text:p>
          </table:table-cell>
          <table:table-cell office:value-type="string">
            <text:p>boj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iće</text:p>
          </table:table-cell>
          <table:table-cell office:value-type="string">
            <text:p>boj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i</text:p>
          </table:table-cell>
          <table:table-cell office:value-type="string">
            <text:p>bo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achmy</text:p>
          </table:table-cell>
          <table:table-cell office:value-type="string">
            <text:p>boj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owu</text:p>
          </table:table-cell>
          <table:table-cell office:value-type="string">
            <text:p>boh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otojo</text:p>
          </table:table-cell>
          <table:table-cell office:value-type="string">
            <text:p>bohot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ojo</text:p>
          </table:table-cell>
          <table:table-cell office:value-type="string">
            <text:p>boh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bojaznych</text:p>
          </table:table-cell>
          <table:table-cell office:value-type="string">
            <text:p>bohabojaz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bojazne</text:p>
          </table:table-cell>
          <table:table-cell office:value-type="string">
            <text:p>bohabojaz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bojazna</text:p>
          </table:table-cell>
          <table:table-cell office:value-type="string">
            <text:p>bohabojaz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ižšemu</text:p>
          </table:table-cell>
          <table:table-cell office:value-type="string">
            <text:p>bližš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izkich</text:p>
          </table:table-cell>
          <table:table-cell office:value-type="string">
            <text:p>bli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idam</text:p>
          </table:table-cell>
          <table:table-cell office:value-type="string">
            <text:p>blid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azta</text:p>
          </table:table-cell>
          <table:table-cell office:value-type="string">
            <text:p>błaz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aznozći</text:p>
          </table:table-cell>
          <table:table-cell office:value-type="string">
            <text:p>błaz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azniza</text:p>
          </table:table-cell>
          <table:table-cell office:value-type="string">
            <text:p>błazni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azniš</text:p>
          </table:table-cell>
          <table:table-cell office:value-type="string">
            <text:p>błazn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jerješe</text:p>
          </table:table-cell>
          <table:table-cell office:value-type="string">
            <text:p>bjer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zkopztwo</text:p>
          </table:table-cell>
          <table:table-cell office:value-type="string">
            <text:p>bizkop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zkopow</text:p>
          </table:table-cell>
          <table:table-cell office:value-type="string">
            <text:p>bizkop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ty</text:p>
          </table:table-cell>
          <table:table-cell office:value-type="string">
            <text:p>b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thinizku</text:p>
          </table:table-cell>
          <table:table-cell office:value-type="string">
            <text:p>bithini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thinizkej</text:p>
          </table:table-cell>
          <table:table-cell office:value-type="string">
            <text:p>bithin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rtelam</text:p>
          </table:table-cell>
          <table:table-cell office:value-type="string">
            <text:p>běrtel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roy</text:p>
          </table:table-cell>
          <table:table-cell office:value-type="string">
            <text:p>bero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njaminoweho</text:p>
          </table:table-cell>
          <table:table-cell office:value-type="string">
            <text:p>benjamin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lena</text:p>
          </table:table-cell>
          <table:table-cell office:value-type="string">
            <text:p>bě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hachu</text:p>
          </table:table-cell>
          <table:table-cell office:value-type="string">
            <text:p>běh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dnym</text:p>
          </table:table-cell>
          <table:table-cell office:value-type="string">
            <text:p>běd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trom</text:p>
          </table:table-cell>
          <table:table-cell office:value-type="string">
            <text:p>bart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nabasowej</text:p>
          </table:table-cell>
          <table:table-cell office:value-type="string">
            <text:p>barnabaso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-jezus</text:p>
          </table:table-cell>
          <table:table-cell office:value-type="string">
            <text:p>bar-jez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bilon</text:p>
          </table:table-cell>
          <table:table-cell office:value-type="string">
            <text:p>babil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zizka</text:p>
          </table:table-cell>
          <table:table-cell office:value-type="string">
            <text:p>azi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zdodźe</text:p>
          </table:table-cell>
          <table:table-cell office:value-type="string">
            <text:p>azdo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wónma</text:p>
          </table:table-cell>
          <table:table-cell office:value-type="string">
            <text:p>awón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wona</text:p>
          </table:table-cell>
          <table:table-cell office:value-type="string">
            <text:p>aw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talije</text:p>
          </table:table-cell>
          <table:table-cell office:value-type="string">
            <text:p>attali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onje</text:p>
          </table:table-cell>
          <table:table-cell office:value-type="string">
            <text:p>aso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onej</text:p>
          </table:table-cell>
          <table:table-cell office:value-type="string">
            <text:p>aso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iztarcha</text:p>
          </table:table-cell>
          <table:table-cell office:value-type="string">
            <text:p>ariztarc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eopagusu</text:p>
          </table:table-cell>
          <table:table-cell office:value-type="string">
            <text:p>areopagu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eopagus</text:p>
          </table:table-cell>
          <table:table-cell office:value-type="string">
            <text:p>areopag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abizzy</text:p>
          </table:table-cell>
          <table:table-cell office:value-type="string">
            <text:p>arab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iusowemu</text:p>
          </table:table-cell>
          <table:table-cell office:value-type="string">
            <text:p>appiuso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olloniu</text:p>
          </table:table-cell>
          <table:table-cell office:value-type="string">
            <text:p>apolloni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ipatridy</text:p>
          </table:table-cell>
          <table:table-cell office:value-type="string">
            <text:p>antipatri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iochizkeje</text:p>
          </table:table-cell>
          <table:table-cell office:value-type="string">
            <text:p>antioch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iochizkeho</text:p>
          </table:table-cell>
          <table:table-cell office:value-type="string">
            <text:p>antiochi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phipoliu</text:p>
          </table:table-cell>
          <table:table-cell office:value-type="string">
            <text:p>amphipoli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os</text:p>
          </table:table-cell>
          <table:table-cell office:value-type="string">
            <text:p>am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</text:p>
          </table:table-cell>
          <table:table-cell office:value-type="string">
            <text:p>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feowy</text:p>
          </table:table-cell>
          <table:table-cell office:value-type="string">
            <text:p>alfe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xandrizku</text:p>
          </table:table-cell>
          <table:table-cell office:value-type="string">
            <text:p>alexandri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xandrizkich</text:p>
          </table:table-cell>
          <table:table-cell office:value-type="string">
            <text:p>alexandri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xandrizki</text:p>
          </table:table-cell>
          <table:table-cell office:value-type="string">
            <text:p>alexandri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xandra</text:p>
          </table:table-cell>
          <table:table-cell office:value-type="string">
            <text:p>alexand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randrizkej</text:p>
          </table:table-cell>
          <table:table-cell office:value-type="string">
            <text:p>alerandr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kwilu</text:p>
          </table:table-cell>
          <table:table-cell office:value-type="string">
            <text:p>akwi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hlaj</text:p>
          </table:table-cell>
          <table:table-cell office:value-type="string">
            <text:p>ahl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grippy</text:p>
          </table:table-cell>
          <table:table-cell office:value-type="string">
            <text:p>agripp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gabus</text:p>
          </table:table-cell>
          <table:table-cell office:value-type="string">
            <text:p>agab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riatizkim</text:p>
          </table:table-cell>
          <table:table-cell office:value-type="string">
            <text:p>adriati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ramitizkeje</text:p>
          </table:table-cell>
          <table:table-cell office:value-type="string">
            <text:p>adramit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hajzku</text:p>
          </table:table-cell>
          <table:table-cell office:value-type="string">
            <text:p>achaj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hajzkeje</text:p>
          </table:table-cell>
          <table:table-cell office:value-type="string">
            <text:p>achaj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hajzkej</text:p>
          </table:table-cell>
          <table:table-cell office:value-type="string">
            <text:p>achaj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rahamoweje</text:p>
          </table:table-cell>
          <table:table-cell office:value-type="string">
            <text:p>abraham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ronej</text:p>
          </table:table-cell>
          <table:table-cell office:value-type="string">
            <text:p>aaro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'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tab/>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sb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6">16.03.2025</text:date>, <text:time>19:14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16T19:14:05.85</dc:date>
    <meta:editing-duration>PT2H4M19S</meta:editing-duration>
    <meta:editing-cycles>19</meta:editing-cycles>
    <meta:generator>OpenOffice/4.1.11$Win32 OpenOffice.org_project/4111m1$Build-9808</meta:generator>
    <meta:document-statistic meta:table-count="1" meta:cell-count="6887" meta:object-count="0"/>
  </office:meta>
</office:document-meta>
</file>